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394c89" officeooo:paragraph-rsid="00394c89"/>
    </style:style>
    <style:style style:name="P2" style:family="paragraph" style:parent-style-name="Standard">
      <style:text-properties officeooo:rsid="003a0925" officeooo:paragraph-rsid="003a0925"/>
    </style:style>
    <style:style style:name="P3" style:family="paragraph" style:parent-style-name="Standard">
      <style:text-properties officeooo:rsid="003bde4c" officeooo:paragraph-rsid="003bde4c"/>
    </style:style>
    <style:style style:name="P4" style:family="paragraph" style:parent-style-name="Standard">
      <style:text-properties officeooo:rsid="0044723b" officeooo:paragraph-rsid="0044723b"/>
    </style:style>
    <style:style style:name="P5" style:family="paragraph" style:parent-style-name="Standard">
      <style:text-properties officeooo:rsid="005d04c7" officeooo:paragraph-rsid="005d04c7"/>
    </style:style>
    <style:style style:name="P6" style:family="paragraph" style:parent-style-name="Standard">
      <style:text-properties style:font-name="Courier New" fo:background-color="#dee7e5"/>
    </style:style>
    <style:style style:name="P7" style:family="paragraph" style:parent-style-name="Standard">
      <style:text-properties style:font-name="Courier New" officeooo:rsid="003bde4c" officeooo:paragraph-rsid="0080bdb4" fo:background-color="#dee7e5"/>
    </style:style>
    <style:style style:name="P8" style:family="paragraph" style:parent-style-name="Standard">
      <style:text-properties style:font-name="Courier New" officeooo:rsid="0060d67e" officeooo:paragraph-rsid="0060d67e"/>
    </style:style>
    <style:style style:name="P9" style:family="paragraph" style:parent-style-name="Standard">
      <style:text-properties style:font-name="Courier New" fo:font-size="10pt" officeooo:paragraph-rsid="007381bc" style:font-size-asian="10pt" style:font-size-complex="10pt"/>
    </style:style>
    <style:style style:name="P10" style:family="paragraph" style:parent-style-name="Standard">
      <style:text-properties style:font-name="Courier New" fo:font-size="10pt" officeooo:rsid="00a3411d" officeooo:paragraph-rsid="00a3411d" style:font-size-asian="10pt" style:font-size-complex="10pt"/>
    </style:style>
    <style:style style:name="P11" style:family="paragraph" style:parent-style-name="Standard">
      <style:text-properties style:font-name="Courier New" officeooo:rsid="007381bc" officeooo:paragraph-rsid="007381bc"/>
    </style:style>
    <style:style style:name="P12" style:family="paragraph" style:parent-style-name="Standard">
      <style:text-properties style:font-name="Courier New" officeooo:rsid="007381bc" officeooo:paragraph-rsid="0074b895"/>
    </style:style>
    <style:style style:name="P13" style:family="paragraph" style:parent-style-name="Standard">
      <style:text-properties style:font-name="Courier New" officeooo:rsid="0074b895" officeooo:paragraph-rsid="0074b895"/>
    </style:style>
    <style:style style:name="P14" style:family="paragraph" style:parent-style-name="Standard">
      <style:text-properties style:font-name="Courier New" officeooo:rsid="009e2e68" officeooo:paragraph-rsid="00a0ac58"/>
    </style:style>
    <style:style style:name="P15" style:family="paragraph" style:parent-style-name="Standard">
      <style:text-properties style:font-name="Courier New" style:text-underline-style="solid" style:text-underline-width="auto" style:text-underline-color="font-color" officeooo:rsid="00a8a9e2" officeooo:paragraph-rsid="00a8a9e2"/>
    </style:style>
    <style:style style:name="P16" style:family="paragraph" style:parent-style-name="Standard">
      <style:text-properties officeooo:paragraph-rsid="003b4096"/>
    </style:style>
    <style:style style:name="P17" style:family="paragraph" style:parent-style-name="Standard">
      <style:text-properties officeooo:rsid="00607f59" officeooo:paragraph-rsid="00607f59"/>
    </style:style>
    <style:style style:name="P18" style:family="paragraph" style:parent-style-name="Standard">
      <style:text-properties style:font-name="Liberation Serif" officeooo:rsid="0060d67e" officeooo:paragraph-rsid="006228d8"/>
    </style:style>
    <style:style style:name="P19" style:family="paragraph" style:parent-style-name="Standard">
      <style:text-properties style:font-name="Liberation Serif" officeooo:rsid="006228d8" officeooo:paragraph-rsid="006228d8"/>
    </style:style>
    <style:style style:name="P20" style:family="paragraph" style:parent-style-name="Standard">
      <style:text-properties style:font-name="Liberation Serif" officeooo:rsid="007381bc" officeooo:paragraph-rsid="0074b895"/>
    </style:style>
    <style:style style:name="P21" style:family="paragraph" style:parent-style-name="Standard">
      <style:text-properties style:font-name="Liberation Serif" officeooo:rsid="009e2e68" officeooo:paragraph-rsid="00a0ac58"/>
    </style:style>
    <style:style style:name="P22" style:family="paragraph" style:parent-style-name="Standard">
      <style:text-properties style:font-name="Liberation Serif" officeooo:rsid="00a19bf7" officeooo:paragraph-rsid="00a19bf7"/>
    </style:style>
    <style:style style:name="P23" style:family="paragraph" style:parent-style-name="Standard">
      <style:text-properties style:font-name="Liberation Serif" officeooo:rsid="00a19bf7" officeooo:paragraph-rsid="00ab0dd6"/>
    </style:style>
    <style:style style:name="P24" style:family="paragraph" style:parent-style-name="Standard">
      <style:text-properties officeooo:rsid="006d7409" officeooo:paragraph-rsid="006d7409"/>
    </style:style>
    <style:style style:name="P25" style:family="paragraph" style:parent-style-name="Standard">
      <style:text-properties fo:font-weight="bold" officeooo:rsid="006d7409" officeooo:paragraph-rsid="006d7409" fo:background-color="#dee6ef" style:font-weight-asian="bold" style:font-weight-complex="bold"/>
    </style:style>
    <style:style style:name="P26" style:family="paragraph" style:parent-style-name="Standard">
      <style:text-properties fo:font-weight="bold" officeooo:rsid="007ffd0d" officeooo:paragraph-rsid="007ffd0d" fo:background-color="#dde8cb" style:font-weight-asian="bold" style:font-weight-complex="bold"/>
    </style:style>
    <style:style style:name="P27" style:family="paragraph" style:parent-style-name="Standard">
      <style:text-properties fo:font-weight="normal" officeooo:rsid="00711914" officeooo:paragraph-rsid="00711914" style:font-weight-asian="normal" style:font-weight-complex="normal"/>
    </style:style>
    <style:style style:name="P28" style:family="paragraph" style:parent-style-name="Standard">
      <style:text-properties fo:font-weight="normal" officeooo:rsid="006d7409" officeooo:paragraph-rsid="006d7409" fo:background-color="#dee6ef" style:font-weight-asian="normal" style:font-weight-complex="normal"/>
    </style:style>
    <style:style style:name="P29" style:family="paragraph" style:parent-style-name="Standard">
      <style:text-properties officeooo:paragraph-rsid="006d7409"/>
    </style:style>
    <style:style style:name="P30" style:family="paragraph" style:parent-style-name="Standard">
      <style:text-properties officeooo:rsid="006d7409" officeooo:paragraph-rsid="006d7409" fo:background-color="#dee6ef"/>
    </style:style>
    <style:style style:name="P31" style:family="paragraph" style:parent-style-name="Standard">
      <style:text-properties officeooo:rsid="007381bc" officeooo:paragraph-rsid="007381bc"/>
    </style:style>
    <style:style style:name="P32" style:family="paragraph" style:parent-style-name="Standard">
      <style:text-properties officeooo:paragraph-rsid="00793a6d"/>
    </style:style>
    <style:style style:name="P33" style:family="paragraph" style:parent-style-name="Standard">
      <style:text-properties style:text-position="0% 100%" fo:font-size="12pt" fo:font-weight="normal" officeooo:rsid="0073217a" officeooo:paragraph-rsid="0073217a" style:font-size-asian="10.5pt" style:font-weight-asian="normal" style:font-size-complex="12pt" style:font-weight-complex="normal"/>
    </style:style>
    <style:style style:name="P34" style:family="paragraph" style:parent-style-name="Standard">
      <style:text-properties style:text-position="0% 100%" fo:font-size="12pt" fo:font-weight="normal" officeooo:rsid="00711914" officeooo:paragraph-rsid="0073217a" fo:background-color="#dee6ef" style:font-size-asian="10.5pt" style:font-weight-asian="normal" style:font-size-complex="12pt" style:font-weight-complex="normal"/>
    </style:style>
    <style:style style:name="P35" style:family="paragraph" style:parent-style-name="Standard">
      <style:text-properties style:text-position="0% 100%" fo:font-size="12pt" fo:font-weight="normal" officeooo:rsid="00711914" officeooo:paragraph-rsid="0086322c" fo:background-color="#dee6ef" style:font-size-asian="10.5pt" style:font-weight-asian="normal" style:font-size-complex="12pt" style:font-weight-complex="normal"/>
    </style:style>
    <style:style style:name="P36" style:family="paragraph" style:parent-style-name="Standard">
      <style:text-properties style:text-position="0% 100%" fo:font-size="12pt" fo:font-weight="normal" officeooo:rsid="0086322c" officeooo:paragraph-rsid="0086322c" fo:background-color="#dee6ef" style:font-size-asian="10.5pt" style:font-weight-asian="normal" style:font-size-complex="12pt" style:font-weight-complex="normal"/>
    </style:style>
    <style:style style:name="P37" style:family="paragraph" style:parent-style-name="Standard">
      <style:text-properties style:text-position="0% 100%" fo:font-size="12pt" fo:font-weight="normal" officeooo:rsid="008f9a16" officeooo:paragraph-rsid="008f9a16" fo:background-color="#dee6ef" style:font-size-asian="10.5pt" style:font-weight-asian="normal" style:font-size-complex="12pt" style:font-weight-complex="normal"/>
    </style:style>
    <style:style style:name="P38" style:family="paragraph" style:parent-style-name="Standard">
      <style:text-properties style:text-position="0% 100%" fo:font-size="12pt" fo:font-weight="normal" officeooo:rsid="0086322c" officeooo:paragraph-rsid="0086322c" fo:background-color="transparent" style:font-size-asian="10.5pt" style:font-weight-asian="normal" style:font-size-complex="12pt" style:font-weight-complex="normal"/>
    </style:style>
    <style:style style:name="P39" style:family="paragraph" style:parent-style-name="Standard">
      <style:text-properties style:text-position="0% 100%" fo:font-size="12pt" fo:font-weight="normal" officeooo:rsid="008f9a16" officeooo:paragraph-rsid="008f9a16" fo:background-color="transparent" style:font-size-asian="10.5pt" style:font-weight-asian="normal" style:font-size-complex="12pt" style:font-weight-complex="normal"/>
    </style:style>
    <style:style style:name="P40" style:family="paragraph" style:parent-style-name="Standard">
      <style:text-properties fo:font-size="10pt" officeooo:rsid="00793a6d" officeooo:paragraph-rsid="00793a6d" style:font-size-asian="8.75pt" style:font-size-complex="10pt"/>
    </style:style>
    <style:style style:name="P41" style:family="paragraph" style:parent-style-name="Standard">
      <style:text-properties fo:font-size="10pt" officeooo:rsid="00793a6d" officeooo:paragraph-rsid="0082c512" style:font-size-asian="8.75pt" style:font-size-complex="10pt"/>
    </style:style>
    <style:style style:name="P42" style:family="paragraph" style:parent-style-name="Standard">
      <style:text-properties fo:font-size="10pt" fo:font-weight="bold" officeooo:rsid="00793a6d" officeooo:paragraph-rsid="00793a6d" style:font-size-asian="8.75pt" style:font-weight-asian="bold" style:font-size-complex="10pt" style:font-weight-complex="bold"/>
    </style:style>
    <style:style style:name="P43" style:family="paragraph" style:parent-style-name="Standard">
      <style:text-properties fo:font-size="10pt" fo:font-weight="bold" officeooo:rsid="00793a6d" officeooo:paragraph-rsid="0098f05d" style:font-size-asian="8.75pt" style:font-weight-asian="bold" style:font-size-complex="10pt" style:font-weight-complex="bold"/>
    </style:style>
    <style:style style:name="P44" style:family="paragraph" style:parent-style-name="Standard">
      <style:text-properties style:text-underline-style="solid" style:text-underline-width="auto" style:text-underline-color="font-color" officeooo:rsid="006d7409" officeooo:paragraph-rsid="006d7409"/>
    </style:style>
    <style:style style:name="P45" style:family="paragraph" style:parent-style-name="Standard">
      <style:text-properties style:text-underline-style="solid" style:text-underline-width="auto" style:text-underline-color="font-color" officeooo:rsid="007ffd0d" officeooo:paragraph-rsid="007ffd0d"/>
    </style:style>
    <style:style style:name="P46" style:family="paragraph" style:parent-style-name="Standard">
      <style:text-properties style:text-underline-style="solid" style:text-underline-width="auto" style:text-underline-color="font-color" officeooo:rsid="00a4d015" officeooo:paragraph-rsid="00a4d015"/>
    </style:style>
    <style:style style:name="P47" style:family="paragraph" style:parent-style-name="Standard">
      <style:text-properties officeooo:rsid="007ffd0d" officeooo:paragraph-rsid="007ffd0d"/>
    </style:style>
    <style:style style:name="P48" style:family="paragraph" style:parent-style-name="Standard">
      <style:text-properties officeooo:rsid="007ffd0d" officeooo:paragraph-rsid="007ffd0d" fo:background-color="#dde8cb"/>
    </style:style>
    <style:style style:name="P49" style:family="paragraph" style:parent-style-name="Standard">
      <style:text-properties officeooo:paragraph-rsid="005d04c7"/>
    </style:style>
    <style:style style:name="P50" style:family="paragraph" style:parent-style-name="Standard">
      <style:text-properties officeooo:rsid="00409c38" officeooo:paragraph-rsid="0080bdb4"/>
    </style:style>
    <style:style style:name="P51" style:family="paragraph" style:parent-style-name="Standard">
      <style:text-properties officeooo:paragraph-rsid="00409c38"/>
    </style:style>
    <style:style style:name="P52" style:family="paragraph" style:parent-style-name="Standard">
      <style:text-properties officeooo:paragraph-rsid="0060d67e"/>
    </style:style>
    <style:style style:name="P53" style:family="paragraph" style:parent-style-name="Standard">
      <style:text-properties fo:font-size="12pt" officeooo:rsid="00793a6d" officeooo:paragraph-rsid="00793a6d" style:font-size-asian="12pt" style:font-size-complex="12pt"/>
    </style:style>
    <style:style style:name="P54" style:family="paragraph" style:parent-style-name="Standard">
      <style:text-properties fo:font-size="12pt" fo:font-weight="bold" officeooo:rsid="00793a6d" officeooo:paragraph-rsid="0098f05d" style:font-size-asian="12pt" style:font-weight-asian="bold" style:font-size-complex="12pt" style:font-weight-complex="bold"/>
    </style:style>
    <style:style style:name="P55" style:family="paragraph" style:parent-style-name="Standard">
      <style:text-properties officeooo:rsid="0090faf4" officeooo:paragraph-rsid="0090faf4"/>
    </style:style>
    <style:style style:name="P56" style:family="paragraph" style:parent-style-name="Standard">
      <style:text-properties officeooo:rsid="0092cbc0" officeooo:paragraph-rsid="0092cbc0"/>
    </style:style>
    <style:style style:name="P57" style:family="paragraph" style:parent-style-name="Standard">
      <style:text-properties officeooo:rsid="0092d35f" officeooo:paragraph-rsid="0092d35f"/>
    </style:style>
    <style:style style:name="P58" style:family="paragraph" style:parent-style-name="Standard">
      <style:text-properties officeooo:rsid="00939495" officeooo:paragraph-rsid="00939495"/>
    </style:style>
    <style:style style:name="P59" style:family="paragraph" style:parent-style-name="Standard">
      <style:text-properties officeooo:rsid="0060d67e" officeooo:paragraph-rsid="0060d67e"/>
    </style:style>
    <style:style style:name="P60" style:family="paragraph" style:parent-style-name="Standard">
      <style:text-properties officeooo:paragraph-rsid="009a7554"/>
    </style:style>
    <style:style style:name="P61" style:family="paragraph" style:parent-style-name="Standard">
      <style:text-properties officeooo:rsid="011fdaf3" officeooo:paragraph-rsid="00a0ac58"/>
    </style:style>
    <style:style style:name="P62" style:family="paragraph" style:parent-style-name="Standard">
      <style:text-properties officeooo:rsid="009e2e68" officeooo:paragraph-rsid="009e2e68"/>
    </style:style>
    <style:style style:name="P63" style:family="paragraph" style:parent-style-name="Standard">
      <style:text-properties officeooo:rsid="009e2e68" officeooo:paragraph-rsid="00a0ac58"/>
    </style:style>
    <style:style style:name="P64" style:family="paragraph" style:parent-style-name="Standard">
      <style:text-properties officeooo:paragraph-rsid="009e2e68"/>
    </style:style>
    <style:style style:name="P65" style:family="paragraph" style:parent-style-name="Standard">
      <style:text-properties officeooo:rsid="009ff446" officeooo:paragraph-rsid="009e2e68"/>
    </style:style>
    <style:style style:name="P66" style:family="paragraph" style:parent-style-name="Standard">
      <style:text-properties officeooo:rsid="009ff446" officeooo:paragraph-rsid="009ff446"/>
    </style:style>
    <style:style style:name="P67" style:family="paragraph" style:parent-style-name="Standard">
      <style:text-properties officeooo:rsid="00a0ac58" officeooo:paragraph-rsid="00a0ac58"/>
    </style:style>
    <style:style style:name="P68" style:family="paragraph" style:parent-style-name="Standard">
      <style:text-properties officeooo:rsid="00a0ac58" officeooo:paragraph-rsid="00a19bf7"/>
    </style:style>
    <style:style style:name="P69" style:family="paragraph" style:parent-style-name="Standard">
      <style:text-properties officeooo:rsid="00a3411d" officeooo:paragraph-rsid="00a3411d"/>
    </style:style>
    <style:style style:name="P70" style:family="paragraph" style:parent-style-name="Standard">
      <style:text-properties officeooo:paragraph-rsid="00a3411d"/>
    </style:style>
    <style:style style:name="P71" style:family="paragraph" style:parent-style-name="Standard">
      <style:text-properties officeooo:rsid="00a4d015" officeooo:paragraph-rsid="00a4d015"/>
    </style:style>
    <style:style style:name="P72" style:family="paragraph" style:parent-style-name="Standard">
      <style:text-properties officeooo:paragraph-rsid="00a8a9e2"/>
    </style:style>
    <style:style style:name="P73" style:family="paragraph" style:parent-style-name="Text_20_body">
      <style:text-properties officeooo:rsid="001bc3d5" officeooo:paragraph-rsid="001bc3d5"/>
    </style:style>
    <style:style style:name="P74" style:family="paragraph" style:parent-style-name="Text_20_body">
      <style:text-properties officeooo:rsid="002065c7" officeooo:paragraph-rsid="002065c7"/>
    </style:style>
    <style:style style:name="P75" style:family="paragraph" style:parent-style-name="Text_20_body">
      <style:text-properties officeooo:rsid="002362d5" officeooo:paragraph-rsid="002362d5"/>
    </style:style>
    <style:style style:name="P76" style:family="paragraph" style:parent-style-name="Text_20_body">
      <style:text-properties officeooo:paragraph-rsid="0024a3ae"/>
    </style:style>
    <style:style style:name="P77" style:family="paragraph" style:parent-style-name="Text_20_body">
      <style:text-properties officeooo:rsid="00266634" officeooo:paragraph-rsid="00266634"/>
    </style:style>
    <style:style style:name="P78" style:family="paragraph" style:parent-style-name="Text_20_body">
      <style:text-properties officeooo:rsid="00266634" officeooo:paragraph-rsid="00276a35"/>
    </style:style>
    <style:style style:name="P79" style:family="paragraph" style:parent-style-name="Text_20_body">
      <style:text-properties fo:font-style="italic" style:font-style-asian="italic" style:font-style-complex="italic"/>
    </style:style>
    <style:style style:name="P80" style:family="paragraph" style:parent-style-name="Text_20_body">
      <style:text-properties fo:font-style="normal" officeooo:rsid="00276a35" officeooo:paragraph-rsid="00276a35" style:font-style-asian="normal" style:font-style-complex="normal"/>
    </style:style>
    <style:style style:name="P81" style:family="paragraph" style:parent-style-name="Text_20_body">
      <style:text-properties officeooo:rsid="002a1a4b" officeooo:paragraph-rsid="002a1a4b"/>
    </style:style>
    <style:style style:name="P82" style:family="paragraph" style:parent-style-name="Text_20_body">
      <style:text-properties officeooo:rsid="002a1a4b" officeooo:paragraph-rsid="00ad1546"/>
    </style:style>
    <style:style style:name="P83" style:family="paragraph" style:parent-style-name="Text_20_body">
      <style:text-properties officeooo:paragraph-rsid="002a1a4b"/>
    </style:style>
    <style:style style:name="P84" style:family="paragraph" style:parent-style-name="Text_20_body">
      <style:text-properties officeooo:rsid="002c0a67" officeooo:paragraph-rsid="002c0a67"/>
    </style:style>
    <style:style style:name="P85" style:family="paragraph" style:parent-style-name="Text_20_body">
      <style:text-properties officeooo:paragraph-rsid="002c0a67"/>
    </style:style>
    <style:style style:name="P86" style:family="paragraph" style:parent-style-name="Text_20_body">
      <style:text-properties officeooo:rsid="002caea0" officeooo:paragraph-rsid="002caea0"/>
    </style:style>
    <style:style style:name="P87" style:family="paragraph" style:parent-style-name="Text_20_body">
      <style:text-properties officeooo:rsid="002caea0" officeooo:paragraph-rsid="003287d7"/>
    </style:style>
    <style:style style:name="P88" style:family="paragraph" style:parent-style-name="Text_20_body">
      <style:text-properties officeooo:rsid="002cbddc" officeooo:paragraph-rsid="002cbddc"/>
    </style:style>
    <style:style style:name="P89" style:family="paragraph" style:parent-style-name="Text_20_body">
      <style:text-properties officeooo:rsid="002f6bbc" officeooo:paragraph-rsid="002f6bbc"/>
    </style:style>
    <style:style style:name="P90" style:family="paragraph" style:parent-style-name="Text_20_body">
      <style:text-properties officeooo:paragraph-rsid="00303816"/>
    </style:style>
    <style:style style:name="P91" style:family="paragraph" style:parent-style-name="Text_20_body">
      <style:text-properties officeooo:rsid="00303816" officeooo:paragraph-rsid="00303816"/>
    </style:style>
    <style:style style:name="P92" style:family="paragraph" style:parent-style-name="Text_20_body">
      <style:text-properties officeooo:rsid="003068aa" officeooo:paragraph-rsid="003068aa"/>
    </style:style>
    <style:style style:name="P93" style:family="paragraph" style:parent-style-name="Text_20_body">
      <style:text-properties officeooo:rsid="00276a35" officeooo:paragraph-rsid="00276a35"/>
    </style:style>
    <style:style style:name="P94" style:family="paragraph" style:parent-style-name="Text_20_body">
      <style:text-properties officeooo:paragraph-rsid="001bc3d5"/>
    </style:style>
    <style:style style:name="P95" style:family="paragraph" style:parent-style-name="Text_20_body">
      <style:text-properties officeooo:rsid="0030f79a" officeooo:paragraph-rsid="0030f79a"/>
    </style:style>
    <style:style style:name="P96" style:family="paragraph" style:parent-style-name="Text_20_body">
      <style:text-properties officeooo:rsid="003452c1" officeooo:paragraph-rsid="003452c1"/>
    </style:style>
    <style:style style:name="P97" style:family="paragraph" style:parent-style-name="Text_20_body">
      <style:text-properties officeooo:rsid="0054235e" officeooo:paragraph-rsid="0054235e"/>
    </style:style>
    <style:style style:name="P98" style:family="paragraph" style:parent-style-name="Text_20_body">
      <style:text-properties officeooo:rsid="0054235e" officeooo:paragraph-rsid="00564cc2"/>
    </style:style>
    <style:style style:name="P99" style:family="paragraph" style:parent-style-name="Text_20_body">
      <style:text-properties officeooo:rsid="0054235e" officeooo:paragraph-rsid="00579c4e"/>
    </style:style>
    <style:style style:name="P100" style:family="paragraph" style:parent-style-name="Text_20_body">
      <style:text-properties officeooo:rsid="0054e55c" officeooo:paragraph-rsid="0054e55c"/>
    </style:style>
    <style:style style:name="P101" style:family="paragraph" style:parent-style-name="Text_20_body">
      <style:text-properties officeooo:rsid="0054e55c" officeooo:paragraph-rsid="00564cc2"/>
    </style:style>
    <style:style style:name="P102" style:family="paragraph" style:parent-style-name="Text_20_body">
      <style:text-properties officeooo:rsid="00595a91" officeooo:paragraph-rsid="00595a91"/>
    </style:style>
    <style:style style:name="P103" style:family="paragraph" style:parent-style-name="Text_20_body">
      <style:text-properties officeooo:rsid="00595a91" officeooo:paragraph-rsid="0092cbc0"/>
    </style:style>
    <style:style style:name="P104" style:family="paragraph" style:parent-style-name="Text_20_body">
      <style:text-properties officeooo:rsid="005fec45" officeooo:paragraph-rsid="005fec45"/>
    </style:style>
    <style:style style:name="P105" style:family="paragraph" style:parent-style-name="Text_20_body">
      <style:paragraph-properties style:line-height-at-least="0.0693in" fo:text-align="start" style:justify-single-word="false"/>
      <style:text-properties fo:color="#000000" style:font-name="Liberation Serif" fo:font-size="12pt" fo:language="en" fo:country="CA" officeooo:rsid="001bc3d5" officeooo:paragraph-rsid="001bc3d5" style:font-name-asian="Arial1" style:font-size-asian="12pt" style:font-name-complex="Arial1"/>
    </style:style>
    <style:style style:name="P106" style:family="paragraph" style:parent-style-name="Text_20_body">
      <style:text-properties officeooo:rsid="0064199c" officeooo:paragraph-rsid="0064199c"/>
    </style:style>
    <style:style style:name="P107" style:family="paragraph" style:parent-style-name="Text_20_body">
      <style:text-properties officeooo:paragraph-rsid="0064199c"/>
    </style:style>
    <style:style style:name="P108" style:family="paragraph" style:parent-style-name="Text_20_body">
      <style:text-properties style:font-name="Courier New" officeooo:rsid="0064199c" officeooo:paragraph-rsid="0064199c"/>
    </style:style>
    <style:style style:name="P109" style:family="paragraph" style:parent-style-name="Text_20_body">
      <style:text-properties style:font-name="Courier New" officeooo:rsid="0067e566" officeooo:paragraph-rsid="0067e566"/>
    </style:style>
    <style:style style:name="P110" style:family="paragraph" style:parent-style-name="Text_20_body">
      <style:text-properties style:font-name="Liberation Serif" officeooo:rsid="0064199c" officeooo:paragraph-rsid="0064199c"/>
    </style:style>
    <style:style style:name="P111" style:family="paragraph" style:parent-style-name="Text_20_body">
      <style:text-properties style:font-name="Liberation Serif" officeooo:rsid="0067e566" officeooo:paragraph-rsid="0067e566"/>
    </style:style>
    <style:style style:name="P112" style:family="paragraph" style:parent-style-name="Text_20_body">
      <style:text-properties officeooo:rsid="00661f30" officeooo:paragraph-rsid="00661f30"/>
    </style:style>
    <style:style style:name="P113" style:family="paragraph" style:parent-style-name="Text_20_body">
      <style:text-properties officeooo:paragraph-rsid="00661f30"/>
    </style:style>
    <style:style style:name="P114" style:family="paragraph" style:parent-style-name="Text_20_body">
      <style:text-properties officeooo:rsid="0067e566" officeooo:paragraph-rsid="0067e566"/>
    </style:style>
    <style:style style:name="P115" style:family="paragraph" style:parent-style-name="Text_20_body">
      <style:text-properties officeooo:rsid="006c3a83" officeooo:paragraph-rsid="006c3a83"/>
    </style:style>
    <style:style style:name="P116" style:family="paragraph" style:parent-style-name="Text_20_body">
      <style:text-properties officeooo:paragraph-rsid="006c6fd8"/>
    </style:style>
    <style:style style:name="P117" style:family="paragraph" style:parent-style-name="Text_20_body">
      <style:text-properties officeooo:paragraph-rsid="0074b895"/>
    </style:style>
    <style:style style:name="P118" style:family="paragraph" style:parent-style-name="Text_20_body">
      <style:text-properties officeooo:paragraph-rsid="00759e1c"/>
    </style:style>
    <style:style style:name="P119" style:family="paragraph" style:parent-style-name="Text_20_body">
      <style:text-properties officeooo:rsid="00777b6b" officeooo:paragraph-rsid="00777b6b"/>
    </style:style>
    <style:style style:name="P120" style:family="paragraph" style:parent-style-name="Text_20_body">
      <style:text-properties officeooo:rsid="00777b6b" officeooo:paragraph-rsid="0080d044"/>
    </style:style>
    <style:style style:name="P121" style:family="paragraph" style:parent-style-name="Text_20_body">
      <style:text-properties officeooo:paragraph-rsid="0078b7c6"/>
    </style:style>
    <style:style style:name="P122" style:family="paragraph" style:parent-style-name="Text_20_body">
      <style:text-properties officeooo:rsid="00595a91" officeooo:paragraph-rsid="00595a91" fo:background-color="transparent"/>
    </style:style>
    <style:style style:name="P123" style:family="paragraph" style:parent-style-name="Text_20_body">
      <style:text-properties officeooo:rsid="005b468a" officeooo:paragraph-rsid="005b468a" fo:background-color="transparent"/>
    </style:style>
    <style:style style:name="P124" style:family="paragraph" style:parent-style-name="Text_20_body">
      <style:text-properties style:text-underline-style="none" officeooo:rsid="0078b7c6" officeooo:paragraph-rsid="0078b7c6"/>
    </style:style>
    <style:style style:name="P125" style:family="paragraph" style:parent-style-name="Text_20_body">
      <style:text-properties officeooo:paragraph-rsid="0080d044"/>
    </style:style>
    <style:style style:name="P126" style:family="paragraph" style:parent-style-name="Text_20_body">
      <style:text-properties officeooo:paragraph-rsid="00978186"/>
    </style:style>
    <style:style style:name="P127" style:family="paragraph" style:parent-style-name="Text_20_body">
      <style:text-properties officeooo:rsid="00ab0dd6" officeooo:paragraph-rsid="00ab0dd6"/>
    </style:style>
    <style:style style:name="P128" style:family="paragraph" style:parent-style-name="Text_20_body">
      <style:text-properties officeooo:paragraph-rsid="00ae8703"/>
    </style:style>
    <style:style style:name="P129" style:family="paragraph" style:parent-style-name="Quotations">
      <style:text-properties fo:font-size="12pt" fo:font-style="italic" fo:background-color="#dee6ef" style:font-size-asian="12pt" style:font-style-asian="italic" style:font-size-complex="12pt" style:font-style-complex="italic"/>
    </style:style>
    <style:style style:name="P130" style:family="paragraph" style:parent-style-name="Text_20_body">
      <style:paragraph-properties fo:margin-left="0.4925in" fo:margin-right="0in" fo:text-indent="0in" style:auto-text-indent="false"/>
      <style:text-properties officeooo:rsid="003452c1" officeooo:paragraph-rsid="003452c1"/>
    </style:style>
    <style:style style:name="P131" style:family="paragraph" style:parent-style-name="Text_20_body">
      <style:paragraph-properties fo:margin-left="0.4925in" fo:margin-right="0in" fo:text-indent="0in" style:auto-text-indent="false"/>
      <style:text-properties officeooo:rsid="003452c1" officeooo:paragraph-rsid="00807655"/>
    </style:style>
    <style:style style:name="P132" style:family="paragraph" style:parent-style-name="Text_20_body">
      <style:paragraph-properties fo:margin-left="0.4925in" fo:margin-right="0in" fo:text-indent="0in" style:auto-text-indent="false"/>
      <style:text-properties officeooo:rsid="00360e45" officeooo:paragraph-rsid="00360e45"/>
    </style:style>
    <style:style style:name="P133" style:family="paragraph" style:parent-style-name="Standard">
      <style:paragraph-properties fo:margin-left="0.4925in" fo:margin-right="0in" fo:text-indent="0in" style:auto-text-indent="false"/>
      <style:text-properties officeooo:rsid="0090faf4" officeooo:paragraph-rsid="0090faf4"/>
    </style:style>
    <style:style style:name="P134" style:family="paragraph" style:parent-style-name="Standard">
      <style:paragraph-properties fo:margin-left="0.4925in" fo:margin-right="0in" fo:text-indent="0in" style:auto-text-indent="false"/>
      <style:text-properties style:font-name="Liberation Serif" fo:font-size="12pt" officeooo:rsid="0090faf4" officeooo:paragraph-rsid="0090faf4" style:font-size-asian="10.5pt" style:font-size-complex="12pt"/>
    </style:style>
    <style:style style:name="P135" style:family="paragraph" style:parent-style-name="Standard">
      <style:paragraph-properties fo:margin-left="0.4925in" fo:margin-right="0in" fo:text-indent="0in" style:auto-text-indent="false"/>
      <style:text-properties style:font-name="Liberation Serif" fo:font-size="12pt" officeooo:rsid="0091c167" officeooo:paragraph-rsid="0091c167" style:font-size-asian="10.5pt" style:font-size-complex="12pt"/>
    </style:style>
    <style:style style:name="P136" style:family="paragraph" style:parent-style-name="Standard">
      <style:paragraph-properties fo:margin-left="0.4925in" fo:margin-right="0in" fo:text-indent="0in" style:auto-text-indent="false"/>
      <style:text-properties style:font-name="Liberation Serif" fo:font-size="12pt" officeooo:rsid="0091c167" officeooo:paragraph-rsid="00920ac2" style:font-size-asian="10.5pt" style:font-size-complex="12pt"/>
    </style:style>
    <style:style style:name="P137" style:family="paragraph" style:parent-style-name="Standard">
      <style:paragraph-properties fo:margin-left="0.4925in" fo:margin-right="0in" fo:text-indent="0in" style:auto-text-indent="false"/>
      <style:text-properties style:font-name="Liberation Serif" fo:font-size="12pt" officeooo:rsid="00920ac2" officeooo:paragraph-rsid="00920ac2" style:font-size-asian="10.5pt" style:font-size-complex="12pt"/>
    </style:style>
    <style:style style:name="P138" style:family="paragraph" style:parent-style-name="Text_20_body">
      <style:paragraph-properties fo:margin-left="0in" fo:margin-right="0in" fo:text-indent="0in" style:auto-text-indent="false"/>
      <style:text-properties officeooo:rsid="00360e45" officeooo:paragraph-rsid="00360e45"/>
    </style:style>
    <style:style style:name="P139" style:family="paragraph" style:parent-style-name="Text_20_body">
      <style:paragraph-properties fo:margin-left="0in" fo:margin-right="0in" fo:text-indent="0in" style:auto-text-indent="false"/>
      <style:text-properties officeooo:paragraph-rsid="00360e45"/>
    </style:style>
    <style:style style:name="P140" style:family="paragraph" style:parent-style-name="Standard">
      <style:paragraph-properties fo:margin-left="0in" fo:margin-right="0in" fo:text-indent="0in" style:auto-text-indent="false"/>
      <style:text-properties style:font-name="Liberation Serif" fo:font-size="12pt" officeooo:rsid="0091c167" officeooo:paragraph-rsid="0091c167" style:font-size-asian="10.5pt" style:font-size-complex="12pt"/>
    </style:style>
    <style:style style:name="P141" style:family="paragraph" style:parent-style-name="Standard">
      <style:paragraph-properties fo:margin-left="0in" fo:margin-right="0in" fo:text-indent="0in" style:auto-text-indent="false"/>
      <style:text-properties style:font-name="Liberation Serif" fo:font-size="12pt" officeooo:rsid="0091c167" officeooo:paragraph-rsid="00920ac2" style:font-size-asian="10.5pt" style:font-size-complex="12pt"/>
    </style:style>
    <style:style style:name="P142" style:family="paragraph" style:parent-style-name="Standard">
      <style:paragraph-properties fo:margin-left="0in" fo:margin-right="0in" fo:text-indent="0in" style:auto-text-indent="false"/>
      <style:text-properties style:font-name="Liberation Serif" fo:font-size="12pt" officeooo:rsid="00920ac2" officeooo:paragraph-rsid="00920ac2" style:font-size-asian="10.5pt" style:font-size-complex="12pt"/>
    </style:style>
    <style:style style:name="P143" style:family="paragraph" style:parent-style-name="Standard">
      <style:paragraph-properties fo:margin-left="0in" fo:margin-right="0in" fo:text-indent="0in" style:auto-text-indent="false"/>
      <style:text-properties style:font-name="Liberation Serif" fo:font-size="12pt" officeooo:rsid="00920ac2" officeooo:paragraph-rsid="0092cbc0" style:font-size-asian="10.5pt" style:font-size-complex="12pt"/>
    </style:style>
    <style:style style:name="P144" style:family="paragraph" style:parent-style-name="Standard">
      <style:paragraph-properties fo:margin-left="0in" fo:margin-right="0in" fo:text-indent="0in" style:auto-text-indent="false"/>
      <style:text-properties style:font-name="Liberation Serif" fo:font-size="12pt" officeooo:rsid="0092cbc0" officeooo:paragraph-rsid="0092cbc0" style:font-size-asian="10.5pt" style:font-size-complex="12pt"/>
    </style:style>
    <style:style style:name="P145" style:family="paragraph" style:parent-style-name="Standard">
      <style:paragraph-properties fo:margin-left="0in" fo:margin-right="0in" fo:text-indent="0in" style:auto-text-indent="false"/>
      <style:text-properties style:font-name="Liberation Serif" fo:font-size="12pt" officeooo:rsid="009cc376" officeooo:paragraph-rsid="009cc376" style:font-size-asian="10.5pt" style:font-size-complex="12pt"/>
    </style:style>
    <style:style style:name="P146" style:family="paragraph" style:parent-style-name="Standard">
      <style:paragraph-properties fo:margin-left="0in" fo:margin-right="0in" fo:text-indent="0in" style:auto-text-indent="false"/>
      <style:text-properties style:font-name="Liberation Serif" fo:font-size="12pt" officeooo:rsid="00b0f85d" officeooo:paragraph-rsid="00b0f85d" style:font-size-asian="10.5pt" style:font-size-complex="12pt"/>
    </style:style>
    <style:style style:name="P147" style:family="paragraph" style:parent-style-name="Standard">
      <style:paragraph-properties fo:margin-left="0in" fo:margin-right="0in" fo:text-indent="0in" style:auto-text-indent="false"/>
      <style:text-properties style:font-name="Liberation Serif" fo:font-size="12pt" officeooo:rsid="00b2f50d" officeooo:paragraph-rsid="00b2f50d" style:font-size-asian="10.5pt" style:font-size-complex="12pt"/>
    </style:style>
    <style:style style:name="P148" style:family="paragraph" style:parent-style-name="Standard">
      <style:paragraph-properties fo:margin-left="0in" fo:margin-right="0in" fo:text-indent="0in" style:auto-text-indent="false"/>
      <style:text-properties officeooo:paragraph-rsid="0091c167"/>
    </style:style>
    <style:style style:name="P149" style:family="paragraph" style:parent-style-name="Standard">
      <style:paragraph-properties fo:break-before="page"/>
      <style:text-properties officeooo:rsid="0044723b" officeooo:paragraph-rsid="0044723b"/>
    </style:style>
    <style:style style:name="P150" style:family="paragraph" style:parent-style-name="Contents_20_1">
      <style:paragraph-properties>
        <style:tab-stops>
          <style:tab-stop style:position="6.9252in" style:type="right" style:leader-style="dotted" style:leader-text="."/>
        </style:tab-stops>
      </style:paragraph-properties>
    </style:style>
    <style:style style:name="P151" style:family="paragraph" style:parent-style-name="Contents_20_2">
      <style:paragraph-properties>
        <style:tab-stops>
          <style:tab-stop style:position="6.7283in" style:type="right" style:leader-style="dotted" style:leader-text="."/>
        </style:tab-stops>
      </style:paragraph-properties>
    </style:style>
    <style:style style:name="P152" style:family="paragraph" style:parent-style-name="Contents_20_3">
      <style:paragraph-properties>
        <style:tab-stops>
          <style:tab-stop style:position="6.5319in" style:type="right" style:leader-style="dotted" style:leader-text="."/>
        </style:tab-stops>
      </style:paragraph-properties>
    </style:style>
    <style:style style:name="P153" style:family="paragraph" style:parent-style-name="Contents_20_1">
      <style:paragraph-properties>
        <style:tab-stops>
          <style:tab-stop style:position="6.9252in" style:type="right" style:leader-style="dotted" style:leader-text="."/>
        </style:tab-stops>
      </style:paragraph-properties>
    </style:style>
    <style:style style:name="P154" style:family="paragraph" style:parent-style-name="Contents_20_2">
      <style:paragraph-properties>
        <style:tab-stops>
          <style:tab-stop style:position="6.7283in" style:type="right" style:leader-style="dotted" style:leader-text="."/>
        </style:tab-stops>
      </style:paragraph-properties>
    </style:style>
    <style:style style:name="P155" style:family="paragraph" style:parent-style-name="Contents_20_3">
      <style:paragraph-properties>
        <style:tab-stops>
          <style:tab-stop style:position="6.5319in" style:type="right" style:leader-style="dotted" style:leader-text="."/>
        </style:tab-stops>
      </style:paragraph-properties>
    </style:style>
    <style:style style:name="P156" style:family="paragraph" style:parent-style-name="Heading_20_1" style:list-style-name="">
      <style:text-properties officeooo:paragraph-rsid="00159a21"/>
    </style:style>
    <style:style style:name="P157" style:family="paragraph" style:parent-style-name="Heading_20_1">
      <style:text-properties officeooo:paragraph-rsid="001a2b7d"/>
    </style:style>
    <style:style style:name="P158" style:family="paragraph" style:parent-style-name="Heading_20_1">
      <style:text-properties officeooo:rsid="001bc3d5" officeooo:paragraph-rsid="001bc3d5"/>
    </style:style>
    <style:style style:name="P159" style:family="paragraph" style:parent-style-name="Heading_20_1">
      <style:text-properties officeooo:rsid="002065c7" officeooo:paragraph-rsid="002065c7"/>
    </style:style>
    <style:style style:name="P160" style:family="paragraph" style:parent-style-name="Heading_20_1">
      <style:text-properties officeooo:rsid="001d093f" officeooo:paragraph-rsid="001d093f"/>
    </style:style>
    <style:style style:name="P161" style:family="paragraph" style:parent-style-name="Heading_20_1">
      <style:text-properties officeooo:rsid="002a1a4b" officeooo:paragraph-rsid="002a1a4b"/>
    </style:style>
    <style:style style:name="P162" style:family="paragraph" style:parent-style-name="Heading_20_1">
      <style:text-properties officeooo:rsid="0030f79a" officeooo:paragraph-rsid="0030f79a"/>
    </style:style>
    <style:style style:name="P163" style:family="paragraph" style:parent-style-name="Heading_20_1" style:list-style-name="">
      <style:text-properties officeooo:rsid="00374ca1" officeooo:paragraph-rsid="00374ca1"/>
    </style:style>
    <style:style style:name="P164" style:family="paragraph" style:parent-style-name="Heading_20_1">
      <style:text-properties style:font-name="Arial" fo:font-size="17pt" fo:font-weight="bold" officeooo:rsid="00374ca1" officeooo:paragraph-rsid="00374ca1" style:font-size-asian="17pt" style:font-weight-asian="bold" style:font-name-complex="Arial"/>
    </style:style>
    <style:style style:name="P165" style:family="paragraph" style:parent-style-name="Heading_20_1">
      <style:text-properties officeooo:rsid="00607f59" officeooo:paragraph-rsid="00607f59"/>
    </style:style>
    <style:style style:name="P166" style:family="paragraph" style:parent-style-name="Heading_20_1">
      <style:text-properties officeooo:rsid="007381bc" officeooo:paragraph-rsid="007381bc"/>
    </style:style>
    <style:style style:name="P167" style:family="paragraph" style:parent-style-name="Heading_20_1">
      <style:text-properties officeooo:rsid="0074b895" officeooo:paragraph-rsid="0074b895"/>
    </style:style>
    <style:style style:name="P168" style:family="paragraph" style:parent-style-name="Heading_20_1">
      <style:text-properties officeooo:rsid="009e2e68" officeooo:paragraph-rsid="009e2e68"/>
    </style:style>
    <style:style style:name="P169" style:family="paragraph" style:parent-style-name="Heading_20_1">
      <style:paragraph-properties fo:text-align="center" style:justify-single-word="false"/>
      <style:text-properties officeooo:rsid="0090faf4" officeooo:paragraph-rsid="0090faf4"/>
    </style:style>
    <style:style style:name="P170" style:family="paragraph" style:parent-style-name="Heading_20_1" style:master-page-name="Standard">
      <style:paragraph-properties fo:text-align="start" style:justify-single-word="false" style:page-number="auto"/>
    </style:style>
    <style:style style:name="P171" style:family="paragraph" style:parent-style-name="Heading_20_1">
      <style:paragraph-properties fo:break-before="page"/>
    </style:style>
    <style:style style:name="P172" style:family="paragraph" style:parent-style-name="Heading_20_1">
      <style:paragraph-properties fo:break-before="page"/>
      <style:text-properties officeooo:paragraph-rsid="00159a21"/>
    </style:style>
    <style:style style:name="P173" style:family="paragraph" style:parent-style-name="Heading_20_1">
      <style:paragraph-properties fo:break-before="page"/>
      <style:text-properties officeooo:rsid="00374ca1" officeooo:paragraph-rsid="00374ca1"/>
    </style:style>
    <style:style style:name="P174" style:family="paragraph" style:parent-style-name="Heading_20_1">
      <style:paragraph-properties fo:break-before="page"/>
      <style:text-properties officeooo:rsid="0054235e" officeooo:paragraph-rsid="0054235e"/>
    </style:style>
    <style:style style:name="P175" style:family="paragraph" style:parent-style-name="Heading_20_1">
      <style:paragraph-properties fo:break-before="page"/>
      <style:text-properties style:font-name="Arial" fo:font-size="17pt" fo:font-weight="bold" officeooo:rsid="00711914" officeooo:paragraph-rsid="00711914" style:font-size-asian="17pt" style:font-weight-asian="bold" style:font-name-complex="Arial"/>
    </style:style>
    <style:style style:name="P176" style:family="paragraph" style:parent-style-name="Heading_20_2">
      <style:text-properties officeooo:rsid="00ab0dd6" officeooo:paragraph-rsid="00ab0dd6"/>
    </style:style>
    <style:style style:name="P177" style:family="paragraph" style:parent-style-name="Heading_20_2">
      <style:text-properties officeooo:rsid="002c0a67" officeooo:paragraph-rsid="002c0a67"/>
    </style:style>
    <style:style style:name="P178" style:family="paragraph" style:parent-style-name="Heading_20_2">
      <style:text-properties officeooo:rsid="00607f59" officeooo:paragraph-rsid="00607f59"/>
    </style:style>
    <style:style style:name="P179" style:family="paragraph" style:parent-style-name="Heading_20_2">
      <style:text-properties officeooo:rsid="0064199c" officeooo:paragraph-rsid="0064199c"/>
    </style:style>
    <style:style style:name="P180" style:family="paragraph" style:parent-style-name="Heading_20_2">
      <style:text-properties officeooo:rsid="00793a6d" officeooo:paragraph-rsid="00793a6d"/>
    </style:style>
    <style:style style:name="P181" style:family="paragraph" style:parent-style-name="Heading_20_2">
      <style:text-properties officeooo:rsid="00a0ac58" officeooo:paragraph-rsid="00a0ac58"/>
    </style:style>
    <style:style style:name="P182" style:family="paragraph" style:parent-style-name="Heading_20_3">
      <style:text-properties officeooo:rsid="007381bc" officeooo:paragraph-rsid="007381bc"/>
    </style:style>
    <style:style style:name="P183" style:family="paragraph" style:parent-style-name="Heading_20_3" style:list-style-name=""/>
    <style:style style:name="P184" style:family="paragraph" style:parent-style-name="Heading_20_3">
      <style:text-properties officeooo:rsid="00a3411d" officeooo:paragraph-rsid="00a3411d"/>
    </style:style>
    <style:style style:name="P185" style:family="paragraph" style:parent-style-name="Heading_20_3">
      <style:paragraph-properties fo:break-before="page"/>
    </style:style>
    <style:style style:name="P186" style:family="paragraph" style:parent-style-name="Standard" style:list-style-name="L1"/>
    <style:style style:name="P187" style:family="paragraph" style:parent-style-name="Standard" style:list-style-name="L1">
      <style:text-properties officeooo:paragraph-rsid="00807655"/>
    </style:style>
    <style:style style:name="P188" style:family="paragraph" style:parent-style-name="Standard" style:list-style-name="L1">
      <style:text-properties fo:font-style="italic" style:font-style-asian="italic" style:font-style-complex="italic"/>
    </style:style>
    <style:style style:name="P189" style:family="paragraph" style:parent-style-name="Standard" style:list-style-name="L1">
      <style:text-properties officeooo:rsid="002d7c63" officeooo:paragraph-rsid="002d7c63"/>
    </style:style>
    <style:style style:name="P190" style:family="paragraph" style:parent-style-name="Standard">
      <style:text-properties officeooo:rsid="009e2e68" officeooo:paragraph-rsid="00a0ac58"/>
    </style:style>
    <style:style style:name="P191" style:family="paragraph" style:parent-style-name="Standard">
      <style:text-properties style:font-name="Liberation Serif" officeooo:rsid="00a0ac58" officeooo:paragraph-rsid="00a0ac58"/>
    </style:style>
    <style:style style:name="P192" style:family="paragraph" style:parent-style-name="Standard">
      <style:text-properties style:text-underline-style="none" officeooo:rsid="00a8a9e2" officeooo:paragraph-rsid="00a8a9e2"/>
    </style:style>
    <style:style style:name="P193" style:family="paragraph" style:parent-style-name="Standard">
      <style:text-properties style:font-name="Courier New" style:text-underline-style="none" officeooo:rsid="00a8a9e2" officeooo:paragraph-rsid="00a8a9e2"/>
    </style:style>
    <style:style style:name="P194" style:family="paragraph">
      <style:paragraph-properties fo:text-align="center" style:writing-mode="lr-tb"/>
    </style:style>
    <style:style style:name="P195" style:family="paragraph">
      <style:paragraph-properties fo:text-align="center"/>
    </style:style>
    <style:style style:name="P196" style:family="paragraph">
      <style:paragraph-properties fo:text-align="center" style:writing-mode="lr-tb"/>
      <style:text-properties fo:font-size="12pt"/>
    </style:style>
    <style:style style:name="P197" style:family="paragraph">
      <loext:graphic-properties draw:fill="none" draw:fill-color="#ffffff"/>
      <style:paragraph-properties style:writing-mode="lr-tb"/>
    </style:style>
    <style:style style:name="P198"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807655"/>
    </style:style>
    <style:style style:name="T2" style:family="text">
      <style:text-properties officeooo:rsid="001a2b7d"/>
    </style:style>
    <style:style style:name="T3" style:family="text">
      <style:text-properties officeooo:rsid="001bc3d5"/>
    </style:style>
    <style:style style:name="T4" style:family="text">
      <style:text-properties style:font-name="Arial" fo:font-size="17pt" fo:font-weight="bold" officeooo:rsid="001bc3d5" style:font-size-asian="17pt" style:font-weight-asian="bold" style:font-name-complex="Arial"/>
    </style:style>
    <style:style style:name="T5" style:family="text">
      <style:text-properties style:font-name="Arial" fo:font-size="17pt" fo:font-weight="bold" officeooo:rsid="0027974f" style:font-size-asian="17pt" style:font-weight-asian="bold" style:font-name-complex="Arial"/>
    </style:style>
    <style:style style:name="T6" style:family="text">
      <style:text-properties style:font-name="Arial" fo:font-size="17pt" fo:font-weight="bold" officeooo:rsid="0092cbc0" fo:background-color="transparent" loext:char-shading-value="0" style:font-size-asian="17pt" style:font-weight-asian="bold" style:font-name-complex="Arial"/>
    </style:style>
    <style:style style:name="T7" style:family="text">
      <style:text-properties fo:font-style="italic" style:font-style-asian="italic" style:font-style-complex="italic"/>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2f6bbc" style:font-weight-asian="bold" style:font-weight-complex="bold"/>
    </style:style>
    <style:style style:name="T11" style:family="text">
      <style:text-properties fo:font-weight="bold" officeooo:rsid="00374ca1" style:font-weight-asian="bold" style:font-weight-complex="bold"/>
    </style:style>
    <style:style style:name="T12" style:family="text">
      <style:text-properties fo:font-weight="bold" officeooo:rsid="00303816" style:font-weight-asian="bold" style:font-weight-complex="bold"/>
    </style:style>
    <style:style style:name="T13" style:family="text">
      <style:text-properties fo:font-weight="bold" officeooo:rsid="009ff446" style:font-weight-asian="bold" style:font-weight-complex="bold"/>
    </style:style>
    <style:style style:name="T14" style:family="text">
      <style:text-properties fo:font-weight="bold" officeooo:rsid="00920ac2" style:font-weight-asian="bold" style:font-weight-complex="bold"/>
    </style:style>
    <style:style style:name="T15" style:family="text">
      <style:text-properties fo:font-weight="bold" officeooo:rsid="00b0f85d" style:font-weight-asian="bold" style:font-weight-complex="bold"/>
    </style:style>
    <style:style style:name="T16" style:family="text">
      <style:text-properties fo:font-weight="bold" fo:background-color="#dee6ef" loext:char-shading-value="0" style:font-weight-asian="bold" style:font-weight-complex="bold"/>
    </style:style>
    <style:style style:name="T17" style:family="text">
      <style:text-properties fo:font-weight="bold" officeooo:rsid="00abebc8" fo:background-color="#dee6ef" loext:char-shading-value="0" style:font-weight-asian="bold" style:font-weight-complex="bold"/>
    </style:style>
    <style:style style:name="T18" style:family="text">
      <style:text-properties fo:font-weight="bold" officeooo:rsid="00ad1546" fo:background-color="#dee6ef" loext:char-shading-value="0" style:font-weight-asian="bold" style:font-weight-complex="bold"/>
    </style:style>
    <style:style style:name="T19" style:family="text">
      <style:text-properties officeooo:rsid="00222dcf"/>
    </style:style>
    <style:style style:name="T20" style:family="text">
      <style:text-properties officeooo:rsid="0024a3ae"/>
    </style:style>
    <style:style style:name="T21" style:family="text">
      <style:text-properties officeooo:rsid="00276a35"/>
    </style:style>
    <style:style style:name="T22" style:family="text">
      <style:text-properties officeooo:rsid="0027974f"/>
    </style:style>
    <style:style style:name="T23" style:family="text">
      <style:text-properties officeooo:rsid="002a1a4b"/>
    </style:style>
    <style:style style:name="T24" style:family="text">
      <style:text-properties officeooo:rsid="002c0a67"/>
    </style:style>
    <style:style style:name="T25" style:family="text">
      <style:text-properties officeooo:rsid="002caea0"/>
    </style:style>
    <style:style style:name="T26" style:family="text">
      <style:text-properties officeooo:rsid="002cbddc"/>
    </style:style>
    <style:style style:name="T27" style:family="text">
      <style:text-properties officeooo:rsid="002d7c63"/>
    </style:style>
    <style:style style:name="T28" style:family="text">
      <style:text-properties officeooo:rsid="002f6bbc"/>
    </style:style>
    <style:style style:name="T29" style:family="text">
      <style:text-properties officeooo:rsid="00303816"/>
    </style:style>
    <style:style style:name="T30" style:family="text">
      <style:text-properties fo:font-weight="normal" style:font-weight-asian="normal" style:font-weight-complex="normal"/>
    </style:style>
    <style:style style:name="T31" style:family="text">
      <style:text-properties fo:font-weight="normal" officeooo:rsid="00303816" style:font-weight-asian="normal" style:font-weight-complex="normal"/>
    </style:style>
    <style:style style:name="T32" style:family="text">
      <style:text-properties fo:font-weight="normal" officeooo:rsid="006d7409" style:font-weight-asian="normal" style:font-weight-complex="normal"/>
    </style:style>
    <style:style style:name="T33" style:family="text">
      <style:text-properties fo:font-weight="normal" officeooo:rsid="007bfcb8" style:font-weight-asian="normal" style:font-weight-complex="normal"/>
    </style:style>
    <style:style style:name="T34" style:family="text">
      <style:text-properties fo:font-weight="normal" officeooo:rsid="006f49bc" style:font-weight-asian="normal" style:font-weight-complex="normal"/>
    </style:style>
    <style:style style:name="T35" style:family="text">
      <style:text-properties fo:font-weight="normal" officeooo:rsid="007ffd0d" style:font-weight-asian="normal" style:font-weight-complex="normal"/>
    </style:style>
    <style:style style:name="T36" style:family="text">
      <style:text-properties fo:font-weight="normal" officeooo:rsid="00877dd5" style:font-weight-asian="normal" style:font-weight-complex="normal"/>
    </style:style>
    <style:style style:name="T37" style:family="text">
      <style:text-properties fo:font-weight="normal" officeooo:rsid="00adc6a4" style:font-weight-asian="normal" style:font-weight-complex="normal"/>
    </style:style>
    <style:style style:name="T38" style:family="text">
      <style:text-properties officeooo:rsid="003068aa"/>
    </style:style>
    <style:style style:name="T39" style:family="text">
      <style:text-properties officeooo:rsid="0030f79a"/>
    </style:style>
    <style:style style:name="T40" style:family="text">
      <style:text-properties fo:background-color="#dee6ef" loext:char-shading-value="0"/>
    </style:style>
    <style:style style:name="T41" style:family="text">
      <style:text-properties officeooo:rsid="00595a91" fo:background-color="#dee6ef" loext:char-shading-value="0"/>
    </style:style>
    <style:style style:name="T42" style:family="text">
      <style:text-properties officeooo:rsid="002c0a67" fo:background-color="#dee6ef" loext:char-shading-value="0"/>
    </style:style>
    <style:style style:name="T43" style:family="text">
      <style:text-properties officeooo:rsid="00abebc8" fo:background-color="#dee6ef" loext:char-shading-value="0"/>
    </style:style>
    <style:style style:name="T44" style:family="text">
      <style:text-properties officeooo:rsid="005be706" fo:background-color="#dee6ef" loext:char-shading-value="0"/>
    </style:style>
    <style:style style:name="T45" style:family="text">
      <style:text-properties officeooo:rsid="005b468a" fo:background-color="#dee6ef" loext:char-shading-value="0"/>
    </style:style>
    <style:style style:name="T46" style:family="text">
      <style:text-properties officeooo:rsid="003230ce"/>
    </style:style>
    <style:style style:name="T47" style:family="text">
      <style:text-properties officeooo:rsid="003287d7"/>
    </style:style>
    <style:style style:name="T48" style:family="text">
      <style:text-properties style:font-name="Courier New"/>
    </style:style>
    <style:style style:name="T49" style:family="text">
      <style:text-properties style:font-name="Courier New" officeooo:rsid="00661f30"/>
    </style:style>
    <style:style style:name="T50" style:family="text">
      <style:text-properties style:font-name="Courier New" officeooo:rsid="0068f47e"/>
    </style:style>
    <style:style style:name="T51" style:family="text">
      <style:text-properties style:font-name="Courier New" officeooo:rsid="0080d044"/>
    </style:style>
    <style:style style:name="T52" style:family="text">
      <style:text-properties style:font-name="Courier New" officeooo:rsid="00777b6b" fo:background-color="#dee7e5" loext:char-shading-value="0"/>
    </style:style>
    <style:style style:name="T53" style:family="text">
      <style:text-properties style:font-name="Courier New" fo:font-size="11pt" style:font-size-asian="11pt" style:font-size-complex="11pt"/>
    </style:style>
    <style:style style:name="T54" style:family="text">
      <style:text-properties style:font-name="Courier New" officeooo:rsid="009e2e68"/>
    </style:style>
    <style:style style:name="T55" style:family="text">
      <style:text-properties style:font-name="Courier New" officeooo:rsid="012054b5"/>
    </style:style>
    <style:style style:name="T56" style:family="text">
      <style:text-properties style:font-name="Courier New" officeooo:rsid="009ff446"/>
    </style:style>
    <style:style style:name="T57" style:family="text">
      <style:text-properties style:font-name="Courier New" officeooo:rsid="011fdaf3"/>
    </style:style>
    <style:style style:name="T58" style:family="text">
      <style:text-properties style:font-name="Courier New" style:text-underline-style="none" officeooo:rsid="00a8a9e2"/>
    </style:style>
    <style:style style:name="T59" style:family="text">
      <style:text-properties style:font-name="Courier New" style:text-underline-style="none" officeooo:rsid="00aa528a"/>
    </style:style>
    <style:style style:name="T60" style:family="text">
      <style:text-properties style:font-name="Courier New" style:text-underline-style="none" officeooo:rsid="00a8a9e2" fo:background-color="#dee6ef" loext:char-shading-value="0"/>
    </style:style>
    <style:style style:name="T61" style:family="text">
      <style:text-properties style:font-name="Courier New" style:text-underline-style="none" officeooo:rsid="00aa528a" fo:background-color="#dee6ef" loext:char-shading-value="0"/>
    </style:style>
    <style:style style:name="T62" style:family="text">
      <style:text-properties style:font-name="Courier New" officeooo:rsid="00a3411d"/>
    </style:style>
    <style:style style:name="T63" style:family="text">
      <style:text-properties style:font-name="Courier New" officeooo:rsid="00aa528a"/>
    </style:style>
    <style:style style:name="T64" style:family="text">
      <style:text-properties style:font-name="Courier New" fo:background-color="#dee6ef" loext:char-shading-value="0"/>
    </style:style>
    <style:style style:name="T65" style:family="text">
      <style:text-properties style:font-name="Courier New" officeooo:rsid="008c930f" fo:background-color="#dee6ef" loext:char-shading-value="0"/>
    </style:style>
    <style:style style:name="T66" style:family="text">
      <style:text-properties style:font-name="Courier New" officeooo:rsid="00920ac2"/>
    </style:style>
    <style:style style:name="T67" style:family="text">
      <style:text-properties style:font-name="Courier New" officeooo:rsid="0092cbc0"/>
    </style:style>
    <style:style style:name="T68" style:family="text">
      <style:text-properties officeooo:rsid="003452c1"/>
    </style:style>
    <style:style style:name="T69" style:family="text">
      <style:text-properties officeooo:rsid="00374ca1"/>
    </style:style>
    <style:style style:name="T70" style:family="text">
      <style:text-properties style:font-name="Liberation Serif"/>
    </style:style>
    <style:style style:name="T71" style:family="text">
      <style:text-properties style:font-name="Liberation Serif" fo:font-size="12pt" fo:font-weight="normal" officeooo:rsid="00374ca1" style:font-size-asian="12pt" style:font-weight-asian="normal" style:font-name-complex="Arial" style:font-size-complex="12pt" style:font-weight-complex="normal"/>
    </style:style>
    <style:style style:name="T72" style:family="text">
      <style:text-properties style:font-name="Liberation Serif" fo:font-size="12pt" fo:font-weight="normal" officeooo:rsid="00394c89" style:font-size-asian="12pt" style:font-weight-asian="normal" style:font-name-complex="Arial" style:font-size-complex="12pt" style:font-weight-complex="normal"/>
    </style:style>
    <style:style style:name="T73" style:family="text">
      <style:text-properties style:font-name="Liberation Serif" officeooo:rsid="0064199c"/>
    </style:style>
    <style:style style:name="T74" style:family="text">
      <style:text-properties style:font-name="Liberation Serif" officeooo:rsid="0064c45a"/>
    </style:style>
    <style:style style:name="T75" style:family="text">
      <style:text-properties style:font-name="Liberation Serif" officeooo:rsid="00661f30"/>
    </style:style>
    <style:style style:name="T76" style:family="text">
      <style:text-properties style:font-name="Liberation Serif" officeooo:rsid="0068f47e"/>
    </style:style>
    <style:style style:name="T77" style:family="text">
      <style:text-properties style:font-name="Liberation Serif" fo:font-style="italic" officeooo:rsid="0068f47e" style:font-style-asian="italic" style:font-style-complex="italic"/>
    </style:style>
    <style:style style:name="T78" style:family="text">
      <style:text-properties style:font-name="Liberation Serif" fo:font-style="italic" officeooo:rsid="006a12b5" style:font-style-asian="italic" style:font-style-complex="italic"/>
    </style:style>
    <style:style style:name="T79" style:family="text">
      <style:text-properties style:font-name="Liberation Serif" fo:font-style="italic" fo:font-weight="bold" officeooo:rsid="0068f47e" style:font-style-asian="italic" style:font-weight-asian="bold" style:font-style-complex="italic" style:font-weight-complex="bold"/>
    </style:style>
    <style:style style:name="T80" style:family="text">
      <style:text-properties style:font-name="Liberation Serif" fo:font-style="italic" fo:font-weight="bold" officeooo:rsid="00978186" style:font-style-asian="italic" style:font-weight-asian="bold" style:font-style-complex="italic" style:font-weight-complex="bold"/>
    </style:style>
    <style:style style:name="T81" style:family="text">
      <style:text-properties style:font-name="Liberation Serif" officeooo:rsid="0060d67e"/>
    </style:style>
    <style:style style:name="T82" style:family="text">
      <style:text-properties style:font-name="Liberation Serif" officeooo:rsid="0080bdb4"/>
    </style:style>
    <style:style style:name="T83" style:family="text">
      <style:text-properties style:font-name="Liberation Serif" officeooo:rsid="006228d8"/>
    </style:style>
    <style:style style:name="T84" style:family="text">
      <style:text-properties style:font-name="Liberation Serif" officeooo:rsid="0080d044"/>
    </style:style>
    <style:style style:name="T85" style:family="text">
      <style:text-properties style:font-name="Liberation Serif" officeooo:rsid="008df062"/>
    </style:style>
    <style:style style:name="T86" style:family="text">
      <style:text-properties style:font-name="Liberation Serif" fo:font-weight="bold" style:font-weight-asian="bold" style:font-weight-complex="bold"/>
    </style:style>
    <style:style style:name="T87" style:family="text">
      <style:text-properties officeooo:rsid="003a0925"/>
    </style:style>
    <style:style style:name="T88" style:family="text">
      <style:text-properties officeooo:rsid="003b4096"/>
    </style:style>
    <style:style style:name="T89" style:family="text">
      <style:text-properties officeooo:rsid="003d0dd2"/>
    </style:style>
    <style:style style:name="T90" style:family="text">
      <style:text-properties officeooo:rsid="0042bee7"/>
    </style:style>
    <style:style style:name="T91" style:family="text">
      <style:text-properties officeooo:rsid="0054e55c"/>
    </style:style>
    <style:style style:name="T92" style:family="text">
      <style:text-properties officeooo:rsid="00564cc2"/>
    </style:style>
    <style:style style:name="T93" style:family="text">
      <style:text-properties officeooo:rsid="00579c4e"/>
    </style:style>
    <style:style style:name="T94" style:family="text">
      <style:text-properties officeooo:rsid="00595a91"/>
    </style:style>
    <style:style style:name="T95" style:family="text">
      <style:text-properties fo:background-color="transparent" loext:char-shading-value="0"/>
    </style:style>
    <style:style style:name="T96" style:family="text">
      <style:text-properties officeooo:rsid="005be706" fo:background-color="transparent" loext:char-shading-value="0"/>
    </style:style>
    <style:style style:name="T97" style:family="text">
      <style:text-properties officeooo:rsid="0092cbc0" fo:background-color="transparent" loext:char-shading-value="0"/>
    </style:style>
    <style:style style:name="T98" style:family="text">
      <style:text-properties officeooo:rsid="0098f05d" fo:background-color="transparent" loext:char-shading-value="0"/>
    </style:style>
    <style:style style:name="T99" style:family="text">
      <style:text-properties officeooo:rsid="005d04c7"/>
    </style:style>
    <style:style style:name="T100" style:family="text">
      <style:text-properties officeooo:rsid="00409c38"/>
    </style:style>
    <style:style style:name="T101" style:family="text">
      <style:text-properties officeooo:rsid="005e6505"/>
    </style:style>
    <style:style style:name="T102" style:family="text">
      <style:text-properties officeooo:rsid="005fec45"/>
    </style:style>
    <style:style style:name="T103" style:family="text">
      <style:text-properties officeooo:rsid="006036c4"/>
    </style:style>
    <style:style style:name="T104" style:family="text">
      <style:text-properties officeooo:rsid="0060d67e"/>
    </style:style>
    <style:style style:name="T105" style:family="text">
      <style:text-properties officeooo:rsid="006228d8"/>
    </style:style>
    <style:style style:name="T106" style:family="text">
      <style:text-properties officeooo:rsid="0064199c"/>
    </style:style>
    <style:style style:name="T107" style:family="text">
      <style:text-properties officeooo:rsid="0068f47e"/>
    </style:style>
    <style:style style:name="T108" style:family="text">
      <style:text-properties officeooo:rsid="006aeeee"/>
    </style:style>
    <style:style style:name="T109" style:family="text">
      <style:text-properties officeooo:rsid="006afdfc"/>
    </style:style>
    <style:style style:name="T110" style:family="text">
      <style:text-properties officeooo:rsid="00360e45"/>
    </style:style>
    <style:style style:name="T111" style:family="text">
      <style:text-properties officeooo:rsid="006c3a83"/>
    </style:style>
    <style:style style:name="T112" style:family="text">
      <style:text-properties officeooo:rsid="006c6fd8"/>
    </style:style>
    <style:style style:name="T113" style:family="text">
      <style:text-properties officeooo:rsid="00711914"/>
    </style:style>
    <style:style style:name="T114" style:family="text">
      <style:text-properties style:text-position="super 58%" fo:font-size="14pt" style:font-size-asian="14pt" style:font-size-complex="14pt"/>
    </style:style>
    <style:style style:name="T115" style:family="text">
      <style:text-properties style:text-position="super 58%" fo:font-size="14pt" style:font-size-asian="12.25pt" style:font-size-complex="14pt"/>
    </style:style>
    <style:style style:name="T116" style:family="text">
      <style:text-properties style:text-position="super 58%" fo:background-color="transparent" loext:char-shading-value="0"/>
    </style:style>
    <style:style style:name="T117" style:family="text">
      <style:text-properties style:text-position="0% 100%" fo:font-size="12pt" style:font-size-asian="10.5pt" style:font-size-complex="12pt"/>
    </style:style>
    <style:style style:name="T118" style:family="text">
      <style:text-properties style:text-position="0% 100%" fo:font-size="14pt" style:font-size-asian="12.25pt" style:font-size-complex="14pt"/>
    </style:style>
    <style:style style:name="T119" style:family="text">
      <style:text-properties officeooo:rsid="007275da"/>
    </style:style>
    <style:style style:name="T120" style:family="text">
      <style:text-properties officeooo:rsid="007381bc"/>
    </style:style>
    <style:style style:name="T121" style:family="text">
      <style:text-properties officeooo:rsid="0074b895"/>
    </style:style>
    <style:style style:name="T122" style:family="text">
      <style:text-properties officeooo:rsid="0074ed87"/>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officeooo:rsid="0074ed87"/>
    </style:style>
    <style:style style:name="T125" style:family="text">
      <style:text-properties style:text-underline-style="solid" style:text-underline-width="auto" style:text-underline-color="font-color" officeooo:rsid="0078b7c6"/>
    </style:style>
    <style:style style:name="T126" style:family="text">
      <style:text-properties style:text-underline-style="solid" style:text-underline-width="auto" style:text-underline-color="font-color" officeooo:rsid="00777b6b"/>
    </style:style>
    <style:style style:name="T127" style:family="text">
      <style:text-properties style:text-underline-style="solid" style:text-underline-width="auto" style:text-underline-color="font-color" officeooo:rsid="0098f05d"/>
    </style:style>
    <style:style style:name="T128" style:family="text">
      <style:text-properties style:text-underline-style="solid" style:text-underline-width="auto" style:text-underline-color="font-color" officeooo:rsid="009ff446"/>
    </style:style>
    <style:style style:name="T129" style:family="text">
      <style:text-properties style:text-underline-style="solid" style:text-underline-width="auto" style:text-underline-color="font-color" officeooo:rsid="00a3411d"/>
    </style:style>
    <style:style style:name="T130" style:family="text">
      <style:text-properties style:text-underline-style="solid" style:text-underline-width="auto" style:text-underline-color="font-color" officeooo:rsid="00a4d015"/>
    </style:style>
    <style:style style:name="T131" style:family="text">
      <style:text-properties officeooo:rsid="00759e1c"/>
    </style:style>
    <style:style style:name="T132" style:family="text">
      <style:text-properties style:text-underline-style="none"/>
    </style:style>
    <style:style style:name="T133" style:family="text">
      <style:text-properties style:text-underline-style="none" officeooo:rsid="0078b7c6"/>
    </style:style>
    <style:style style:name="T134" style:family="text">
      <style:text-properties style:text-underline-style="none" officeooo:rsid="007bfcb8"/>
    </style:style>
    <style:style style:name="T135" style:family="text">
      <style:text-properties style:text-underline-style="none" officeooo:rsid="00777b6b"/>
    </style:style>
    <style:style style:name="T136" style:family="text">
      <style:text-properties style:text-underline-style="none" officeooo:rsid="008b739c"/>
    </style:style>
    <style:style style:name="T137" style:family="text">
      <style:text-properties style:text-underline-style="none" officeooo:rsid="0098f05d"/>
    </style:style>
    <style:style style:name="T138" style:family="text">
      <style:text-properties style:text-underline-style="none" officeooo:rsid="00a5ff57"/>
    </style:style>
    <style:style style:name="T139" style:family="text">
      <style:text-properties style:text-underline-style="none" officeooo:rsid="00a7cf95"/>
    </style:style>
    <style:style style:name="T140" style:family="text">
      <style:text-properties style:text-underline-style="none" officeooo:rsid="00a8a9e2"/>
    </style:style>
    <style:style style:name="T141" style:family="text">
      <style:text-properties style:text-underline-style="none" officeooo:rsid="00aa528a"/>
    </style:style>
    <style:style style:name="T142" style:family="text">
      <style:text-properties style:text-underline-style="none" officeooo:rsid="00777b6b" fo:background-color="#dee6ef" loext:char-shading-value="0"/>
    </style:style>
    <style:style style:name="T143" style:family="text">
      <style:text-properties officeooo:rsid="00777b6b"/>
    </style:style>
    <style:style style:name="T144" style:family="text">
      <style:text-properties officeooo:rsid="00793a6d"/>
    </style:style>
    <style:style style:name="T145" style:family="text">
      <style:text-properties fo:font-size="10pt" officeooo:rsid="00793a6d" style:font-size-asian="8.75pt" style:font-size-complex="10pt"/>
    </style:style>
    <style:style style:name="T146" style:family="text">
      <style:text-properties fo:font-size="10pt" officeooo:rsid="0079b46e" style:font-size-asian="8.75pt" style:font-size-complex="10pt"/>
    </style:style>
    <style:style style:name="T147" style:family="text">
      <style:text-properties fo:font-size="10pt" officeooo:rsid="009a7554" style:font-size-asian="8.75pt" style:font-size-complex="10pt"/>
    </style:style>
    <style:style style:name="T148" style:family="text">
      <style:text-properties fo:font-size="10pt" officeooo:rsid="009b78e7" style:font-size-asian="8.75pt" style:font-size-complex="10pt"/>
    </style:style>
    <style:style style:name="T149" style:family="text">
      <style:text-properties officeooo:rsid="007a9dbb"/>
    </style:style>
    <style:style style:name="T150" style:family="text">
      <style:text-properties officeooo:rsid="007bfcb8"/>
    </style:style>
    <style:style style:name="T151" style:family="text">
      <style:text-properties officeooo:rsid="007f5bb8"/>
    </style:style>
    <style:style style:name="T152" style:family="text">
      <style:text-properties officeooo:rsid="0080bdb4"/>
    </style:style>
    <style:style style:name="T153" style:family="text">
      <style:text-properties officeooo:rsid="0080d044"/>
    </style:style>
    <style:style style:name="T154" style:family="text">
      <style:text-properties officeooo:rsid="00777b6b" fo:background-color="#dee7e5" loext:char-shading-value="0"/>
    </style:style>
    <style:style style:name="T155" style:family="text">
      <style:text-properties officeooo:rsid="0042bee7" fo:background-color="#dee7e5" loext:char-shading-value="0"/>
    </style:style>
    <style:style style:name="T156" style:family="text">
      <style:text-properties officeooo:rsid="0079b46e"/>
    </style:style>
    <style:style style:name="T157" style:family="text">
      <style:text-properties officeooo:rsid="0086322c"/>
    </style:style>
    <style:style style:name="T158" style:family="text">
      <style:text-properties officeooo:rsid="00863673"/>
    </style:style>
    <style:style style:name="T159" style:family="text">
      <style:text-properties officeooo:rsid="00877dd5"/>
    </style:style>
    <style:style style:name="T160" style:family="text">
      <style:text-properties officeooo:rsid="0088bea0"/>
    </style:style>
    <style:style style:name="T161" style:family="text">
      <style:text-properties officeooo:rsid="008a550b"/>
    </style:style>
    <style:style style:name="T162" style:family="text">
      <style:text-properties officeooo:rsid="008c930f"/>
    </style:style>
    <style:style style:name="T163" style:family="text">
      <style:text-properties officeooo:rsid="008df062"/>
    </style:style>
    <style:style style:name="T164" style:family="text">
      <style:text-properties officeooo:rsid="008f9a16"/>
    </style:style>
    <style:style style:name="T165" style:family="text">
      <style:text-properties officeooo:rsid="0091c167"/>
    </style:style>
    <style:style style:name="T166" style:family="text">
      <style:text-properties officeooo:rsid="00920ac2"/>
    </style:style>
    <style:style style:name="T167" style:family="text">
      <style:text-properties officeooo:rsid="0092cbc0"/>
    </style:style>
    <style:style style:name="T168" style:family="text">
      <style:text-properties officeooo:rsid="0054235e"/>
    </style:style>
    <style:style style:name="T169" style:family="text">
      <style:text-properties officeooo:rsid="0092d35f"/>
    </style:style>
    <style:style style:name="T170" style:family="text">
      <style:text-properties officeooo:rsid="00939495"/>
    </style:style>
    <style:style style:name="T171" style:family="text">
      <style:text-properties officeooo:rsid="0095b087"/>
    </style:style>
    <style:style style:name="T172" style:family="text">
      <style:text-properties officeooo:rsid="0098f05d"/>
    </style:style>
    <style:style style:name="T173" style:family="text">
      <style:text-properties fo:color="#c9211e" fo:font-weight="bold" style:font-weight-asian="bold" style:font-weight-complex="bold"/>
    </style:style>
    <style:style style:name="T174" style:family="text">
      <style:text-properties fo:color="#c9211e" fo:font-weight="bold" officeooo:rsid="009b78e7" style:font-weight-asian="bold" style:font-weight-complex="bold"/>
    </style:style>
    <style:style style:name="T175" style:family="text">
      <style:text-properties fo:color="#c9211e" fo:font-size="10pt" fo:font-weight="bold" officeooo:rsid="009a7554" style:font-size-asian="8.75pt" style:font-weight-asian="bold" style:font-size-complex="10pt" style:font-weight-complex="bold"/>
    </style:style>
    <style:style style:name="T176" style:family="text">
      <style:text-properties fo:color="#c9211e" fo:font-size="10pt" fo:font-weight="bold" officeooo:rsid="009b78e7" style:font-size-asian="8.75pt" style:font-weight-asian="bold" style:font-size-complex="10pt" style:font-weight-complex="bold"/>
    </style:style>
    <style:style style:name="T177" style:family="text">
      <style:text-properties officeooo:rsid="009b78e7"/>
    </style:style>
    <style:style style:name="T178" style:family="text">
      <style:text-properties fo:color="#000000" fo:font-weight="normal" officeooo:rsid="009b78e7" style:font-weight-asian="normal" style:font-weight-complex="normal"/>
    </style:style>
    <style:style style:name="T179" style:family="text">
      <style:text-properties officeooo:rsid="009e2e68"/>
    </style:style>
    <style:style style:name="T180" style:family="text">
      <style:text-properties officeooo:rsid="012054b5"/>
    </style:style>
    <style:style style:name="T181" style:family="text">
      <style:text-properties officeooo:rsid="009ff446"/>
    </style:style>
    <style:style style:name="T182" style:family="text">
      <style:text-properties officeooo:rsid="00a0ac58"/>
    </style:style>
    <style:style style:name="T183" style:family="text">
      <style:text-properties officeooo:rsid="00a3411d"/>
    </style:style>
    <style:style style:name="T184" style:family="text">
      <style:text-properties officeooo:rsid="00aa528a"/>
    </style:style>
    <style:style style:name="T185" style:family="text">
      <style:text-properties officeooo:rsid="00ad1546"/>
    </style:style>
    <style:style style:name="T186" style:family="text">
      <style:text-properties officeooo:rsid="00adc6a4"/>
    </style:style>
    <style:style style:name="T187" style:family="text">
      <style:text-properties officeooo:rsid="00ae8703"/>
    </style:style>
    <style:style style:name="T188" style:family="text">
      <style:text-properties officeooo:rsid="00afa6c6"/>
    </style:style>
    <style:style style:name="T189" style:family="text">
      <style:text-properties officeooo:rsid="00b0f85d"/>
    </style:style>
    <style:style style:name="T190" style:family="text">
      <style:text-properties officeooo:rsid="00b2f50d"/>
    </style:style>
    <style:style style:name="T191" style:family="text">
      <style:text-properties fo:font-size="12pt"/>
    </style:style>
    <style:style style:name="T192"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008in" fo:min-width="0.5811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2846in" fo:min-width="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0" text:outline-level="1"><text:bookmark-start text:name="__RefHeading___Toc3480_643984236"/><text:span text:style-name="T4">Dealer Maintenance Notes</text:span><text:span text:style-name="T2"> </text:span><text:span text:style-name="T151"><text:s text:c="15"/></text:span><text:span text:style-name="T2"><text:s text:c="27"/>by </text:span><text:span text:style-name="T5">JGM</text:span><text:bookmark-end text:name="__RefHeading___Toc3480_6439842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3"><text:a xlink:type="simple" xlink:href="#__RefHeading___Toc3480_643984236" text:style-name="Index_20_Link" text:visited-style-name="Index_20_Link">Dealer Maintenance Notes by JGM<text:tab/>1</text:a></text:p>
          <text:p text:style-name="P153"><text:a xlink:type="simple" xlink:href="#__RefHeading___Toc3484_643984236" text:style-name="Index_20_Link" text:visited-style-name="Index_20_Link">Preamble<text:tab/>2</text:a></text:p>
          <text:p text:style-name="P154"><text:a xlink:type="simple" xlink:href="#__RefHeading___Toc29070_2914024446" text:style-name="Index_20_Link" text:visited-style-name="Index_20_Link">Conventions Used in this Document<text:tab/>2</text:a></text:p>
          <text:p text:style-name="P153"><text:a xlink:type="simple" xlink:href="#__RefHeading___Toc3486_643984236" text:style-name="Index_20_Link" text:visited-style-name="Index_20_Link">Overview<text:tab/>2</text:a></text:p>
          <text:p text:style-name="P153"><text:a xlink:type="simple" xlink:href="#__RefHeading___Toc3488_643984236" text:style-name="Index_20_Link" text:visited-style-name="Index_20_Link">Workflow<text:tab/>3</text:a></text:p>
          <text:p text:style-name="P153"><text:a xlink:type="simple" xlink:href="#__RefHeading___Toc3490_643984236" text:style-name="Index_20_Link" text:visited-style-name="Index_20_Link">Maintenance 2022<text:tab/>3</text:a></text:p>
          <text:p text:style-name="P153"><text:a xlink:type="simple" xlink:href="#__RefHeading___Toc3492_643984236" text:style-name="Index_20_Link" text:visited-style-name="Index_20_Link">Hierarchy of Files<text:tab/>3</text:a></text:p>
          <text:p text:style-name="P153"><text:a xlink:type="simple" xlink:href="#__RefHeading___Toc3494_643984236" text:style-name="Index_20_Link" text:visited-style-name="Index_20_Link">Dealer Heritage<text:tab/>4</text:a></text:p>
          <text:p text:style-name="P155"><text:a xlink:type="simple" xlink:href="#__RefHeading___Toc3496_643984236" text:style-name="Index_20_Link" text:visited-style-name="Index_20_Link">Portability<text:tab/>4</text:a></text:p>
          <text:p text:style-name="P153"><text:a xlink:type="simple" xlink:href="#__RefHeading___Toc3498_643984236" text:style-name="Index_20_Link" text:visited-style-name="Index_20_Link">Novice's Introduction to Bison/Yacc and Flex<text:tab/>5</text:a></text:p>
          <text:p text:style-name="P154"><text:a xlink:type="simple" xlink:href="#__RefHeading___Toc3500_643984236" text:style-name="Index_20_Link" text:visited-style-name="Index_20_Link">Overview<text:tab/>5</text:a></text:p>
          <text:p text:style-name="P154"><text:a xlink:type="simple" xlink:href="#__RefHeading___Toc3502_643984236" text:style-name="Index_20_Link" text:visited-style-name="Index_20_Link">The Lexing Process -- Flex<text:tab/>6</text:a></text:p>
          <text:p text:style-name="P155"><text:a xlink:type="simple" xlink:href="#__RefHeading___Toc3504_643984236" text:style-name="Index_20_Link" text:visited-style-name="Index_20_Link">The Lexing Rules File (.l)<text:tab/>6</text:a></text:p>
          <text:p text:style-name="P154"><text:a xlink:type="simple" xlink:href="#__RefHeading___Toc3506_643984236" text:style-name="Index_20_Link" text:visited-style-name="Index_20_Link">Generating The Parser with Bison<text:tab/>7</text:a></text:p>
          <text:p text:style-name="P155"><text:a xlink:type="simple" xlink:href="#__RefHeading___Toc3508_643984236" text:style-name="Index_20_Link" text:visited-style-name="Index_20_Link">The Parsing Rules File (.y)<text:tab/>7</text:a></text:p>
          <text:p text:style-name="P153"><text:a xlink:type="simple" xlink:href="#__RefHeading___Toc3510_643984236" text:style-name="Index_20_Link" text:visited-style-name="Index_20_Link">Overview of the Operation of Dealer<text:tab/>8</text:a></text:p>
          <text:p text:style-name="P153"><text:a xlink:type="simple" xlink:href="#__RefHeading___Toc3512_643984236" text:style-name="Index_20_Link" text:visited-style-name="Index_20_Link">Evaluating the Condition Clause<text:tab/>9</text:a></text:p>
          <text:p text:style-name="P153"><text:a xlink:type="simple" xlink:href="#__RefHeading___Toc3514_643984236" text:style-name="Index_20_Link" text:visited-style-name="Index_20_Link">Code Locations -- src Directory<text:tab/>11</text:a></text:p>
          <text:p text:style-name="P153"><text:a xlink:type="simple" xlink:href="#__RefHeading___Toc29072_2914024446" text:style-name="Index_20_Link" text:visited-style-name="Index_20_Link">Code Locations -- include Directory<text:tab/>11</text:a></text:p>
          <text:p text:style-name="P153"><text:a xlink:type="simple" xlink:href="#__RefHeading___Toc29074_2914024446" text:style-name="Index_20_Link" text:visited-style-name="Index_20_Link">Code Locations -- Other Directories<text:tab/>12</text:a></text:p>
          <text:p text:style-name="P153"><text:a xlink:type="simple" xlink:href="#__RefHeading___Toc3516_643984236" text:style-name="Index_20_Link" text:visited-style-name="Index_20_Link">Modification Examples<text:tab/>13</text:a></text:p>
          <text:p text:style-name="P154"><text:a xlink:type="simple" xlink:href="#__RefHeading___Toc3518_643984236" text:style-name="Index_20_Link" text:visited-style-name="Index_20_Link">Adding a Title.<text:tab/>13</text:a></text:p>
          <text:p text:style-name="P154"><text:a xlink:type="simple" xlink:href="#__RefHeading___Toc3520_643984236" text:style-name="Index_20_Link" text:visited-style-name="Index_20_Link">Adding Losing Trick Count (ltc)<text:tab/>14</text:a></text:p>
          <text:p text:style-name="P153"><text:a xlink:type="simple" xlink:href="#__RefHeading___Toc3522_643984236" text:style-name="Index_20_Link" text:visited-style-name="Index_20_Link">Random Number Generation<text:tab/>16</text:a></text:p>
          <text:p text:style-name="P153"><text:a xlink:type="simple" xlink:href="#__RefHeading___Toc3524_643984236" text:style-name="Index_20_Link" text:visited-style-name="Index_20_Link">Other Performance Figures<text:tab/>17</text:a></text:p>
          <text:p text:style-name="P155"><text:a xlink:type="simple" xlink:href="#__RefHeading___Toc3526_643984236" text:style-name="Index_20_Link" text:visited-style-name="Index_20_Link">Simple Condition File<text:tab/>17</text:a></text:p>
          <text:p text:style-name="P153"><text:a xlink:type="simple" xlink:href="#__RefHeading___Toc3528_643984236" text:style-name="Index_20_Link" text:visited-style-name="Index_20_Link">Double Dummy Analysis with GIB and DDS<text:tab/>18</text:a></text:p>
          <text:p text:style-name="P154"><text:a xlink:type="simple" xlink:href="#__RefHeading___Toc3530_643984236" text:style-name="Index_20_Link" text:visited-style-name="Index_20_Link">Experimental Results.<text:tab/>20</text:a></text:p>
          <text:p text:style-name="P154"><text:a xlink:type="simple" xlink:href="#__RefHeading___Toc29076_2914024446" text:style-name="Index_20_Link" text:visited-style-name="Index_20_Link">The condition statement used in the 5x tests<text:tab/>21</text:a></text:p>
          <text:p text:style-name="P153"><text:a xlink:type="simple" xlink:href="#__RefHeading___Toc29078_2914024446" text:style-name="Index_20_Link" text:visited-style-name="Index_20_Link">Installing Dealer V2 From the Github Repo.<text:tab/>22</text:a></text:p>
          <text:p text:style-name="P154"><text:a xlink:type="simple" xlink:href="#__RefHeading___Toc29080_2914024446" text:style-name="Index_20_Link" text:visited-style-name="Index_20_Link">Warning:<text:tab/>22</text:a></text:p>
          <text:p text:style-name="P154"><text:a xlink:type="simple" xlink:href="#__RefHeading___Toc29082_2914024446" text:style-name="Index_20_Link" text:visited-style-name="Index_20_Link">Installation From the Github Repository<text:tab/>22</text:a></text:p>
          <text:p text:style-name="P154"><text:a xlink:type="simple" xlink:href="#__RefHeading___Toc29084_2914024446" text:style-name="Index_20_Link" text:visited-style-name="Index_20_Link">After Getting The Repository<text:tab/>23</text:a></text:p>
          <text:p text:style-name="P155"><text:a xlink:type="simple" xlink:href="#__RefHeading___Toc29086_2914024446" text:style-name="Index_20_Link" text:visited-style-name="Index_20_Link">GIB<text:tab/>23</text:a></text:p>
          <text:p text:style-name="P155"><text:a xlink:type="simple" xlink:href="#__RefHeading___Toc29088_2914024446" text:style-name="Index_20_Link" text:visited-style-name="Index_20_Link">DOP<text:tab/>24</text:a></text:p>
          <text:p text:style-name="P155"><text:a xlink:type="simple" xlink:href="#__RefHeading___Toc29090_2914024446" text:style-name="Index_20_Link" text:visited-style-name="Index_20_Link">The Repository Contents<text:tab/>24</text:a></text:p>
          <text:p text:style-name="P153"><text:a xlink:type="simple" xlink:href="#__RefHeading___Toc29314_670075485" text:style-name="Index_20_Link" text:visited-style-name="Index_20_Link">Appendix - Adding the CSV Report<text:tab/>26</text:a></text:p>
        </text:index-body>
      </text:table-of-content>
      <text:h text:style-name="P156" text:outline-level="1"/>
      <text:h text:style-name="P172" text:outline-level="1"><text:bookmark-start text:name="__RefHeading___Toc3484_643984236"/>Preamble<text:bookmark-end text:name="__RefHeading___Toc3484_643984236"/></text:h>
      <text:p text:style-name="P73">While the user documentation for dealer is sufficient there is a lack of documentation for those who want to maintain or modify the program.</text:p>
      <text:p text:style-name="P76"><text:span text:style-name="T3">The original author is </text:span>Hans van Staveren<text:span text:style-name="T20">,</text:span> <text:s text:c="2"/>Amsterdam<text:span text:style-name="T20">, </text:span><text:s text:c="2"/>Holland <text:span text:style-name="T3">, (circa 1990), the latest maintainer is </text:span>Henk Uijterwaal <text:span text:style-name="T3">circa 1999. There have not been many changes made to dealer in the last 20 years.</text:span></text:p>
      <text:p text:style-name="P73">Dealer is now used by BBO to deal practice hands for its users.</text:p>
      <text:p text:style-name="P104">Dealer was originally intended to just generate deals of interest for study, bidding practice, perhaps to analyze a line of play and so on. It was not, (and is still not) intended to generate hands for play in tournaments and such like. However it was (and is) such a useful program that many people have added functionality to it over the years. I, JGM, wanted to use it to experiment with different methods of hand evaluation. In order to do that I had to learn a fair bit about Dealer's structure and workings. What you read here is my humble attempt to document my findings in case someone else wants to modify Dealer even further. </text:p>
      <text:p text:style-name="P104">I should at this time also state that none of the original authors have been involved in my attempt<text:span text:style-name="T103">. If there are any errors in my description herein, they are all my own.</text:span></text:p>
      <text:h text:style-name="P176" text:outline-level="2"><text:bookmark-start text:name="__RefHeading___Toc29070_2914024446"/>Conventions Used in this Document<text:bookmark-end text:name="__RefHeading___Toc29070_2914024446"/></text:h>
      <text:p text:style-name="P127">When you see text in <text:span text:style-name="T48">Courrier New</text:span> font, that means the text is either input to, or output from the computer. Possibly it is a filename, or directory name. </text:p>
      <text:p text:style-name="P127">When you see a line of <text:span text:style-name="T48">Courrier New</text:span> text that ends with a backslash (\) that means that the line as printed on the screen was too long to fit on the page and is continued on the next line. It does not mean that the backslash needs to be typed in, or will appear in the output. </text:p>
      <text:p text:style-name="P127">Sometimes the text, or program name is highlighted with <text:span text:style-name="T40">like so.</text:span></text:p>
      <text:h text:style-name="P157" text:outline-level="1"><text:bookmark-start text:name="__RefHeading___Toc3486_643984236"/>Overview<text:bookmark-end text:name="__RefHeading___Toc3486_643984236"/></text:h>
      <text:p text:style-name="P105">Dealer defines a 'grammar' of user commands in typical BNF form. The user prepares an 'input file' consisting of the instructions written in that grammar as to what kind of bridge deals he wants.</text:p>
      <text:p text:style-name="P105">Dealer uses the <text:span text:style-name="T40">yacc/bison</text:span> tools to generate a parser that can process instructions written in that grammar. <text:span text:style-name="T40">yacc/bison</text:span> relies on a 'lexer', in the case of Linux, <text:span text:style-name="T40">flex</text:span>, to parse the user's input into tokens.</text:p>
      <text:p text:style-name="P105">So the structure of dealer is made up of:</text:p>
      <text:p text:style-name="P105">1) A grammar definition file, called defs.y in the original distribution. JGM has renamed this <text:span text:style-name="T40">dealyacc.y</text:span> in his code.</text:p>
      <text:p text:style-name="P105">2) A lexer definition file, called scan.l in the original distribution. JGM has renamed this <text:span text:style-name="T40">dealflex.l</text:span> in his code.</text:p>
      <text:p text:style-name="P105">3) A main program and several subroutines, in a file called, <text:span text:style-name="T64">dealer</text:span><text:span text:style-name="T65">v2</text:span><text:span text:style-name="T64">.c</text:span></text:p>
      <text:p text:style-name="P105">4) Various header files and supporting routine header and code files</text:p>
      <text:p text:style-name="P105"><text:soft-page-break/>5) Makefiles</text:p>
      <text:p text:style-name="P105">6) Examples and regression tests.</text:p>
      <text:h text:style-name="P158" text:outline-level="1"><text:bookmark-start text:name="__RefHeading___Toc3488_643984236"/>Workflow<text:bookmark-end text:name="__RefHeading___Toc3488_643984236"/></text:h>
      <text:p text:style-name="P73">YACC stands for, "Yet Another Compiler Compiler". The goal of yacc is to <text:span text:style-name="T46">parse an input file according to the grammar for the target</text:span> language.</text:p>
      <text:p text:style-name="P94"><text:span text:style-name="T3">The Dealer workflow is slightly different</text:span><text:span text:style-name="T46">, from that of a compiler.</text:span><text:span text:style-name="T3"> The output of YACC/BISON is a routine called yyparse() and its supporting functions as defined in the dealyacc.y file. This routine is compiled into the dealer application along with the other C code. <text:s/></text:span><text:span text:style-name="T46">The user enters his 'input' file <text:s/>into dealer and the parser produces several in memory data structures that encode the user's instructions.</text:span></text:p>
      <text:h text:style-name="P159" text:outline-level="1"><text:bookmark-start text:name="__RefHeading___Toc3490_643984236"/>Maintenance 202<text:span text:style-name="T108">2</text:span><text:bookmark-end text:name="__RefHeading___Toc3490_643984236"/></text:h>
      <text:p text:style-name="P74">The early versions of dealer were developed on a 32 bit SUN workstation which by 2021 standards would not have qualified as a cell phone. Windows95 was not available. So there was considerable effort made to ensure that the code was portable to various flavors of Unix and even to a Unix like environment (Cygwin et. al.) on Windows 3.x.<text:span text:style-name="T162"> and even on DOS.</text:span></text:p>
      <text:p text:style-name="P74">As of 202<text:span text:style-name="T108">2</text:span>, Linux has essentially taken over almost all of the Unix market (there is still some BSD, SUN and AIX but these are unlikely to be relevant to a bridge playing program). <text:span text:style-name="T162">There is also MacOS which has a Unix pedigree, but is now completely closed and proprietary. </text:span>The systems are almost all 64 bit and at leas<text:span text:style-name="T19">t</text:span> 1000 times faster than the original SUN workstation. Furthermore, Windows now includes WSL 2.0 which can run almost all Linux command line applications, and even many graphical (X window) applications<text:span text:style-name="T19">,</text:span> natively.</text:p>
      <text:p text:style-name="P74">So it does not make a lot of sense to hobble the development of dealer with 1990 era constraints. Accordingly JGM has decided to use any feature of Linux/Bison/Flex that seems useful, regardless of portability concerns such as P<text:span text:style-name="T46">OSIX</text:span> compliance, or Windows tool chains.</text:p>
      <text:p text:style-name="P75">Furthermore the (Standard ANSI) C language is much improved from 1990, allowing functions to return structures and unions, including some extra libraries for random number generation, firming up function prototype definitions and the like. These features too, are used whenever appropriate.</text:p>
      <text:h text:style-name="P160" text:outline-level="1"><text:bookmark-start text:name="__RefHeading___Toc3492_643984236"/>Hierarchy of Files<text:bookmark-end text:name="__RefHeading___Toc3492_643984236"/></text:h>
      <text:p text:style-name="Standard">dealdefs.h -&gt; dealtypes.h-&gt;dealexterns.h-----<text:span text:style-name="T39">-----v</text:span> <text:s text:c="7"/></text:p>
      <text:p text:style-name="Standard"><text:tab/><text:tab/><text:tab/> <text:s text:c="4"/>-&gt; dealglobals.c <text:s/>---&gt; dealyacc.y, dealflex.l, dealer<text:span text:style-name="T162">v2</text:span>.c, deal{xxx}subs.c etc.</text:p>
      <text:p text:style-name="Standard"><text:tab/><text:tab/><text:tab/> <text:s text:c="4"/>-&gt; dealprotos.h-------<text:span text:style-name="T39">---^</text:span></text:p>
      <text:p text:style-name="Standard"/>
      <text:h text:style-name="P171" text:outline-level="1"><text:bookmark-start text:name="__RefHeading___Toc3494_643984236"/>Dealer Heritage<text:bookmark-end text:name="__RefHeading___Toc3494_643984236"/></text:h>
      <text:p text:style-name="P78">This <text:span text:style-name="T21">next bit is </text:span>taken from the original dealer documentation; it gives a flavor of what the landscape was like back in 1989-ish when the program was first developed<text:span text:style-name="T21">, and in the years immediately following</text:span>.<text:span text:style-name="T21"> </text:span></text:p>
      <text:p text:style-name="P93">&lt;Quote&gt;</text:p>
      <text:h text:style-name="Heading_20_3" text:outline-level="3"><text:bookmark-start text:name="__RefHeading___Toc3496_643984236"/>Portability<text:bookmark-end text:name="__RefHeading___Toc3496_643984236"/></text:h>
      <text:p text:style-name="P79">The program has been developed under SunOS on Sun hardware. I (Hans) am a reasonably competent programmer though, and I expect the program to be highly portable. The most suspect part is in the initialization of the random number generator. The system call used here might need to be changed on other OSes. </text:p>
      <text:p text:style-name="P79">There has been a DOS and OS/2 port by Pedl Rau. I tested the speed at about 9000 hands a second on my 486DX33. <text:span text:style-name="T8">Note:</text:span> this has been superseded by the work from (a.o.) Paul Baxter, Alex Martelli and Danil Suits. </text:p>
      <text:p text:style-name="P79">Henk Uijterwaal has compiled his version under Linux (2.0.x and 2.2.x) without any problem, except that one needed to do: </text:p>
      <text:p text:style-name="P129">ln -s /usr/bin/flex /usr/bin/lex </text:p>
      <text:p text:style-name="P79">as flex has succeeded lex on Linux. On Ultrix, DEC Alpha(OSF), BSDI/3.x and SGI, the program compiled without any problem. </text:p>
      <text:p text:style-name="Text_20_body"><text:span text:style-name="T7">A. Martelli </text:span><text:a xlink:type="simple" xlink:href="mailto:alex@magenta.com" text:style-name="Internet_20_link" text:visited-style-name="Visited_20_Internet_20_Link"><text:span text:style-name="T7">(alex@magenta.com)</text:span></text:a><text:span text:style-name="T7"> used to build and run Dealer on Win/NT and Win/98 with the free Cygwin GCC C/C++ compiler and Unix emulation environment. Main changes needed were byacc instead of yacc, as well as flex instead of lex, in the Makefile. A Makefile with all these changes is available in the MSDOS subdirectory. </text:span></text:p>
      <text:p text:style-name="P79">Dealer's latest versions build and run fine using Microsoft Visual Studio 5 and 6 (still using byacc and flex if needed for syntax mods, but with no other known dependency on Cygwin); there is a current dependency on the Winsock2 DLL (for ntohs, ntohl functions) soon to be removed. </text:p>
      <text:p text:style-name="P80">&lt;/end Quote&gt;</text:p>
      <text:p text:style-name="P77">Even in 1999, the last date I have for when work was done on this program by Henk Uijterwaal and others, the Linux kernel was still only in version 2.2.</text:p>
      <text:p text:style-name="P77">It is now 2022, <text:span text:style-name="T47">so I, </text:span>JGM, have decided to use any Linux based tool that seemed appropriate without worrying too much about p<text:span text:style-name="T22">or</text:span>tability. I only started my modifications for my own learning and needs and never expected to release this code<text:span text:style-name="T47">, and it is too late <text:s/>now to worry about p</text:span><text:span text:style-name="T103">or</text:span><text:span text:style-name="T47">tability.</text:span></text:p>
      <text:p text:style-name="P77"/>
      <text:h text:style-name="P161" text:outline-level="1"/>
      <text:h text:style-name="P161" text:outline-level="1"><text:bookmark-start text:name="__RefHeading___Toc3498_643984236"/><text:soft-page-break/>Novice's Introduction to Bison/Yacc and Flex<text:bookmark-end text:name="__RefHeading___Toc3498_643984236"/></text:h>
      <text:h text:style-name="P177" text:outline-level="2"><text:bookmark-start text:name="__RefHeading___Toc3500_643984236"/>Overview<text:bookmark-end text:name="__RefHeading___Toc3500_643984236"/></text:h>
      <text:p text:style-name="P81">This bit is a 50<text:span text:style-name="T162">,</text:span>000 foot view of Bison and Flex. Written by a novice, for novices. If you really want to understand the theory behind how Bison generates its parsers, you need to read up on Compiler Design and LALR(1) grammars and so forth.</text:p>
      <text:p text:style-name="P81">YACC stands for Yet Another Compiler Compiler and is a tool to help people write compilers for new languages that they come up with. The original author of Dealer, Hans van Steveren<text:span text:style-name="T108"> </text:span>(HvS) used YACC in a clever way to develop a parser for the dealer input file commands. It's not quite a compiler, but it is a very powerful parser.</text:p>
      <text:p text:style-name="P81">So the overall process is this:</text:p>
      <text:p text:style-name="P81">Define your 'language'. A language has a syntax and a grammar. Express your grammar in 'rules' that YACC understands. When you feed these rules into YACC it will produce a piece of magic C code that will parse your input for you. This piece of C code is a procedure called <text:span text:style-name="T16">yyparse().</text:span><text:span text:style-name="T42"> </text:span><text:span text:style-name="T24">The grammar definition is usually in a file with a </text:span><text:span text:style-name="T42">.y</text:span><text:span text:style-name="T24"> extension.</text:span></text:p>
      <text:p text:style-name="P84">You also define your rules for making tokens that you feed into the parser. You process these token making rules with <text:span text:style-name="T40">Flex</text:span> and it produces a piece of not quite so magic C code that will break your input stream up into tokens. The lexer definition rules are usually in a file with a <text:span text:style-name="T40">.l</text:span> extension.</text:p>
      <text:p text:style-name="P84">You then write a main program which calls <text:span text:style-name="T40">yyparse</text:span><text:span text:style-name="T43">()</text:span> to parse the input, and your main program then does whatever is called for with what yyparse produces. Usually there will be significant extra code required over and above just the parsing step, but not always. The GNU <text:span text:style-name="T38">B</text:span>ison examples have a main program that just calls yyparse and nothing else.</text:p>
      <text:p text:style-name="P81">yyparse works by assembling 'tokens' into something more complicated; in the case of a parser that is say building sentences, the tokens are words. The bison examples on the GNU web site are various forms of calculators; the tokens are arithmetic operators, variable names, numbers, and so forth.</text:p>
      <text:p text:style-name="P82"><text:span text:style-name="T16">yyparse</text:span><text:span text:style-name="T17">()</text:span><text:span text:style-name="T40">,</text:span> the parser, <text:s/>gets its tokens by calling a C procedure named<text:span text:style-name="T185"> </text:span><text:span text:style-name="T18">yylex()</text:span><text:span text:style-name="T9">, </text:span>the lexer.<text:span text:style-name="T29"> (Lexing is short for 'lexical analysis' which is essentially breaking text up into its component parts.)</text:span></text:p>
      <text:p text:style-name="P83"><text:span text:style-name="T23">yylex's job is to read the input stream and break it up into tokens according to certain rules. In the case of sentences the </text:span><text:span text:style-name="T24">tokens </text:span><text:span text:style-name="T23">are </text:span><text:span text:style-name="T24">groups</text:span><text:span text:style-name="T23"> of letters between whitespace and punctuation</text:span><text:span text:style-name="T24"> i.e. words</text:span><text:span text:style-name="T23">. In the case of the </text:span><text:span text:style-name="T24">calculators the tokens are numbers and symbols and so on. </text:span></text:p>
      <text:p text:style-name="P84">You can run yyparse() as produced by bison, without involving flex to produce your lexer. If your lexer is simple enough you can code it by hand. In fact that is what the bison examples on the GNU web site do; they do not use flex at all.</text:p>
      <text:p text:style-name="P84">You can also run your lexer without involving <text:s/>a parser if your grammar is simple enough; i.e. you can in effect write your parser by hand. That is what some of the examples in O'Reilley's lex and yacc book do.</text:p>
      <text:p text:style-name="P84">But usually you use the two of them together as a pair. Bison to produce the parser,<text:span text:style-name="T16"> yyparse</text:span><text:span text:style-name="T40">, </text:span>and Flex to produce the lexer,<text:span text:style-name="T16"> yylex.</text:span><text:span text:style-name="T26"> Using these programs rather than hand coding</text:span><text:span text:style-name="T108">,</text:span><text:span text:style-name="T26"> leads to fewer bugs, quicker development, and much easier maintenance. And the performance is on par with what you could write by hand. </text:span></text:p>
      <text:h text:style-name="P177" text:outline-level="2"><text:bookmark-start text:name="__RefHeading___Toc3502_643984236"/><text:soft-page-break/>The Lexing Process -- Flex<text:bookmark-end text:name="__RefHeading___Toc3502_643984236"/></text:h>
      <text:p text:style-name="P84">The lexer's job is to produce tokens for the parser to assemble into something more elaborate. Each token always has an 'ID' associated with it, this is the token type. For example a string of digits might have the token type INTNUM, a string of digits with a decimal point could have the token type FLTNUM. A word could have the token type NOUN or VERB or CONJUNCTION.</text:p>
      <text:p text:style-name="P84">Typically in the code we write we express token types in all capitals; other symbols that are made up of several tokens put together are in lower case. </text:p>
      <text:p text:style-name="P84">In addition to its type, most tokens also have 'semantic value'. For a VERB say the semantic value would be something like, "does", "is", "has" and so forth; a FLTNUM could have a semantic value of 3.14159 or 2.7182818 say. When the lexer is returning the token to the parser it returns the token type as the value in the return <text:span text:style-name="T25">statement</text:span>, and it puts the semantic value into a global variable that is shared between the lexer and the parser. In the case of bison, this global variable is called <text:span text:style-name="T40">yylva</text:span>l, so flex puts the semantic value of the token type it is returning there.</text:p>
      <text:p text:style-name="P85"><text:span text:style-name="T24">Not all tokens have a sema</text:span><text:span text:style-name="T47">n</text:span><text:span text:style-name="T24">tic value attached; for example in a calculator one of the tokens might be a plus sign, <text:s/>'+' <text:s/></text:span><text:span text:style-name="T25">; </text:span><text:span text:style-name="T24">this plus sign has no semantic value</text:span><text:span text:style-name="T25">,</text:span><text:span text:style-name="T24"> it's just a token. </text:span></text:p>
      <text:p text:style-name="P84">These two pieces of information are the main ones; you can build your application with nothing more. However a compiler (which is what bison/yacc is helping you build) is expected to provide diagnostic error codes and messages, and so the location of the token in the input stream, line and column numbers say, could be very useful. Flex and Bison have a way of sharing the location of the various tokens between them to help with such issues. </text:p>
      <text:p text:style-name="P86">The lexer can also process certain tokens on its own; if the token does not need to be assembled into a more complicated structure<text:span text:style-name="T109">, </text:span><text:s/>the<text:span text:style-name="T27">n</text:span> <text:s/>having the 'front end' lexer handle what it can<text:span text:style-name="T47">, </text:span><text:s/>can simplify the grammar and speed<text:span text:style-name="T27"> up the parser.</text:span></text:p>
      <text:p text:style-name="P86">An example is comments; if the parser is just going to ignore the comments anyway, then the lexer might as well just skip over them itself. Another example in the <text:span text:style-name="T159">D</text:span>ealer program is the token 'produce'. This token specifies the maximum number of hands that meet the criteria, the <text:span text:style-name="T159">D</text:span>ealer program output. When the parser sees this token it takes its sema<text:span text:style-name="T47">n</text:span>tic value and puts it into a global variable that the main procedure will refer to later. But there is no need to involve the parser in such a simple task, the lexer already knows the semantic value of the number associated with the 'produce' word, and can easily populate the global variable itself.</text:p>
      <text:h text:style-name="Heading_20_3" text:outline-level="3"><text:bookmark-start text:name="__RefHeading___Toc3504_643984236"/>The Lexing Rules File (.l)<text:bookmark-end text:name="__RefHeading___Toc3504_643984236"/></text:h>
      <text:p text:style-name="P86">The input to the flex program, the dot ell file, is essentially a set of lines that follow the model:</text:p>
      <text:list xml:id="list2239850728" text:style-name="L1">
        <text:list-item>
          <text:p text:style-name="P186"><text:span text:style-name="T7">Column 1:</text:span> Pattern aka Regular Expression</text:p>
        </text:list-item>
        <text:list-item>
          <text:p text:style-name="P188">Whitespace</text:p>
        </text:list-item>
        <text:list-item>
          <text:p text:style-name="P187">{ C code between curly braces that says what action to take when the pattern is matched. }</text:p>
          <text:p text:style-name="P189">Here is an example <text:s/>of a Flex specification.</text:p>
        </text:list-item>
      </text:list>
      <text:p text:style-name="P6"><text:span text:style-name="T1"><text:tab/></text:span>[0-9]+{ws} <text:span text:style-name="T9">{</text:span> yylval = atoi(yytext) ; return INTNUM ; <text:span text:style-name="T9">}</text:span></text:p>
      <text:p text:style-name="P87">This says that when you see one or more digits with some whitespace following them, use the C function "<text:span text:style-name="T48">atoi</text:span>()" to convert the text you just matched to an integer; put the integer value into the global value yylval and return the token type INTNUM to yyparse. </text:p>
      <text:p text:style-name="P88"/>
      <text:p text:style-name="P88"><text:soft-page-break/>That is the essence of a lexer specification; of course users want the ability to do more than just this, and <text:span text:style-name="T159">F</text:span>lex has many features designed to allow writing powerful lexer specs easily and quickly.</text:p>
      <text:p text:style-name="P89">Flex takes specifications such as the above and produces a Finite State Machine that matches the input patterns, breaks the input text up into tokens, takes the corresponding actions, and passes the token type and semantic value to the parser. The name of the C procedure that does this job is <text:span text:style-name="T40">yylex()</text:span><text:span text:style-name="T68">.</text:span> As stated ea<text:span text:style-name="T68">r</text:span>lier while it is possible to generate a lexer by hand, it is quicker and easier to maintain, if you use a tool such as Flex to do it. It's the difference between writing declarative statements and procedural ones.</text:p>
      <text:h text:style-name="Heading_20_2" text:outline-level="2"><text:bookmark-start text:name="__RefHeading___Toc3506_643984236"/>G<text:span text:style-name="T28">enerating The Parser with Bison</text:span><text:bookmark-end text:name="__RefHeading___Toc3506_643984236"/></text:h>
      <text:p text:style-name="P89">In order to build an application using a language, one needs to parse it. Many years ago, defining new languages was quite common; so someone at Bell Labs, where Unix, C, and many other software tools were invented, wrote the program Yacc, which stood for, "Yet Another Compiler Compiler'. This tool was designed to help people write compilers. The GNU re-implementation of Yacc, is Bison.</text:p>
      <text:p text:style-name="P89">Bison, like Yacc before it, will take a series of declarative statements that define a language gramm<text:span text:style-name="T38">a</text:span>r, and it will produce an 'automaton' (State Machine) that can parse 'programs' written in that language.</text:p>
      <text:p text:style-name="P90"><text:span text:style-name="T28">The name of the C procedure that does the parsing is </text:span><text:span text:style-name="T10">yyparse().</text:span><text:span text:style-name="T31"> yyparse calls a lexer, most often </text:span><text:span text:style-name="T12">yylex()</text:span><text:span text:style-name="T31"> whenever it needs a token. Then using the context established by previous tokens, and the rules defined in the grammar, the parser can either process the user's input itself (see the various GNU calculator examples) or, in the case of our </text:span><text:span text:style-name="T36">D</text:span><text:span text:style-name="T31">ealer program, it creates some data structures (decision tree, and action list) that the main program uses to generate bridge hands of interest.</text:span></text:p>
      <text:p text:style-name="P90"><text:span text:style-name="T31">The parser's job is considerably more complex than that of the lexer. The author of the dealer program, Hans van St</text:span><text:span text:style-name="T37">a</text:span><text:span text:style-name="T31">veren, was very clever in his use of the lex and </text:span><text:span text:style-name="T36">yacc</text:span><text:span text:style-name="T31"> tools to build this application. </text:span></text:p>
      <text:h text:style-name="Heading_20_3" text:outline-level="3"><text:bookmark-start text:name="__RefHeading___Toc3508_643984236"/>The Parsing Rules File (.y)<text:bookmark-end text:name="__RefHeading___Toc3508_643984236"/></text:h>
      <text:p text:style-name="P91">The file that defines the grammar and the token types <text:s/>typically has a dot wye extension. There are several good examples of such files on the GNU web site in the Bison documentation section.</text:p>
      <text:p text:style-name="P91">One of the things about grammar rules is that they are usually recursive; it is extremely common to see rules that read, "An expression is either a number, or an expression in parentheses, or an <text:s/>expression<text:span text:style-name="T109"> followed by </text:span>the character '*' and another expression". <text:s/>You can see that the expression is defined in terms of itself, like recursive function calls in many programming languages.</text:p>
      <text:p text:style-name="P92">To really understand how a parser automaton is generated and works you need to read up on compiler design, LALR(1) grammars, shift / reduce parsing and so on. That is well beyond what I can go into here, but the GNU Bison site is an excellent place to start.</text:p>
      <text:p text:style-name="P92">We turn now to the dealer program itself. </text:p>
      <text:h text:style-name="P162" text:outline-level="1"/>
      <text:h text:style-name="P163" text:outline-level="1"/>
      <text:h text:style-name="P173" text:outline-level="1"><text:bookmark-start text:name="__RefHeading___Toc3510_643984236"/>Overview of the Operation of Dealer<text:bookmark-end text:name="__RefHeading___Toc3510_643984236"/></text:h>
      <text:p text:style-name="P95">The current production version of Dealer, has good documentation on how to use the program, what words and specifications you can put in the input file and so on. But the <text:span text:style-name="T159">D</text:span>ealer documentation is pretty sparse when it comes to describing how the program works, so that those who want to modify or extend it really have to study the code.<text:span text:style-name="T101"> As explained in the prologue, the following is what I have learned from extending Dealer's functionality.</text:span></text:p>
      <text:p text:style-name="P96">The program can be thought of as consisting of 4 main parts:</text:p>
      <text:p text:style-name="P96">1. Initialization and setup. This portion also processes any options entered on the command line. JGM in version 2.0 has almost doubled the number of parameters that can be passed into <text:span text:style-name="T101">D</text:span>ealer this way.</text:p>
      <text:p text:style-name="P96">2. Calling <text:span text:style-name="T16">yyparse()</text:span>. This step processes the user's input file and builds several 'trees' and linked lists in memory that tell <text:span text:style-name="T101">D</text:span>ealer how to generate deals that are 'interesting' to the user.</text:p>
      <text:p text:style-name="P96">3. Setting Context. This step is a sort of initialization part II. Some of the results produced by yyparse, are over-ridden by the parameters passed in on the command line. </text:p>
      <text:p text:style-name="P96">4. The Main Loop. This bit consists of several parts.</text:p>
      <text:p text:style-name="P130">4.1 Use a random number generator to shuffle a deck of cards. </text:p>
      <text:p text:style-name="P130">4.2 For each deal generated in 4.1 walk the decision tree produced by the yyparse stage to see if the deal is 'interesting'. An 'interesting' deal is one that satisfie<text:span text:style-name="T101">s</text:span> the <text:span text:style-name="T40">condition</text:span> as defined in the input file. This step is explained in more detail later in this document<text:span text:style-name="T159">.</text:span> If the deal is interesting, proceed to step 4.3. If the deal is not interesting <text:s/>discard it and return to step 4.1</text:p>
      <text:p text:style-name="P131">4.3 If the deal is interesting then run through the list of 'actions' defined by the user and perform them. Most actions involve producing some form of output, usually via a print statement. Many times there is only one action statement such as <text:span text:style-name="T16">printall</text:span> (the default action). Actions are of two types, those that produce output for every interesting deal, and those that produce output only at the end of the run. Examples of the first kind are the <text:span text:style-name="T11">p</text:span><text:span text:style-name="T9">rintall</text:span>, or <text:span text:style-name="T9">printoneline</text:span> actions. Examples of the second kind are the <text:span text:style-name="T11">a</text:span><text:span text:style-name="T9">verage</text:span> and <text:span text:style-name="T11">f</text:span><text:span text:style-name="T9">requency</text:span> actions. It not usually useful to have more than one action that produces output for every deal as the output<text:span text:style-name="T1">(s)</text:span> from them would all <text:span text:style-name="T30">be</text:span><text:span text:style-name="T9"> </text:span>mixed together. But it is quite useful to have one action that produces output for every<text:span text:style-name="T69"> </text:span>deal, and several other actions that wait till the end of the run to produce their output, such as several Averages, or Frequency counts.</text:p>
      <text:p text:style-name="P132">4.4 The Main Loop finishes when either the Generate or the Produce count is reached, whichever comes first.</text:p>
      <text:p text:style-name="P138">5. The end of the run processing. </text:p>
      <text:p text:style-name="P139"><text:span text:style-name="T110"><text:tab/></text:span><text:span text:style-name="T101">After finishing the main loop, D</text:span><text:span text:style-name="T110">ealer outputs the results of the delayed actions, the Averages, the Frequency Counts, the Print Compass and the Evalcontract. If the user has left the verbose mode </text:span><text:span text:style-name="T109">set to ON</text:span><text:span text:style-name="T110"> it also outputs the time taken and the total number of deals generated and produced, one of which will be less than the user asked for. </text:span></text:p>
      <text:p text:style-name="P138"/>
      <text:p text:style-name="P138"/>
      <text:p text:style-name="P138"><text:soft-page-break/></text:p>
      <text:h text:style-name="P164" text:outline-level="1"><text:bookmark-start text:name="__RefHeading___Toc3512_643984236"/>Evaluating the Condition Clause<text:bookmark-end text:name="__RefHeading___Toc3512_643984236"/></text:h>
      <text:p text:style-name="Standard"><text:span text:style-name="T71">Evaluating the condition clause is the most complex part of </text:span><text:span text:style-name="T72">what Dealer does. For one thing there are very many aspects of a bridge hand, or deal, that the user may wish to use as a selection criteria. These aspects include such things as: suit lengths, high card points, controls, shape and many others. <text:s/>They can be combined into complex expressions with each other, <text:s/>using many of the standard arithmetic operators such as plus, minus, division and multiplication. The complex expressions can be further combined into logic clauses with standard logic predicates such as 'not', 'and', 'or', and 'if'. See the user's documentation for details. </text:span></text:p>
      <text:p text:style-name="P1">The parser will assemble the various key words and functions in the input file into a series of 'clauses' known in this instance as 'rules'. Whenever the parser has assembled enough tokens from the lexer to make up a rule, it executes the C code that the programmer has specified for that rule. <text:span text:style-name="T87">It is Yacc/Bison, the parser generator, that is responsible for generating the C code that manages to keep the rules coherent and in a logical sequence. The programmer does not need to know</text:span><text:span text:style-name="T186"> how</text:span><text:span text:style-name="T87"> it does this. So long as he has specified a grammar with no 'bugs' in it, Yacc/Bison will generate a correct parser. </text:span></text:p>
      <text:p text:style-name="P2"/>
      <text:p text:style-name="P2">In Dealer the usual 'user action' that is taken when a <text:span text:style-name="T160">condition </text:span>'rule' is recognized is to add a 'node' to the decision tree. <text:s/>A diagram of a simple decision tree is shown on the next page. <text:s/>The programmer does not have to try to ensure that the new node is added in the right place on the tree. That is the parser's job. The programmer just has to make sure that the node is the correct type <text:span text:style-name="T88">and also that whatever values are needed at runtime are part of the data carried with the node.</text:span></text:p>
      <text:p text:style-name="P16"><text:span text:style-name="T88">In the following diagram, each node has: i) a type always present, ii) two integer values that are part of the node structure; </text:span><text:span text:style-name="T102">one, none</text:span><text:span text:style-name="T88">, or both of these may be used; and iii) two pointers again 0, 1, or both of these may be used to point to child nodes of the current one. </text:span></text:p>
      <text:p text:style-name="P3"/>
      <text:p text:style-name="P3"><text:span text:style-name="T102">As an example, </text:span><text:span text:style-name="T152">when </text:span><text:span text:style-name="T102">t</text:span>he following condition expression<text:span text:style-name="T102">:</text:span><text:span text:style-name="T99"> </text:span></text:p>
      <text:p text:style-name="P7"><text:span text:style-name="T89">c</text:span>ondition ( (<text:span text:style-name="T152"> </text:span>hcp(west) + hcp(east) ) <text:span text:style-name="T152"><text:s text:c="4"/></text:span>&gt; 25 &amp;&amp; </text:p>
      <text:p text:style-name="P7"><text:span text:style-name="T152"><text:s text:c="12"/></text:span>(hearts(west)<text:span text:style-name="T152"> </text:span>+<text:span text:style-name="T152"> </text:span>hearts(east)<text:span text:style-name="T152">)</text:span> &gt;= 9 &amp;&amp; </text:p>
      <text:p text:style-name="P7"><text:span text:style-name="T152"><text:s text:c="13"/></text:span>shape(west, - any 7xxx )<text:span text:style-name="T152"> </text:span>&amp;&amp;<text:span text:style-name="T89"> </text:span><text:s/>dds(west, hearts) &lt; 10 )</text:p>
      <text:p text:style-name="P49"><text:span text:style-name="T152">is</text:span><text:span text:style-name="T99"> parsed by the yacc/bison generated yyparse() function </text:span><text:span text:style-name="T100"><text:s/>a 'decision tree'</text:span><text:span text:style-name="T152"> is created</text:span><text:span text:style-name="T100"> in memory at run time. This is done once while the input file is being parsed, and is used for the rest of the run.</text:span><text:span text:style-name="T109"> On the next page is a diagram of what the decision tree looks like. </text:span><text:span text:style-name="T100"><text:s/>In the diagram the type of node is shown inside the circle, the values attached to the node are shown in the rectangular boxes, and the links between the nodes by straight lines. </text:span></text:p>
      <text:p text:style-name="P50">The evaluation function recursively calls itself, the effect is that the decision tree is evaluated left to right bottom to top. <text:span text:style-name="T152">This is pretty much the same order as the clauses appear in the condition statement. </text:span><text:span text:style-name="T99">T</text:span>his <text:span text:style-name="T99">fact </text:span>will have some practical value as will be explained later. </text:p>
      <text:p text:style-name="P50">As soon as the evaluation function can make a decision, it does so and it does not continue to evaluate all the nodes <text:span text:style-name="T90">if it is not necessary. </text:span></text:p>
      <text:p text:style-name="P51"><text:span text:style-name="T90">In this example there are many clauses joined by '</text:span><text:span text:style-name="T155">and</text:span><text:span text:style-name="T90">' </text:span><text:span text:style-name="T152">therefore</text:span><text:span text:style-name="T90"> as soon as one of the branches of an 'and' is false the whole </text:span><text:span text:style-name="T102">expression </text:span><text:span text:style-name="T90"><text:s/>must be false and the evaluation function can finish.</text:span><text:span text:style-name="T111"> </text:span></text:p>
      <text:p text:style-name="P3"/>
      <text:p text:style-name="P149"><draw:custom-shape text:anchor-type="paragraph" draw:z-index="0" draw:name="Shape1" draw:style-name="gr8" draw:text-style-name="P195" svg:width="0.4004in" svg:height="0.4004in" svg:x="4.248in" svg:y="0.24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 draw:name="Shape2_3" draw:style-name="gr9" draw:text-style-name="P198" svg:width="0.3622in" svg:height="0.2571in" svg:x="3.6764in" svg:y="1.0516in"><draw:text-box><text:p><text:span text:style-name="T192"><text:s text:c="2"/></text:span><text:span text:style-name="T192">&amp;</text:span></text:p></draw:text-box></draw:frame><draw:frame text:anchor-type="paragraph" draw:z-index="2" draw:name="Shape2_4" draw:style-name="gr9" draw:text-style-name="P198" svg:width="0.3622in" svg:height="0.2571in" svg:x="4.2862in" svg:y="0.3181in"><draw:text-box><text:p><text:span text:style-name="T192"><text:s text:c="2"/></text:span><text:span text:style-name="T192">&amp;</text:span></text:p></draw:text-box></draw:frame><draw:custom-shape text:anchor-type="paragraph" draw:z-index="3" draw:name="Shape1_0" draw:style-name="gr4" draw:text-style-name="P194" svg:width="0.4004in" svg:height="0.4004in" svg:x="4.248in" svg:y="0.2417in"><text:p text:style-name="P194">&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1" draw:style-name="gr4" draw:text-style-name="P194" svg:width="0.4004in" svg:height="0.4004in" svg:x="3.6382in" svg:y="0.9555in"><text:p text:style-name="P194">&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1_2" draw:style-name="gr8" draw:text-style-name="P195" svg:width="0.4004in" svg:height="0.4004in" svg:x="3.9902in" svg:y="1.6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3" draw:style-name="gr4" draw:text-style-name="P194" svg:width="0.4004in" svg:height="0.4004in" svg:x="2.2665in" svg:y="2.3945in"><text:p text:style-name="P194">&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_4" draw:style-name="gr5" draw:text-style-name="P196" svg:width="0.4016in" svg:height="0.4016in" svg:x="1.5618in" svg:y="3.0791in"><text:p text:style-name="P196"><text:span text:style-name="T1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5" draw:style-name="gr4" draw:text-style-name="P194" svg:width="0.4004in" svg:height="0.4004in" svg:x="0.8673in" svg:y="3.8417in"><text:p text:style-name="P194">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6" draw:style-name="gr4" draw:text-style-name="P194" svg:width="0.4004in" svg:height="0.4004in" svg:x="1.952in" svg:y="3.8126in"><text:p text:style-name="P194">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7" draw:style-name="gr8" draw:text-style-name="P195" svg:width="0.4004in" svg:height="0.4004in" svg:x="2.4957in" svg:y="3.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_8" draw:style-name="gr4" draw:text-style-name="P194" svg:width="0.4004in" svg:height="0.4004in" svg:x="3.6382in" svg:y="0.9555in"><text:p text:style-name="P194">&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_9" draw:style-name="gr4" draw:text-style-name="P194" svg:width="0.4004in" svg:height="0.4004in" svg:x="2.9618in" svg:y="1.6417in"><text:p text:style-name="P194">&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_10" draw:style-name="gr8" draw:text-style-name="P195" svg:width="0.4004in" svg:height="0.4004in" svg:x="5.3244in" svg:y="0.8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_11" draw:style-name="gr8" draw:text-style-name="P195" svg:width="0.4004in" svg:height="0.4004in" svg:x="4.9902in" svg:y="1.5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_12" draw:style-name="gr4" draw:text-style-name="P194" svg:width="0.4004in" svg:height="0.4004in" svg:x="6.3138in" svg:y="1.5957in"><text:p text:style-name="P194">#</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6" draw:name="Shape3" draw:style-name="gr6" draw:text-style-name="P197" svg:width="0.3335in" svg:height="0.2669in" svg:x="5.3909in" svg:y="0.9374in"><draw:text-box><text:p><text:s text:c="2"/>&lt;</text:p></draw:text-box></draw:frame><draw:custom-shape text:anchor-type="paragraph" draw:z-index="17" draw:name="Shape1_13" draw:style-name="gr4" draw:text-style-name="P194" svg:width="0.4004in" svg:height="0.4004in" svg:x="4.9902in" svg:y="1.5283in"><text:p text:style-name="P194">dds</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8" draw:name="Shape3_2" draw:style-name="gr7" draw:text-style-name="P197" svg:width="0.4394in" svg:height="0.5122in" svg:x="3.9902in" svg:y="1.6618in"><draw:text-box><text:p><text:s/><text:span text:style-name="T192">Shape</text:span></text:p></draw:text-box></draw:frame><draw:frame text:anchor-type="paragraph" draw:z-index="19" draw:name="Shape3_5" draw:style-name="gr6" draw:text-style-name="P197" svg:width="0.3335in" svg:height="0.2669in" svg:x="2.5626in" svg:y="3.2335in"><draw:text-box><text:p><text:s text:c="2"/>#</text:p></draw:text-box></draw:frame><draw:custom-shape text:anchor-type="paragraph" draw:z-index="20" draw:name="Shape1_14" draw:style-name="gr4" draw:text-style-name="P194" svg:width="0.4004in" svg:height="0.4004in" svg:x="4.5429in" svg:y="2.489in"><text:p text:style-name="P194">&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_15" draw:style-name="gr4" draw:text-style-name="P194" svg:width="0.4004in" svg:height="0.4004in" svg:x="3.3429in" svg:y="3.8134in"><text:p text:style-name="P194">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_16" draw:style-name="gr4" draw:text-style-name="P194" svg:width="0.4004in" svg:height="0.4004in" svg:x="4.4862in" svg:y="3.7945in"><text:p text:style-name="P194">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1_17" draw:style-name="gr5" draw:text-style-name="P196" svg:width="0.4016in" svg:height="0.4016in" svg:x="3.8854in" svg:y="3.1083in"><text:p text:style-name="P196"><text:span text:style-name="T1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_18" draw:style-name="gr4" draw:text-style-name="P194" svg:width="0.4004in" svg:height="0.4004in" svg:x="5.1909in" svg:y="3.1673in"><text:p text:style-name="P194">#</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Shape4" draw:style-name="gr2" draw:text-style-name="P195" svg:x1="4.3909in" svg:y1="0.6417in" svg:x2="3.9811in" svg:y2="1.0516in"><text:p/></draw:line><draw:line text:anchor-type="paragraph" draw:z-index="26" draw:name="Shape5" draw:style-name="gr2" draw:text-style-name="P195" svg:x1="3.6764in" svg:y1="1.3083in" svg:x2="3.2673in" svg:y2="1.7181in"><text:p/></draw:line><draw:line text:anchor-type="paragraph" draw:z-index="27" draw:name="Shape6" draw:style-name="gr2" draw:text-style-name="P195" svg:x1="3.0764in" svg:y1="2.0429in" svg:x2="2.6189in" svg:y2="2.4622in"><text:p/></draw:line><draw:line text:anchor-type="paragraph" draw:z-index="28" draw:name="Shape7" draw:style-name="gr2" draw:text-style-name="P195" svg:x1="2.372in" svg:y1="2.7945in" svg:x2="1.9055in" svg:y2="3.1563in"><text:p/></draw:line><draw:line text:anchor-type="paragraph" draw:z-index="29" draw:name="Shape8" draw:style-name="gr2" draw:text-style-name="P195" svg:x1="1.7055in" svg:y1="3.4134in" svg:x2="1.2008in" svg:y2="3.8996in"><text:p/></draw:line><draw:line text:anchor-type="paragraph" draw:z-index="30" draw:name="Shape9" draw:style-name="gr2" draw:text-style-name="P195" svg:x1="1.9055in" svg:y1="3.4417in" svg:x2="2.1055in" svg:y2="3.861in"><text:p/></draw:line><draw:line text:anchor-type="paragraph" draw:z-index="31" draw:name="Shape10" draw:style-name="gr2" draw:text-style-name="P195" svg:x1="2.572in" svg:y1="2.7945in" svg:x2="2.6673in" svg:y2="3.1465in"><text:p/></draw:line><draw:line text:anchor-type="paragraph" draw:z-index="32" draw:name="Shape11" draw:style-name="gr3" draw:text-style-name="P195" svg:x1="3.248in" svg:y1="1.9752in" svg:x2="4.6008in" svg:y2="2.6614in"><text:p/></draw:line><draw:line text:anchor-type="paragraph" draw:z-index="33" draw:name="Shape12" draw:style-name="gr2" draw:text-style-name="P195" svg:x1="3.9437in" svg:y1="1.3555in" svg:x2="4.1146in" svg:y2="1.6618in"><text:p/></draw:line><draw:line text:anchor-type="paragraph" draw:z-index="34" draw:name="Shape13" draw:style-name="gr2" draw:text-style-name="P195" svg:x1="4.5437in" svg:y1="0.6417in" svg:x2="5.3909in" svg:y2="1.0134in"><text:p/></draw:line><draw:line text:anchor-type="paragraph" draw:z-index="35" draw:name="Shape14" draw:style-name="gr2" draw:text-style-name="P195" svg:x1="5.3909in" svg:y1="1.2043in" svg:x2="5.239in" svg:y2="1.5752in"><text:p/></draw:line><draw:line text:anchor-type="paragraph" draw:z-index="36" draw:name="Shape15" draw:style-name="gr2" draw:text-style-name="P195" svg:x1="5.6193in" svg:y1="1.2043in" svg:x2="6.4102in" svg:y2="1.6516in"><text:p/></draw:line><draw:line text:anchor-type="paragraph" draw:z-index="37" draw:name="Shape16" draw:style-name="gr2" draw:text-style-name="P195" svg:x1="4.6579in" svg:y1="2.8417in" svg:x2="4.248in" svg:y2="3.1661in"><text:p/></draw:line><draw:line text:anchor-type="paragraph" draw:z-index="38" draw:name="Shape17" draw:style-name="gr2" draw:text-style-name="P195" svg:x1="4.0004in" svg:y1="3.4516in" svg:x2="3.6957in" svg:y2="3.8996in"><text:p/></draw:line><draw:line text:anchor-type="paragraph" draw:z-index="39" draw:name="Shape18" draw:style-name="gr2" draw:text-style-name="P195" svg:x1="4.2291in" svg:y1="3.5098in" svg:x2="4.5909in" svg:y2="3.8701in"><text:p/></draw:line><draw:line text:anchor-type="paragraph" draw:z-index="40" draw:name="Shape19" draw:style-name="gr2" draw:text-style-name="P195" svg:x1="4.8673in" svg:y1="2.889in" svg:x2="5.2862in" svg:y2="3.2516in"><text:p/></draw:line><draw:custom-shape text:anchor-type="paragraph" draw:z-index="41" draw:name="Shape20" draw:style-name="gr1" draw:text-style-name="P194" svg:width="0.5807in" svg:height="0.2004in" svg:x="6.7244in" svg:y="1.3366in"><text:p text:style-name="P194">10</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20_0" draw:style-name="gr1" draw:text-style-name="P194" svg:width="0.5807in" svg:height="0.2004in" svg:x="5.7335in" svg:y="1.9457in"><text:p text:style-name="P194">hearts</text:p><draw:enhanced-geometry svg:viewBox="0 0 21600 21600" draw:glue-points="10800 0 0 10800 10800 21600 21600 10800 ?f40 ?f41" draw:text-areas="0 0 21600 21600" draw:type="rectangular-callout" draw:modifiers="-13780.6451612903 -30643.5986159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Shape20_1" draw:style-name="gr1" draw:text-style-name="P194" svg:width="0.5807in" svg:height="0.2004in" svg:x="5.7528in" svg:y="2.3362in"><text:p text:style-name="P194">west</text:p><draw:enhanced-geometry svg:viewBox="0 0 21600 21600" draw:glue-points="10800 0 0 10800 10800 21600 21600 10800 ?f40 ?f41" draw:text-areas="0 0 21600 21600" draw:type="rectangular-callout" draw:modifiers="-18038.7096774194 -50150.865051903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4" draw:name="Shape20_2" draw:style-name="gr1" draw:text-style-name="P194" svg:width="0.5807in" svg:height="0.2004in" svg:x="4.3909in" svg:y="1.2799in"><text:p text:style-name="P194">-7xxx</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Shape20_3" draw:style-name="gr1" draw:text-style-name="P194" svg:width="0.5807in" svg:height="0.2004in" svg:x="2.9437in" svg:y="2.8799in"><text:p text:style-name="P194">25</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Shape20_4" draw:style-name="gr1" draw:text-style-name="P194" svg:width="0.5807in" svg:height="0.2004in" svg:x="5.6484in" svg:y="2.889in"><text:p text:style-name="P194">9</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Shape20_5" draw:style-name="gr1" draw:text-style-name="P194" svg:width="0.5807in" svg:height="0.2004in" svg:x="0.0382in" svg:y="4.5839in"><text:p text:style-name="P194">we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Shape20_6" draw:style-name="gr1" draw:text-style-name="P194" svg:width="0.5807in" svg:height="0.2004in" svg:x="1.1339in" svg:y="4.5362in"><text:p text:style-name="P194">ea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Shape20_7" draw:style-name="gr1" draw:text-style-name="P194" svg:width="0.5807in" svg:height="0.2004in" svg:x="3.648in" svg:y="4.498in"><text:p text:style-name="P194">west</text:p><draw:enhanced-geometry svg:viewBox="0 0 21600 21600" draw:glue-points="10800 0 0 10800 10800 21600 21600 10800 ?f40 ?f41" draw:text-areas="0 0 21600 21600" draw:type="rectangular-callout" draw:modifiers="-1393.54838709677 -31689.96539792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Shape20_8" draw:style-name="gr1" draw:text-style-name="P194" svg:width="0.5807in" svg:height="0.2004in" svg:x="5.7146in" svg:y="4.4508in"><text:p text:style-name="P194">east</text:p><draw:enhanced-geometry svg:viewBox="0 0 21600 21600" draw:glue-points="10800 0 0 10800 10800 21600 21600 10800 ?f40 ?f41" draw:text-areas="0 0 21600 21600" draw:type="rectangular-callout" draw:modifiers="-32541.935483871 -45068.5121107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1" draw:name="Shape20_9" draw:style-name="gr1" draw:text-style-name="P194" svg:width="0.5807in" svg:height="0.2004in" svg:x="2.7244in" svg:y="4.5165in"><text:p text:style-name="P194">hearts</text:p><draw:enhanced-geometry svg:viewBox="0 0 21600 21600" draw:glue-points="10800 0 0 10800 10800 21600 21600 10800 ?f40 ?f41" draw:text-areas="0 0 21600 21600" draw:type="rectangular-callout" draw:modifiers="26193.5483870968 -36772.318339100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Shape20_10" draw:style-name="gr1" draw:text-style-name="P194" svg:width="0.5807in" svg:height="0.2004in" svg:x="4.848in" svg:y="4.498in"><text:p text:style-name="P194">hearts</text:p><draw:enhanced-geometry svg:viewBox="0 0 21600 21600" draw:glue-points="10800 0 0 10800 10800 21600 21600 10800 ?f40 ?f41" draw:text-areas="0 0 21600 21600" draw:type="rectangular-callout" draw:modifiers="-2477.41935483871 -34754.3252595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tab/>Example Decision Tre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ince the evaluation is done left to right, roughly in the same order as specified in the condition statement, it pays to put the quicker evaluations first; if these fail the evaluation routines may never have to execute the slower functions. In this example the DDS <text:span text:style-name="T163">(Double Dummy Solver) </text:span>function is the slowest, since it is more difficult to calculate the number of tricks a hand can take than to count its hcp or the number of cards in a suit. So we put it last in the condition statement; had we put it first, it would have been called on every deal<text:span text:style-name="T102">. As</text:span> shown it is called only for those deals which meet all other conditions.</text:p>
      <text:h text:style-name="P174" text:outline-level="1"><text:bookmark-start text:name="__RefHeading___Toc3514_643984236"/>Code Locations<text:span text:style-name="T167"> -- src Directory</text:span><text:bookmark-end text:name="__RefHeading___Toc3514_643984236"/></text:h>
      <text:p text:style-name="P97">JGM has <text:span text:style-name="T93">(re)-</text:span>organized the C code that makes up the <text:span text:style-name="T102">D</text:span>ealer application as follows:<text:span text:style-name="T94"> (all</text:span><text:span text:style-name="T102"> </text:span><text:span text:style-name="T94">of the following are in the "</text:span><text:span text:style-name="T41">src</text:span><text:span text:style-name="T94">" directory.</text:span></text:p>
      <text:p text:style-name="P97">dealflex.l - there is some C code here that implements Flex action statements and some functions that are called by these action statements.<text:span text:style-name="T102"> This file also contains the lexing rules for Flex. </text:span></text:p>
      <text:p text:style-name="P97">dealyacc.y - there is some C code here that is run whenever the parser 'reduces' a rule; typically this C code adds a node to the decision tree or adds another item to the action list or the variable list. There is also C code that consists of functions that are called by the tree building statements in the rules.<text:span text:style-name="T102"> This file also contains the grammar definition for the Dealer application.</text:span></text:p>
      <text:p text:style-name="P98">dealer<text:span text:style-name="T163">v2</text:span>.c - This file includes the <text:span text:style-name="T93">"</text:span>main<text:span text:style-name="T93">"</text:span> function<text:span text:style-name="T93">, the</text:span> initialization<text:span text:style-name="T93">, and the</text:span> main<text:span text:style-name="T93"> </text:span>loop code.</text:p>
      <text:p text:style-name="P98">mainsubs.c<text:span text:style-name="T91"> - this code is used by the main program to parse command line variables, initialize the random number generator and so forth.</text:span></text:p>
      <text:p text:style-name="P97">dealparse_subs.c - These are more extensive routines that are run during the parser phase of Dealer. They do not implement evaluation or bridge oriented functionality; they do not form part of the main loop code.<text:span text:style-name="T92"> The are primarily called from code in the dealflex.l and dealyacc.y files.</text:span></text:p>
      <text:p text:style-name="P97">dealeval_subs.c - These functions are run during the evaluation phase of the main loop. That is they are run for every random hand that Dealer generates. These functions make up the code that is run depending on which node of the decision tree <text:s/>is being traversed.</text:p>
      <text:p text:style-name="P101">c4.c<text:span text:style-name="T92"><text:tab/>- This code implements the Kaplan and Rubens Four C's hand evaluation method, as well as the Suit Quality measurements. The code is run during the evaluation phase but it is in its own file to make it easier to maintain.</text:span></text:p>
      <text:p text:style-name="P100">dealdds_subs.c<text:span text:style-name="T92"> - This code implements the calls to the Double Dummy Solver library. It is run during the evaluation phase, but the functions have been given their own file to make them easier to maintain.</text:span></text:p>
      <text:p text:style-name="P101">Dealer_DDS_IF.c<text:span text:style-name="T92"> - This code provides the interface between Dealer and the DDS library. It is in its own file to avoid name conflicts with code in the other dealer files. </text:span></text:p>
      <text:p text:style-name="P99">dealaction_subs.c - These functions are run when the evaluation phase marks the deal as interesting. They implement the print, average, frequency and such like functionality.</text:p>
      <text:p text:style-name="P100">dealdebug_subs.c<text:span text:style-name="T93"> - These are functions written by JGM to debug his code and to learn how Dealer works. <text:s/>Unless the symbol JGMDBG is defined at compile time, they should have no effect on the operation of </text:span><text:span text:style-name="T102">D</text:span><text:span text:style-name="T93">ealer. </text:span></text:p>
      <text:h text:style-name="Heading_20_1" text:outline-level="1"><text:bookmark-start text:name="__RefHeading___Toc29072_2914024446"/><text:span text:style-name="T168">Code Locations</text:span><text:span text:style-name="T167"> -- include Directory</text:span><text:bookmark-end text:name="__RefHeading___Toc29072_2914024446"/></text:h>
      <text:p text:style-name="P103">The header files are in the <text:span text:style-name="T40">"include"</text:span> directory</text:p>
      <text:p text:style-name="P102"><text:span text:style-name="T40">std_hdrs.h</text:span> - this file contains include statements for <text:s/>all the standard headers needed, such as stdlib.h, stdio.h, assert.h etc. The first statement in this file is to define the macro _GNU_SOURCE. This has the effect of 'turning on' all the GNU extensions that are available <text:span text:style-name="T160">in </text:span>glibc, such as extra string functions and so on. If you want strictly POSIX or strictly ANSI C, you will need to define a different macro.</text:p>
      <text:p text:style-name="P102"><text:soft-page-break/><text:span text:style-name="T40">dealdefs.h </text:span>- this file defines all the symbolic constants used. It is needed by all the other .h files as well as most of the .c files.</text:p>
      <text:p text:style-name="P102"><text:span text:style-name="T40">dealtypes.h</text:span> - this file defines the various structures, arrays, typedefs and so on. It uses the definitions from dealdefs.h</text:p>
      <text:p text:style-name="P102"><text:span text:style-name="T40">dealglobals.c</text:span> - This file defines and allocates space for the global variables used in dealer. There are probably too many of these, but several are used to exchange information between Flex, Yacc, and the Dealer main program, as well as between functions compiled in different files. This file should only be included in the main program file, dealer<text:span text:style-name="T163">v2</text:span>.c, not in any of the other files.</text:p>
      <text:p text:style-name="P102"><text:span text:style-name="T40">dealexterns.h</text:span> - This file is the counterpart to dealglobals.c. It contains <text:span text:style-name="T40">extern <text:s/></text:span><text:span text:style-name="T95"><text:s/>statements for the global variables defined in dealglobals.c</text:span></text:p>
      <text:p text:style-name="P122"><text:span text:style-name="T40">dealprotos.h</text:span> - This file contains prototype statements for most of the functions that are not defined in the same file where they are used. </text:p>
      <text:p text:style-name="P123">The above files are usually all that is needed by most of the <text:span text:style-name="T163">D</text:span>ealer .c files. In addition there are a few files that are only needed by a small subset of the code:</text:p>
      <text:p text:style-name="P123"><text:span text:style-name="T40">c4.h </text:span>- header info used only by the c4.c file, and defining an interface to that code.</text:p>
      <text:p text:style-name="P123"><text:span text:style-name="T40">deal_dll.h</text:span> - this file is an extract from the dll file provided with the DDS library. It imports the minimum amount of information to avoid potential naming conflicts.</text:p>
      <text:p text:style-name="P123"><text:span text:style-name="T40">deal_dds.h</text:span> - this file makes available to the code that uses the DDS library the minimal amount of information from the Dealer program.</text:p>
      <text:p text:style-name="P123"><text:span text:style-name="T40">pointcount.h</text:span> - included into dealtypes.h because it defines the max size of the pointcount array.</text:p>
      <text:p text:style-name="P128"><text:span text:style-name="T45">deal</text:span><text:span text:style-name="T44">debug_subs.h</text:span><text:span text:style-name="T96"> - some prototypes and definitions for the debugging routines.</text:span></text:p>
      <text:h text:style-name="Heading_20_1" text:outline-level="1"><text:bookmark-start text:name="__RefHeading___Toc29074_2914024446"/><text:span text:style-name="T96">Code Locations</text:span><text:span text:style-name="T97"> -- </text:span><text:span text:style-name="T6">Other</text:span><text:span text:style-name="T97"> Directories</text:span><text:bookmark-end text:name="__RefHeading___Toc29074_2914024446"/></text:h>
      <text:p text:style-name="P56">The Prod directory contains the Makefile and the binary for the 'production' version of <text:span text:style-name="T40">dealerv2</text:span>.</text:p>
      <text:p text:style-name="P56"/>
      <text:p text:style-name="P57">The Debug directory contains the Makefile and the binary for the debug version of Dealer, <text:span text:style-name="T40">dealdbg</text:span></text:p>
      <text:p text:style-name="P57"><text:span text:style-name="T187">There is also a</text:span> <text:span text:style-name="T40">DebugExamples</text:span> directory for testing various mods to Dealer. <text:span text:style-name="T171">In </text:span><text:span text:style-name="T187">Debug/Makefile</text:span><text:span text:style-name="T171"> the symbol JGMDBG is defined, so that the debugging code in the Dealer source files is included in the resulting binary. The included debugging code is triggered by setting the -D switch on the cmd line to a value between 1 and 9. If the -D switch is set to 0 then all the debugging output is suppressed.</text:span><text:span text:style-name="T187"> Debugging output is sent to stderr so that it is possible to save the debugging output by redirecting stderr, and not have it interfere with the normal Dealer output.</text:span></text:p>
      <text:p text:style-name="P56"/>
      <text:p text:style-name="P56"><text:span text:style-name="T169">T</text:span>he docs directory contains the User Guide, a README file, this Maintainer's guide<text:span text:style-name="T169">, license and copyright files, </text:span>and other useful background info.</text:p>
      <text:p text:style-name="P57"/>
      <text:p text:style-name="P57">The lib directory contains the pre<text:span text:style-name="T171">-</text:span>compiled DDS library. <text:span text:style-name="T170">This is a static library, NOT a shared object. <text:s/>I hope that this means it will not be necessary to recompile it for different Linux kernels. </text:span>While Dealer itself can be compiled with ordinary C compiler, DDS must be compiled with C++. Since this library was compiled with g++ the final dealerv2 binary link step must be done with g++. The Makefiles have been pre-built to do this.</text:p>
      <text:p text:style-name="P57"><text:soft-page-break/>lib also contains a tarball of the JGM's Perl code that implements the Optimal Point Count hand evaluation method. This code is needed if you intend to use the 'opc' functionality of Dealer. </text:p>
      <text:p text:style-name="P57">There is no 'package' install of this, but Dealer has been pre-compiled to run the code from the /usr/local/bin/DOP directory. You will need super-user priviledges to install it in that location.</text:p>
      <text:p text:style-name="P57"/>
      <text:p text:style-name="P56">The Examples directory contains many Dealer 'Input Files' demonstrating how to use the various features of Dealer. Many of these come from the original version. <text:span text:style-name="T169"><text:s/>There are also files giving the output <text:s/>from these examples on my machine, and a perl script to compare the latest output to the reference output. This has been copied from version 1. </text:span></text:p>
      <text:p text:style-name="P56"/>
      <text:p text:style-name="P57">The DDS directory contains <text:span text:style-name="T170">a tarball of Bo Haglunds Double Dummy Solver.</text:span></text:p>
      <text:p text:style-name="P58">If you intend to rebuild this library it is best to start with BH's distribution, but you might find some of the files in this directory helpful. </text:p>
      <text:h text:style-name="P165" text:outline-level="1"><text:bookmark-start text:name="__RefHeading___Toc3516_643984236"/>Modification Examples<text:bookmark-end text:name="__RefHeading___Toc3516_643984236"/></text:h>
      <text:h text:style-name="P178" text:outline-level="2"><text:bookmark-start text:name="__RefHeading___Toc3518_643984236"/>Adding a Title.<text:bookmark-end text:name="__RefHeading___Toc3518_643984236"/></text:h>
      <text:p text:style-name="P17">The objective is to be able to add a title string to some of the output, so as to describe<text:span text:style-name="T107">, for example,</text:span> what bidding practice is being generated. One can also put this title out as part of the PBN report.</text:p>
      <text:p text:style-name="P17">The title will be a simple character array in a global variable. As such there is no real grammar associated with this; we can do it all in the Flex file. </text:p>
      <text:p text:style-name="P17">1. Allocate space for the title string, and its length in the dealglobals.c file. <text:s/>Also add an extern definition for these global variables in the dealexterns.h file.</text:p>
      <text:p text:style-name="P17">2. In the dealflex.l file define the patte<text:span text:style-name="T160">rn</text:span> 'title' beginning in column 1. <text:span text:style-name="T104">We could make a regex that matches 'title' followed by whitespace then followed by a quoted string. But we want the user to be able to put the title on a separate line. So we make use of Flex's "exclusive state" feature so that once 'title' is seen the only thing that Flex will recognize is a quoted string. <text:s/>The user action statement associated with the quoted string, copies the string to the global variable, and also sets the length. It then exits the exclusive state an</text:span><text:span text:style-name="T107">d</text:span><text:span text:style-name="T104"> resumes looking for a token that it can pass to yyparse.</text:span></text:p>
      <text:p text:style-name="P59">Here is the code as it is in the<text:span text:style-name="T40"> dealflex.l</text:span> file:</text:p>
      <text:p text:style-name="P8">%x TITLE</text:p>
      <text:p text:style-name="P8">ws [ \t]+</text:p>
      <text:p text:style-name="P8">nl \n</text:p>
      <text:p text:style-name="P8">qstring <text:s text:c="2"/>\"[^\"\n]*[\"\n]</text:p>
      <text:p text:style-name="P8">title({ws}|{nl}) { BEGIN(TITLE); <text:s/>}</text:p>
      <text:p text:style-name="P8">&lt;TITLE&gt;{nl} <text:s text:c="2"/>; <text:s text:c="15"/>/* do nothing if {nl} found. */</text:p>
      <text:p text:style-name="P8">&lt;TITLE&gt;{qstring} <text:s/>{</text:p>
      <text:p text:style-name="P8"><text:s text:c="20"/>strncpy(title, yytext+1, (yyleng-2) ) ;</text:p>
      <text:p text:style-name="P8"><text:s text:c="20"/>title[yyleng-2] = '\0';</text:p>
      <text:p text:style-name="P8"><text:s text:c="20"/>title_len = strlen(title) ;</text:p>
      <text:p text:style-name="P8"><text:s text:c="20"/>BEGIN(INITIAL) ;</text:p>
      <text:p text:style-name="P8"><text:s text:c="18"/>}</text:p>
      <text:p text:style-name="P18">The first <text:span text:style-name="T105">line defines a new exclusive state to Flex. </text:span></text:p>
      <text:p text:style-name="P18"><text:span text:style-name="T105">The next </text:span>3 lines just define some symbolic constants to make reading the rest of the code easier.</text:p>
      <text:p text:style-name="P52"><text:span text:style-name="T81">The line beginning with 'title' </text:span><text:span text:style-name="T82">tells Flex to </text:span><text:span text:style-name="T81">look for </text:span><text:span text:style-name="T73">'</text:span><text:span text:style-name="T81">title</text:span><text:span text:style-name="T73">'</text:span><text:span text:style-name="T81"> followed by whitespace, <text:s/>or newline. If it sees </text:span><text:soft-page-break/><text:span text:style-name="T81">that, it enters the </text:span><text:span text:style-name="T83">TITLE exclusive state, looking only for a quoted string. <text:line-break/>When </text:span><text:span text:style-name="T82">Flex</text:span><text:span text:style-name="T83"> finds a quoted string it copies the text it found (less the opening and closing quote marks) to the global variable and adds a null string terminator at the end.</text:span></text:p>
      <text:p text:style-name="P19">Then for convenience it saves the length of the string in another global variable, and exits the TITLE state and returns to the default, INITIAL state. </text:p>
      <text:p text:style-name="P19"/>
      <text:p text:style-name="P19">Other parts of the program can test the title_len variable and if it is non-zero they know that there is a title that can be output along with the Dealer results. If the user does not want a title mixed in with his output he does not enter one. </text:p>
      <text:p text:style-name="P19"/>
      <text:p text:style-name="P19">This is all done without involving the grammar file, dealyacc.y<text:span text:style-name="T106">.</text:span></text:p>
      <text:p text:style-name="P19"/>
      <text:h text:style-name="P179" text:outline-level="2"><text:bookmark-start text:name="__RefHeading___Toc3520_643984236"/>Adding Losing Trick Count (ltc)<text:bookmark-end text:name="__RefHeading___Toc3520_643984236"/></text:h>
      <text:p text:style-name="P106">The next example adds a new feature to the Dealer vocabulary. I wanted to have a more 'modern' LTC than just counting losers. For example AJT should be counted as 1.5 losers not 2; Qxx should be counted as 2.5 losers not 2. In the input file the user would be able to enter conditions such as:</text:p>
      <text:p text:style-name="P108">ltc(north)&lt;5.5 <text:span text:style-name="T70">or perhaps </text:span>ltc(north,spades)&lt;2<text:span text:style-name="T152">.</text:span> &amp;&amp; ltc(south, clubs)&lt;1<text:span text:style-name="T152">.</text:span></text:p>
      <text:p text:style-name="P107"><text:span text:style-name="T73">You can see that this is very similar to the syntax of other aspects of hand evaluation such as </text:span><text:span text:style-name="T76">HCP</text:span><text:span text:style-name="T73">, or length in a suit. So the grammar would also be very similar to the </text:span><text:span text:style-name="T76">HCP</text:span><text:span text:style-name="T73"> grammar.</text:span></text:p>
      <text:p text:style-name="P110">The steps involved are as follows:</text:p>
      <text:p text:style-name="P110">I - Grammar file (dealyacc.y)</text:p>
      <text:p text:style-name="P107">1. Define a new token LTC with a <text:span text:style-name="T48">%token</text:span><text:span text:style-name="T51"> LTC</text:span> statement.</text:p>
      <text:p text:style-name="P106"><text:span text:style-name="T70">2. Write two new rules, the first to handle the case where the user enters only the 'compass' direction </text:span><text:span text:style-name="T76">[</text:span><text:span text:style-name="T70">e.g. ltc(north)</text:span><text:span text:style-name="T76"> ] </text:span><text:span text:style-name="T70">and the second where the user enters the compass direction and the suit.</text:span></text:p>
      <text:p text:style-name="P107"><text:span text:style-name="T73">3. In the action statement associated with reducing the first rule, create a new node of type TRT_LTCTOTAL and put the compass direction value (0..3) in the first integer </text:span><text:span text:style-name="T85">of</text:span><text:span text:style-name="T73"> the </text:span><text:span text:style-name="T85">node</text:span><text:span text:style-name="T73">.</text:span></text:p>
      <text:p text:style-name="P106"><text:span text:style-name="T70">4. In the action statement associated with reducing the second rule, create a new node of type TRT_LTC</text:span><text:span text:style-name="T74">, put the compass value in the first integer, and the suit value in the second integer.</text:span></text:p>
      <text:p text:style-name="P113"><text:span text:style-name="T74">5</text:span><text:span text:style-name="T75">. Bison will assign an integer value to the new token LTC when it builds the parser from the grammar file. Flex will become aware of this value via the <text:s/></text:span><text:span text:style-name="T49">#include dealyacc.tab.h </text:span><text:span text:style-name="T75">file which is generated from the grammar file along with the yyparse C code. In the dealflex.l file we tell Flex what to do when it sees an 'ltc' word: <text:s/></text:span><text:span text:style-name="T49">ltc <text:s text:c="3"/>return(LTC)</text:span><text:span text:style-name="T50">;</text:span></text:p>
      <text:p text:style-name="P113"><text:span text:style-name="T75">6. The next step is to write the code that will calculate the LTC values for various suit combinations. The code for this is in the dealeval_subs.c file. <text:s/>The way Dealer is written</text:span><text:span text:style-name="T84">,</text:span><text:span text:style-name="T75"> after the random deal is generated, but before the decision tree is scanned, there is a routine called 'analyze' which pre-calculates several aspects of hand evaluation, such as High Card Points, suit lengths, controls</text:span><text:span text:style-name="T76">,</text:span><text:span text:style-name="T75"> in general any aspect of the hand which is likely to be needed on most deals, and which is relatively straightforward to derive. We </text:span><text:span text:style-name="T76">add to the</text:span><text:span text:style-name="T75"> 'analyze' function </text:span><text:span text:style-name="T76">a</text:span><text:span text:style-name="T75"> call </text:span><text:span text:style-name="T84">to </text:span><text:span text:style-name="T75">the function we write to calculate the new ltc.</text:span></text:p>
      <text:p text:style-name="P112"><text:span text:style-name="T70">7. There is one aspect of the above which is not mentioned here, and that is the use of numbers with </text:span><text:soft-page-break/><text:span text:style-name="T70">decimal points (such as 2.5 in the above example). Version 1 of Dealer had no notion of any number that was not an integer; all the calculations and all the return values were all integers. In version 2, JGM extended the Dealer syntax to allow the user to input numbers of the form 99.99 but internally Dealer remains an integer only application. See the release notes where the new 'Dotnum' feature of Dealer is described</text:span><text:span text:style-name="T76"> for the limitations of this feature.</text:span></text:p>
      <text:p text:style-name="P111">Here is the code that has been added to the grammar file to implement the LTC feature. It is virtually identical to the code that defines HCP for example:</text:p>
      <text:p text:style-name="P114"><text:span text:style-name="T70"><text:s text:c="7"/></text:span><text:span text:style-name="T48">| LTC '(' compass ')'</text:span></text:p>
      <text:p text:style-name="P109"><text:s text:c="12"/>{ $$ = newtree(TRT_LTCTOTAL, NIL, NIL, $3, 0 ); }</text:p>
      <text:p text:style-name="P109"><text:s text:c="3"/>| LTC '(' compass ',' SUIT ')'</text:p>
      <text:p text:style-name="P109"><text:s text:c="12"/>{ $$ = newtree(TRT_LTC, <text:s text:c="5"/>NIL, NIL, $3, $5); }</text:p>
      <text:p text:style-name="P126"><text:span text:style-name="T76">"$3" in the above refers to the value that has been assigned to 'compass'. "$5" refers to the value that has been assigned to "SUIT". <text:s/></text:span><text:span text:style-name="T77">Aside: $1 is LTC , $2 is the </text:span><text:span text:style-name="T79">(</text:span><text:span text:style-name="T80"> </text:span><text:span text:style-name="T77">left parens <text:s/>and $4 is the comma in the second rule.</text:span><text:span text:style-name="T78"> </text:span></text:p>
      <text:p text:style-name="P111"/>
      <text:p text:style-name="P111"/>
      <text:h text:style-name="P175" text:outline-level="1"><text:bookmark-start text:name="__RefHeading___Toc3522_643984236"/>Random Number Generation<text:bookmark-end text:name="__RefHeading___Toc3522_643984236"/></text:h>
      <text:p text:style-name="P115">The original author of Dealer, HvS, was quite conscious of the time taken to generate and analyze hundreds of thousands of deals in order to get <text:s/>few hundred that would meet the user's criteria. For example the original dealer code had a very clever way of avoiding modulo division when generating a random number. <text:s/>According to my tests HvS's method cut the time to generate a random number in half. </text:p>
      <text:p text:style-name="P116"><text:span text:style-name="T112">The system on which </text:span><text:span text:style-name="T119">the following</text:span><text:span text:style-name="T112"> performance numbers were generated is as follows:</text:span></text:p>
      <text:p text:style-name="Standard">System: <text:s text:c="2"/><text:span text:style-name="T161"><text:s text:c="3"/></text:span>Linux Kernel: 5.4.0-96-generic x86_64 bits: </text:p>
      <text:p text:style-name="Standard">Machine: <text:s text:c="2"/>Type: Desktop Mobo: ASUSTeK model: P8Z68 DELUXE </text:p>
      <text:p text:style-name="Standard">CPU: <text:s text:c="6"/><text:span text:style-name="T161"><text:s text:c="2"/></text:span>Topology: Quad Core model: Intel Core i7-2600K bits: 64 type: MT MCP </text:p>
      <text:p text:style-name="Standard">L2 cache: <text:span text:style-name="T161"><text:s/></text:span>8192 KiB </text:p>
      <text:p text:style-name="Standard">Speed: <text:span text:style-name="T161"><text:s text:c="4"/></text:span>1605 MHz min/max: 1600/3800 MHz Core speeds (MHz): <text:s/>4 CPUs, 8 Cores.</text:p>
      <text:p text:style-name="Standard"/>
      <text:p text:style-name="P24">Dealer itself was compiled with GCC version 9, with optimization level <text:span text:style-name="T113">-</text:span>O3<text:span text:style-name="T188">(Prod directory)</text:span> or <text:span text:style-name="T113">-</text:span>Og<text:span text:style-name="T188">(Debug directory)</text:span>.</text:p>
      <text:p text:style-name="P24"/>
      <text:p text:style-name="P44">Random Number Generation:</text:p>
      <text:p text:style-name="P45"/>
      <text:p text:style-name="P30">Avg Random Number (0..100) over 10 million deals using rand : </text:p>
      <text:p text:style-name="P30"><text:span text:style-name="T149">Average</text:span>= <text:s text:c="2"/>49.48, St<text:span text:style-name="T149">d</text:span> Dev= <text:s text:c="2"/>28.87, Var= <text:s text:c="3"/>833.37, Sample Size=10000000 </text:p>
      <text:p text:style-name="P30"/>
      <text:p text:style-name="P30">10 Million Random Numbers</text:p>
      <text:p text:style-name="P30">Generated 10000000 hands</text:p>
      <text:p text:style-name="P30">Produced 10000000 hands</text:p>
      <text:p text:style-name="P30">Initial random seed 138249490574914</text:p>
      <text:p text:style-name="P25">Time needed <text:s text:c="2"/>18.067 sec</text:p>
      <text:p text:style-name="P24"/>
      <text:p text:style-name="P47">Without the Debugging code and symbols, and using -O3 optimization the result is:</text:p>
      <text:p text:style-name="P48">Avg Random Number (0..100): </text:p>
      <text:p text:style-name="P48">Mean= <text:s text:c="2"/>49.50, Std Dev= <text:s text:c="2"/>28.87, Var= <text:s text:c="3"/>833.23, Sample Size=10000000</text:p>
      <text:p text:style-name="P48">Random Number Generator Test 10,000,000 No Conditions</text:p>
      <text:p text:style-name="P48">Generated 10000000 hands</text:p>
      <text:p text:style-name="P48">Produced <text:s/>10000000 hands</text:p>
      <text:p text:style-name="P48">Initial random seed 113</text:p>
      <text:p text:style-name="P26">Time needed <text:s text:c="2"/>12.773 sec</text:p>
      <text:p text:style-name="P47"/>
      <text:p text:style-name="P24">The original Version 1.4 code as distributed by Debian (and compiled on my machine with -O3) gives:</text:p>
      <text:p text:style-name="P30">Avg Random Number (0..100) over 10 million deals using rand : 49.5036</text:p>
      <text:p text:style-name="P30">Generated 10000000 hands</text:p>
      <text:p text:style-name="P30">Produced 10000000 hands</text:p>
      <text:p text:style-name="P30">Initial random seed 1643427436</text:p>
      <text:p text:style-name="P25">Time needed <text:s text:c="3"/>5.046 sec</text:p>
      <text:p text:style-name="P28"/>
      <text:p text:style-name="P29"><text:span text:style-name="T32">The difference is that in the first </text:span><text:span text:style-name="T35">two </text:span><text:span text:style-name="T32">case</text:span><text:span text:style-name="T35">s</text:span><text:span text:style-name="T32"> JGM has removed HvS's clever workaround </text:span><text:span text:style-name="T33">which</text:span><text:span text:style-name="T32"> sped up </text:span><text:soft-page-break/><text:span text:style-name="T32">the RNG. The main reason being that I did not quite understand it; it seemed to me that this method (which is essentially 16 bit?) would result in a relatively short period for the RNG; my concerns were further amplified by HvS's statements that the RNG was the most dubious part of the program, and that the program was not suitable for generating deals for such things as tournament play. I wanted to use the current GNU 48 bit random number generator, (which was not available when Hans first wrote his program) and I wanted to be certain that the period of the RNG was sufficiently long for the simulation studies that I was doing. </text:span><text:span text:style-name="T34"><text:s/>I figured I could afford a few extra micro-seconds to be certain.</text:span></text:p>
      <text:p text:style-name="P27">If we assume that we will need 10,000 deals generated per <text:span text:style-name="T150">simulation </text:span>run, and each deal needs 52 random numbers for the shuffle, then we need 5.2*10<text:span text:style-name="T114">5 </text:span><text:span text:style-name="T117">random numbers per run. To avoid the 'birthday paradox' the period of the RNG should be greater than the square of this number or 27*2</text:span><text:span text:style-name="T115">33</text:span><text:span text:style-name="T117">. The period of the 2022 GNU RNG is said to be 2</text:span><text:span text:style-name="T115">45</text:span><text:span text:style-name="T118">. <text:s/></text:span><text:span text:style-name="T117">In addition I have taken the precaution of seeding the RNG with values from the Linux Kernel's entropy pool to ensure as much randomness as possible. Of course the user still has the option of specifying an initial seed value as he could in previous versions.</text:span></text:p>
      <text:p text:style-name="P33">For reference <text:span text:style-name="T161">it is the modulo division required to map the number generated by the RNG into the range 0 .. 52 that takes the extra time. T</text:span>he GNU RNG is not the source of the time taken; a program that does nothing but return <text:span text:style-name="T157">5</text:span>0 Million random numbers takes the following amount of time:</text:p>
      <text:p text:style-name="P35">CheckRandom:: Version=DOUBLES, Seed=234021249433746</text:p>
      <text:p text:style-name="P35">Average over 50000000 loops = 0.500036 </text:p>
      <text:p text:style-name="P34">real<text:tab/>0m0.376s<text:span text:style-name="T157"> <text:s/></text:span>user<text:tab/>0m0.375s<text:span text:style-name="T157"> <text:s text:c="3"/></text:span>sys<text:tab/>0m0.001s</text:p>
      <text:p text:style-name="P34"/>
      <text:p text:style-name="P34">CheckRandom:: Version=LONGS, Seed=47779911134368, <text:s/></text:p>
      <text:p text:style-name="P34">Average over 50000000 loops = 1.07375e+09 </text:p>
      <text:p text:style-name="P34">real<text:tab/>0m0.295s<text:span text:style-name="T157"> <text:s/></text:span>user<text:tab/>0m0.289s<text:span text:style-name="T157"> <text:s text:c="2"/></text:span>sys<text:tab/>0m0.004s</text:p>
      <text:p text:style-name="P34"/>
      <text:p text:style-name="P38">The older GNU RNG gives these results:</text:p>
      <text:p text:style-name="P36">CheckRandom:: Version=SHORTS, Seed=0, <text:s text:c="2"/></text:p>
      <text:p text:style-name="P36">Average over 50000000 loops = 1.07376e+09 </text:p>
      <text:p text:style-name="P36">real<text:tab/>0m0.423s <text:s/>user<text:tab/>0m0.419s <text:s text:c="2"/>sys<text:tab/>0m0.004s</text:p>
      <text:p text:style-name="P36"/>
      <text:p text:style-name="P37"><text:span text:style-name="T95">For reference the GNU RNG has 3 different modes: 1) generate a double in the interval [</text:span><text:span text:style-name="T98">0</text:span><text:span text:style-name="T95">,1), generate a 32 bit integer in the interval [0, 2</text:span><text:span text:style-name="T116">31</text:span><text:span text:style-name="T95">) and generate a signed integer in the interval [-2</text:span><text:span text:style-name="T116">31</text:span><text:span text:style-name="T95">, 2</text:span><text:span text:style-name="T116">31</text:span><text:span text:style-name="T95">).</text:span></text:p>
      <text:p text:style-name="P39">They all take about the same amount of time and give about the same average and standard deviation.</text:p>
      <text:h text:style-name="P166" text:outline-level="1"><text:bookmark-start text:name="__RefHeading___Toc3524_643984236"/>Other Performance Figures<text:bookmark-end text:name="__RefHeading___Toc3524_643984236"/></text:h>
      <text:h text:style-name="P182" text:outline-level="3"><text:bookmark-start text:name="__RefHeading___Toc3526_643984236"/>Simple Condition File<text:bookmark-end text:name="__RefHeading___Toc3526_643984236"/></text:h>
      <text:p text:style-name="Standard">The <text:span text:style-name="T157">next result is </text:span><text:span text:style-name="T120"><text:s/>for the following condition clause:</text:span></text:p>
      <text:p text:style-name="P9">condition<text:span text:style-name="T120"> <text:tab/>s</text:span>hape(north, any 4333 + any 4432 + any 5332) <text:span text:style-name="T120">&amp;&amp; </text:span></text:p>
      <text:p text:style-name="P9"><text:span text:style-name="T120"><text:tab/><text:tab/>h</text:span>cp(north)&gt;=20 and hcp(north)&lt;=22</text:p>
      <text:p text:style-name="Standard"/>
      <text:p text:style-name="Standard">Generated 1<text:span text:style-name="T157">,</text:span>550<text:span text:style-name="T157">,</text:span>673 hands</text:p>
      <text:p text:style-name="Standard">Produced 10<text:span text:style-name="T164">,</text:span>000 hands</text:p>
      <text:p text:style-name="Standard">Initial random seed 113</text:p>
      <text:p text:style-name="Standard">Time needed <text:s text:c="3"/>2.777 sec</text:p>
      <text:p text:style-name="Standard">real<text:tab/>0m2.784s<text:span text:style-name="T157"> </text:span>user<text:tab/><text:span text:style-name="T157"><text:tab/></text:span>0m2.768s<text:span text:style-name="T157"><text:tab/></text:span>sys<text:tab/>0m0.022s</text:p>
      <text:p text:style-name="Standard"><text:soft-page-break/></text:p>
      <text:p text:style-name="P31"/>
      <text:p text:style-name="P31">For a somewhat more complicated Stayman evaluation such as:</text:p>
      <text:p text:style-name="P31"/>
      <text:p text:style-name="P11">east_notrump = shape(east, any 4333 + any 4432 + any 5332) and</text:p>
      <text:p text:style-name="P11"><text:tab/><text:tab/><text:tab/>hcp(east) &gt;= 15 and hcp(east) &lt;= 17</text:p>
      <text:p text:style-name="P11">west_stayman = shape(west, 3451 + 4351) and hcp(west) &lt;= 7</text:p>
      <text:p text:style-name="P11"/>
      <text:p text:style-name="P11">east_2d = shape(east, xxxx - 4xxx - x4xx - 5xxx - x5xx)</text:p>
      <text:p text:style-name="P11">east_2h = shape(east, x4xx)</text:p>
      <text:p text:style-name="P11">east_2s = shape(east, 4xxx - x4xx)</text:p>
      <text:p text:style-name="P11">east_2n = shape(east, 5xxx + x5xx)</text:p>
      <text:p text:style-name="P11"/>
      <text:p text:style-name="P11">d = diamonds(east)+diamonds(west)</text:p>
      <text:p text:style-name="P11">h = hearts(east)+hearts(west)</text:p>
      <text:p text:style-name="P11">s = spades(east)+spades(west)</text:p>
      <text:p text:style-name="P11"/>
      <text:p text:style-name="P11">found_d_fit = east_2d and d&gt;=8</text:p>
      <text:p text:style-name="P11">found_h_fit = east_2h and h&gt;=8</text:p>
      <text:p text:style-name="P11">found_s_fit = east_2s and s&gt;=8</text:p>
      <text:p text:style-name="P11">found_M_fit = east_2n and (h&gt;=9 or s&gt;=9)</text:p>
      <text:p text:style-name="P11"/>
      <text:p text:style-name="P11">condition east_notrump and west_stayman</text:p>
      <text:p text:style-name="P11"/>
      <text:p text:style-name="P11">action</text:p>
      <text:p text:style-name="P12"><text:tab/>average "fit" found_d_fit or found_h_fit or </text:p>
      <text:p text:style-name="P12"><text:span text:style-name="T121"><text:tab/><text:tab/><text:tab/><text:tab/></text:span>found_s_fit or found_M_fit</text:p>
      <text:p text:style-name="P12">fit: Mean=0.58, St<text:span text:style-name="T149">d</text:span> Dev=0.50, Var=0.25, Sample<text:span text:style-name="T121"> </text:span>Size=220 </text:p>
      <text:p text:style-name="P13"/>
      <text:p text:style-name="P20">Generated 1<text:span text:style-name="T157">,</text:span>000<text:span text:style-name="T157">,</text:span>000 hands</text:p>
      <text:p text:style-name="P20">Produced 220 hands</text:p>
      <text:p text:style-name="P20">Initial random seed 113</text:p>
      <text:p text:style-name="P20">Time needed <text:s text:c="3"/>2.249 sec</text:p>
      <text:p text:style-name="P20">real<text:tab/>0m2.255s<text:span text:style-name="T157"><text:tab/></text:span>user<text:tab/>0m2.237s<text:span text:style-name="T157"><text:tab/></text:span>sys<text:tab/>0m0.025s</text:p>
      <text:h text:style-name="P167" text:outline-level="1"><text:bookmark-start text:name="__RefHeading___Toc3528_643984236"/>Double Dummy Analysis with GIB and DDS<text:bookmark-end text:name="__RefHeading___Toc3528_643984236"/></text:h>
      <text:p text:style-name="P117"><text:span text:style-name="T121">Version 1.4 of Dealer (the version distributed by Debian) used GIB in double dummy mode, as a way of determining the number <text:s/>of tricks that South could take in a given strain for the deal being analyzed. Compared to the other metrics used to evaluate hands, using GIB in this way is quite slow. On order of </text:span><text:span text:style-name="T122">a tenth of a second per call to GIB. (.085 secs). There are a couple of reasons for this, firstly actually solving a deal to see how many tricks can be taken is not a trivial exercise; it is much harder than just counting HCP. Secondly </text:span><text:span text:style-name="T124">each </text:span><text:span text:style-name="T122">call to GIB means creating a temporary file to hold the deal in, writing the deal to that file, starting up shell program which in turn starts up the GIB program, waiting for the program to complete its analysis and write to its output file, opening and reading said file, and finally getting the number of tricks. Frankly I was surprised it was a quick as it was. However I was interested in seeing if I could improve on this for two reasons; the first of course is performance, the second it that </text:span><text:soft-page-break/><text:span text:style-name="T122">the use of GIB in this way is a bit clumsy; not everyone may have a copy of GIB (which is no longer available on Ginsberg's web site), and GIB itself needs to be installed with certain files in certain directories. Changing directories can mean copying a couple of files from elsewhere. </text:span></text:p>
      <text:p text:style-name="P118">I therefore added functionality to Dealer to give it the ability to use Bo Haglund's Double Dummy Solver (DDS). Since GIB was designed to be a bridge <text:span text:style-name="T123">playing </text:span>program <text:s/>with a DD mode added on, and DDS was designed to be a double dummy solver, you might expect that DDS is more efficient, and offers more features than does GIB for this purpose. Such is indeed the case. To use DDS does not involve running any external program, you compile the DDS library right into Dealer. To solve one board, for one strain takes DDS only about one fifth the time it takes GIB. (0.0145 secs). But this is using DDS in the most <text:span text:style-name="T123">inefficient</text:span> way; DDS is optimized to obtain many results in parallel through multi-threading and re-using partial results from other calculations for the same deal. DDS can get all 20 possible result<text:span text:style-name="T132">s (4 declarers * 5 strains) in about the same time it would take GIB to get two results. <text:s/>And this is </text:span><text:span text:style-name="T123">still</text:span> <text:span text:style-name="T131">not the best way to use DDS, but for Dealer's purposes it is more than sufficient. DDS also gives you the ability to calculate the PAR result on any given deal. </text:span><text:span text:style-name="T143"><text:s/>However even for DDS the time taken is not trivial; doing a DDS calculation on thousands of deals will take some time. </text:span></text:p>
      <text:p text:style-name="P119">In my implementation of DDS for Dealer I have borrowed a technique from <text:s/>the folks who did the GIB implementation and I have 'cached' the results as they are calculated.</text:p>
      <text:p text:style-name="P119">At this point I should digress a bit and explain that Dealer does NOT store the results of previous calculations, but recomputes them each time they are called for. </text:p>
      <text:p text:style-name="P120">For example if in the condition clause you ask for</text:p>
      <text:p text:style-name="P125"><text:span text:style-name="T153"><text:tab/></text:span><text:span text:style-name="T154"> </text:span><text:span text:style-name="T52">hcp(north) &gt;= 15 and hcp(north) &lt;= 17</text:span><text:span text:style-name="T143"> </text:span></text:p>
      <text:p text:style-name="P125"><text:span text:style-name="T143">this will result in two calls to whatever function evaluates the </text:span><text:span text:style-name="T150">HCP</text:span><text:span text:style-name="T143">. Even if you specify a variable like </text:span><text:span text:style-name="T52">NorthHCP=hcp(north)</text:span><text:span text:style-name="T143"> and then say </text:span><text:span text:style-name="T52">NorthHCP &gt;=15 and NorthHCP &lt;=17</text:span><text:span text:style-name="T143"> this </text:span><text:span text:style-name="T126">still </text:span><text:span text:style-name="T135"><text:s/>results in two calls to the </text:span><text:span text:style-name="T134">HCP</text:span><text:span text:style-name="T135"> evaluation function. In fact this is </text:span><text:span text:style-name="T126">less </text:span><text:span text:style-name="T135"><text:s/>efficient than the previous method since it involves first finding the variable NorthHCP in the variable list and from there calling the </text:span><text:span text:style-name="T134">HCP</text:span><text:span text:style-name="T135"> function. <text:s/></text:span><text:span text:style-name="T137">Dealer does both the find and the function call </text:span><text:span text:style-name="T127">twice</text:span><text:span text:style-name="T137">, once for each time the variable is used. </text:span><text:span text:style-name="T135">This is one reason why Dealer implements the '</text:span><text:span text:style-name="T142">analyze()</text:span><text:span text:style-name="T135">' function described earlier; analyze() pre-computes many of the commonly used metrics and stores them in a structure so that whenever they are needed it is a simple matter of table lookup. Analyze however does NOT pre-compute the GIB (or DDS) results since a) they are not often needed, and b) they would slow down EVERY deal </text:span><text:span text:style-name="T126">generated</text:span><text:span text:style-name="T135"> whether the deal satisfied the other conditions or not. The end result would make Dealer unbearably slow.</text:span></text:p>
      <text:p text:style-name="P119"><text:span text:style-name="T132">Therefore the GIB and DDS functions save the results of previous calls in a cache so that the second time the same result is needed </text:span><text:span text:style-name="T123">on the same deal</text:span><text:span text:style-name="T132">, <text:s/>it does not result in a second call to GIB (or DDS) but instead a simple array lookup.</text:span></text:p>
      <text:p text:style-name="P124">End of Digression.</text:p>
      <text:p text:style-name="P121"><text:span text:style-name="T133">In my implementation of DDS for Dealer, there are two ways that DDS can be called: a) the way that returns a single result and b) the way that returns all 20 possible results. Method (a) is about 5 times as fast as method (b) so obviously if you only need one to four </text:span><text:span text:style-name="T125">different</text:span><text:span text:style-name="T133"> results , such as comparing 4 of a major to 3NT, you are better o</text:span><text:span text:style-name="T136">f</text:span><text:span text:style-name="T133">f to use method (a). But if you want PAR calculations, or you are trying to build up a library of deals for future study and you want more than 4 different results per deal, you are better of</text:span><text:span text:style-name="T136">f</text:span><text:span text:style-name="T133"> to use method (b). See the user documentation for details. </text:span></text:p>
      <text:p text:style-name="P124"><text:soft-page-break/>DDS also gives the user the option of specifying how many threads to run while solving the deal(s). If you are using method (a) there is no advantage to specifying more than 1 thread. If you are using method (b) you can specify between 1 and 15 threads. On my machine with 8 cores, when using method (b) I saw a gradual improvement as I increased the number of threads from 3 to 9. After that there was no additional improvement in time taken. The code therefore ships with 9 threads as the default when using method (b). The user can override this from the command line.</text:p>
      <text:h text:style-name="P180" text:outline-level="2"><text:bookmark-start text:name="__RefHeading___Toc3530_643984236"/>Experimental Results.<text:bookmark-end text:name="__RefHeading___Toc3530_643984236"/></text:h>
      <text:p text:style-name="P32"><text:span text:style-name="T144">The following shows the results of running Dealer with different DD solver setups, and with the DD clause before or after the other clauses in the condition statement.</text:span><text:span text:style-name="T150"> </text:span><text:span text:style-name="T172">(see the code in the next section.) </text:span><text:span text:style-name="T150">The Total Calls figures are the calls to the cached results and the calls to populate the cache. The Solve Calls figures are the number of times the actual work of solving the deal was done.</text:span><text:span text:style-name="T158"> (Mode 1 is single solution, mode 2 is 20 solutions)</text:span></text:p>
      <text:p text:style-name="P32"/>
      <text:p text:style-name="P40">../dealer Descr.DDS_slow -M2 -s17 -D2</text:p>
      <text:p text:style-name="P40">DDS with tricks clause at start of condition -- Mode 2</text:p>
      <text:p text:style-name="P40">Generated 395 hands</text:p>
      <text:p text:style-name="P40">Produced 20 hands</text:p>
      <text:p text:style-name="P40">Initial random seed 17</text:p>
      <text:p text:style-name="P42">Time needed <text:s/>100.382 sec</text:p>
      <text:p text:style-name="P40">Tot Calls to DDS = <text:s/>7100, DDS Solve Calls= <text:s text:c="2"/>396</text:p>
      <text:p text:style-name="P40">Tot Calls to GIB = <text:s text:c="4"/>0, GIB Solve Calls= <text:s text:c="4"/>0</text:p>
      <text:p text:style-name="P40">------------------------------------------------------</text:p>
      <text:p text:style-name="P40">../dealer Descr.DDS_slow -M1 -s17 -D2</text:p>
      <text:p text:style-name="P40">DDS with tricks clause at start of condition -- Mode 1</text:p>
      <text:p text:style-name="P40">Generated 395 hands</text:p>
      <text:p text:style-name="P40">Produced 20 hands</text:p>
      <text:p text:style-name="P40">Initial random seed 17</text:p>
      <text:p text:style-name="P42">Time needed <text:s text:c="2"/>51.637 sec</text:p>
      <text:p text:style-name="P40">Tot Calls to DDS = <text:s/>7100, DDS Solve Calls= <text:s/>1980</text:p>
      <text:p text:style-name="P40">Tot Calls to GIB = <text:s text:c="4"/>0, GIB Solve Calls= <text:s text:c="4"/>0</text:p>
      <text:p text:style-name="P40">------------------------------------------------------</text:p>
      <text:p text:style-name="P40">../dealer Descr.DDS_quick -M2 -s17 -D2</text:p>
      <text:p text:style-name="P40">DDS with tricks clause at end of condition -- Mode 2</text:p>
      <text:p text:style-name="P40">Generated 395 hands</text:p>
      <text:p text:style-name="P40">Produced 20 hands</text:p>
      <text:p text:style-name="P40">Initial random seed 17</text:p>
      <text:p text:style-name="P42">Time needed <text:s text:c="3"/>6.198 sec</text:p>
      <text:p text:style-name="P40">Tot Calls to DDS = <text:s text:c="2"/>402, DDS Solve Calls= <text:s text:c="3"/>22</text:p>
      <text:p text:style-name="P40">Tot Calls to GIB = <text:s text:c="4"/>0, GIB Solve Calls= <text:s text:c="4"/>0</text:p>
      <text:p text:style-name="P40">-------------------------------------------------------------</text:p>
      <text:p text:style-name="P40">../dealer Descr.DDS_quick -M1 -s17 -D2</text:p>
      <text:p text:style-name="P40">DDS with tricks clause at end of condition -- Mode 1</text:p>
      <text:p text:style-name="P40">Generated 395 hands</text:p>
      <text:p text:style-name="P40">Produced 20 hands</text:p>
      <text:p text:style-name="P40">Initial random seed 17</text:p>
      <text:p text:style-name="P42">Time needed <text:s text:c="3"/>3.030 sec</text:p>
      <text:p text:style-name="P40">Tot Calls to DDS = <text:s text:c="2"/>402, DDS Solve Calls= <text:s text:c="2"/>110</text:p>
      <text:p text:style-name="P40">Tot Calls to GIB = <text:s text:c="4"/>0, GIB Solve Calls= <text:s text:c="4"/>0</text:p>
      <text:p text:style-name="P40">--------------------------------------------------------------</text:p>
      <text:p text:style-name="P40"/>
      <text:p text:style-name="P40"/>
      <text:p text:style-name="P40"><text:soft-page-break/></text:p>
      <text:p text:style-name="P40">../dealer Descr.GIB_quick <text:s/>-s17 -D2 -p20</text:p>
      <text:p text:style-name="P40">Tricks clause at end of condition statement; 5 calls to GIB when needed</text:p>
      <text:p text:style-name="P40">Generated 395 hands</text:p>
      <text:p text:style-name="P40">Produced 20 hands</text:p>
      <text:p text:style-name="P40">Initial random seed 17</text:p>
      <text:p text:style-name="P42">Time needed <text:s text:c="3"/>8.109 sec</text:p>
      <text:p text:style-name="P40">Tot Calls to DDS = <text:s text:c="4"/>0, DDS Solve Calls= <text:s text:c="4"/>0</text:p>
      <text:p text:style-name="P40">Tot Calls to GIB = <text:s text:c="2"/>402, GIB Solve Calls= <text:s text:c="2"/>110</text:p>
      <text:p text:style-name="P40"/>
      <text:p text:style-name="P40">../dealer Descr.GIB_slower <text:s/>-s17 -D2 -p20</text:p>
      <text:p text:style-name="P40">Tricks clause at Start of condition statement; 5 calls to GIB on each hand</text:p>
      <text:p text:style-name="P40">Generated 395 hands</text:p>
      <text:p text:style-name="P40">Produced 20 hands</text:p>
      <text:p text:style-name="P40">Initial random seed 17</text:p>
      <text:p text:style-name="P42">Time needed <text:s/>152.405 sec</text:p>
      <text:p text:style-name="P40">Tot Calls to DDS = <text:s text:c="4"/>0, DDS Solve Calls= <text:s text:c="4"/>0</text:p>
      <text:p text:style-name="P40">Tot Calls to GIB = <text:s/>7100, GIB Solve Calls= <text:s/>1980</text:p>
      <text:p text:style-name="P40">-----------------------------------------------------------------------------</text:p>
      <text:p text:style-name="P40"><text:s/>../dealer Descr.DDS1x_slow -M1 -s17 -D2</text:p>
      <text:p text:style-name="P40">DDS with tricks clause at START of condition only 1 call per hand</text:p>
      <text:p text:style-name="P40">Generated 362 hands</text:p>
      <text:p text:style-name="P40">Produced 20 hands</text:p>
      <text:p text:style-name="P40">Initial random seed 17</text:p>
      <text:p text:style-name="P42">Time needed <text:s text:c="3"/>8.016 sec</text:p>
      <text:p text:style-name="P40">Tot Calls to DDS = <text:s text:c="2"/>363, DDS Solve Calls= <text:s text:c="2"/>363</text:p>
      <text:p text:style-name="P40">Tot Calls to GIB = <text:s text:c="4"/>0, GIB Solve Calls= <text:s text:c="4"/>0</text:p>
      <text:p text:style-name="P40">------------------------------------------------------------------------------</text:p>
      <text:p text:style-name="P40"><text:s/>../dealer Descr.GIB1x_slower <text:s/>-s17 -D2 -p20</text:p>
      <text:p text:style-name="P40">GIB with tricks clause at START of condition only 1 call per hand</text:p>
      <text:p text:style-name="P40">Generated 362 hands</text:p>
      <text:p text:style-name="P40">Produced 20 hands</text:p>
      <text:p text:style-name="P40">Initial random seed 17</text:p>
      <text:p text:style-name="P42">Time needed <text:s text:c="2"/>30.054 sec</text:p>
      <text:p text:style-name="P40">Tot Calls to DDS = <text:s text:c="4"/>0, DDS Solve Calls= <text:s text:c="4"/>0</text:p>
      <text:p text:style-name="P40">Tot Calls to GIB = <text:s text:c="2"/>363, GIB Solve Calls= <text:s text:c="2"/>363</text:p>
      <text:p text:style-name="P40">================================================================</text:p>
      <text:h text:style-name="Heading_20_2" text:outline-level="2"><text:bookmark-start text:name="__RefHeading___Toc29076_2914024446"/>The condition statement used in the 5x tests<text:bookmark-end text:name="__RefHeading___Toc29076_2914024446"/></text:h>
      <text:p text:style-name="P41"># These next statements calculate the maximum number of tricks North can take in any strain.</text:p>
      <text:p text:style-name="P41"># The five calls per deal that populate the cache</text:p>
      <text:p text:style-name="P41">nNtrix = tricks(north, notrumps) </text:p>
      <text:p text:style-name="P41">nStrix = tricks(north, spades)</text:p>
      <text:p text:style-name="P41">nHtrix = tricks(north, hearts)</text:p>
      <text:p text:style-name="P41">nDtrix = tricks(north, diamonds)</text:p>
      <text:p text:style-name="P41">nCtrix = tricks(north, clubs)</text:p>
      <text:p text:style-name="P41"># the IF statements that generate the extra calls to the DD solver.</text:p>
      <text:p text:style-name="P41">ntrixM = nStrix &gt; nHtrix ? nStrix : nHtrix</text:p>
      <text:p text:style-name="P41">ntrixm = nDtrix &gt; nCtrix ? nDtrix : nCtrix</text:p>
      <text:p text:style-name="P41">ntrixT = ntrixM &gt; ntrixm ? ntrixM : ntrixm</text:p>
      <text:p text:style-name="P41">ntrix <text:s/>= ntrixT &gt; nNtrix ? ntrixT : nNtrix</text:p>
      <text:p text:style-name="P60"><text:span text:style-name="T145">condition <text:s/></text:span><text:span text:style-name="T147"><text:s text:c="2"/></text:span><text:span text:style-name="T148">( </text:span><text:span text:style-name="T176">ntrix &gt; 6</text:span><text:span text:style-name="T148"> <text:s/>) &amp;&amp; <text:s text:c="15"/></text:span><text:span text:style-name="T147">/* </text:span><text:span text:style-name="T175">ntrix &gt; 6</text:span><text:span text:style-name="T147"> clause goes here for the slow runs */</text:span></text:p>
      <text:p text:style-name="P60"><text:span text:style-name="T147"><text:s text:c="6"/></text:span><text:span text:style-name="T146">s</text:span><text:span text:style-name="T145">hape(north, any 4333 + any 4432 + any 5332) and</text:span></text:p>
      <text:p text:style-name="P41"><text:span text:style-name="T177"><text:s text:c="6"/></text:span>hcp(north)&gt;=15 and hcp(north)&lt;=18 and hcp(south) &lt;= 12 <text:span text:style-name="T177"><text:s text:c="3"/>/* </text:span>&amp;&amp; <text:span text:style-name="T173">(ntrix &gt; 6)</text:span><text:span text:style-name="T174"> </text:span><text:span text:style-name="T178">goes here for quick runs*/</text:span></text:p>
      <text:p text:style-name="P41"># The <text:span text:style-name="T173">ntrix&gt;6 </text:span>clause is <text:span text:style-name="T156">at</text:span> the beginning of the condition statement for the 'slow' runs, and <text:span text:style-name="T156">at</text:span> the end for the 'quick' runs.</text:p>
      <text:p text:style-name="P43"><text:soft-page-break/>=======================================================================================</text:p>
      <text:p text:style-name="P43"/>
      <text:p text:style-name="P54">Conclusion:</text:p>
      <text:p text:style-name="P53">1. Avoid calling a double dummy solver on EACH hand, whether DDS or GIB</text:p>
      <text:p text:style-name="P53">2. Caching makes a big difference especially when there are many calls using the same value of tricks.</text:p>
      <text:p text:style-name="P53">3. DDS mode 1 is 3-4 times faster than GIB for 'ordinary' use. i.e. 1-5 double dummy calls per hand.</text:p>
      <text:p text:style-name="P53">4. DDS mode 2 is quicker than GIB by about 30% when there are 5 calls to GIB per hand. <text:s/>When there are only one or two calls it is slower.</text:p>
      <text:p text:style-name="P53">5. GIB consistently takes about 0.08 seconds per call. DDS mode 1 about 0.0017 seconds</text:p>
      <text:p text:style-name="P53"/>
      <text:h text:style-name="P168" text:outline-level="1"><text:bookmark-start text:name="__RefHeading___Toc29078_2914024446"/>Installing Dealer V2 From the Github Repo.<text:bookmark-end text:name="__RefHeading___Toc29078_2914024446"/></text:h>
      <text:h text:style-name="Heading_20_2" text:outline-level="2"><text:bookmark-start text:name="__RefHeading___Toc29080_2914024446"/>Warning:<text:bookmark-end text:name="__RefHeading___Toc29080_2914024446"/></text:h>
      <text:p text:style-name="Standard">I am NOT an experienced package maintainer. This is the first time I have ever used Github.</text:p>
      <text:p text:style-name="P64">There is no package (.deb or .rpm) that will automatically install Dealer for you.<text:span text:style-name="T179"> </text:span></text:p>
      <text:p text:style-name="P65"/>
      <text:p text:style-name="P66">I assume that one of these three things is true:</text:p>
      <text:p text:style-name="P62">1) The binary in the Prod directory will run as is on a Linux system. This may or may not be true. While DealerV2 itself does not rely on any DLL's there are several references to standard GCC and Linux DLL's in the code. The binary was developed on Linux Mint<text:span text:style-name="T188">,</text:span> an Ubuntu derivative. If some other distro puts it's .so libraries in a different location this assumption may not be valid.</text:p>
      <text:p text:style-name="P62"/>
      <text:p text:style-name="P64"><text:span text:style-name="T179">2</text:span><text:span text:style-name="T182">a) </text:span><text:span text:style-name="T179">Cloning the git hub repo and then building from source with a </text:span><text:span text:style-name="T54">make</text:span><text:span text:style-name="T179"> command will work.</text:span></text:p>
      <text:p text:style-name="P66"><text:span text:style-name="T182">2b) </text:span>Github also gives you the option of downloading a ZIP file of the code. I did not create this zip file it is done automatically by Github. <text:s/><text:span text:style-name="T182">I assume that if you download the ZIP and unpack it this will be the equivalent of cloning it. </text:span></text:p>
      <text:p text:style-name="P66"/>
      <text:p text:style-name="P66">3) You are an experienced developer that knows how to build stuff on your system.</text:p>
      <text:p text:style-name="P66">If you are going to try to get this program to work on Windows that is your best option. As stated in the User Guide, I am assuming that Windows Subsystem For Linux can run this binary. But maybe not. Maybe you have to rebuild for WSL. If that is the case you are more or less on your own. I have no experience developing for Windows. </text:p>
      <text:p text:style-name="P66"/>
      <text:h text:style-name="P181" text:outline-level="2"><text:bookmark-start text:name="__RefHeading___Toc29082_2914024446"/>Installation From the Github Repository<text:bookmark-end text:name="__RefHeading___Toc29082_2914024446"/></text:h>
      <text:p text:style-name="P63">Obviously you will need to have already installed git if you are going to do this. </text:p>
      <text:p text:style-name="P63">First cd to the directory where you want the repo to reside e.g. <text:span text:style-name="T48">cd ~/BridgeStuff</text:span></text:p>
      <text:p text:style-name="P63">Second clone the github repo with the command:</text:p>
      <text:p text:style-name="P14">git clone<text:span text:style-name="T181"> </text:span>https://github.com/dealerv2/Dealer-Version-2-</text:p>
      <text:p text:style-name="P63"><text:span text:style-name="T123">Note the trailing </text:span><text:span text:style-name="T128">dash</text:span>.</text:p>
      <text:p text:style-name="P63">You should wind up with a new directory under BridgeStuff <text:s/>called: <text:span text:style-name="T48">Dealer-Version-2-</text:span></text:p>
      <text:p text:style-name="P21">If you then type the command: <text:span text:style-name="T48">tree -L 1</text:span> <text:span text:style-name="T48">Dealer-Version-2-</text:span><text:span text:style-name="T56"> <text:s/></text:span>(note the space after the L) </text:p>
      <text:p text:style-name="P61"/>
      <text:p text:style-name="P61"><text:soft-page-break/>The result will be:</text:p>
      <text:p text:style-name="P61">├── DDS_Demo/</text:p>
      <text:p text:style-name="P61">├── Debug/</text:p>
      <text:p text:style-name="P61">├── DebugExamples/</text:p>
      <text:p text:style-name="P61">├── docs/</text:p>
      <text:p text:style-name="P61">├── DOP4DealerV2.tar.gz</text:p>
      <text:p text:style-name="P61">├── Examples/</text:p>
      <text:p text:style-name="P61">├── include/</text:p>
      <text:p text:style-name="P61">├── lib/</text:p>
      <text:p text:style-name="P61">├── LICENSE</text:p>
      <text:p text:style-name="P61">├── Prod/</text:p>
      <text:p text:style-name="P61">├── README.md</text:p>
      <text:p text:style-name="P61">└── src/</text:p>
      <text:p text:style-name="P61">The primary directories of interest are the Prod/ directory and the Examples/ directory.</text:p>
      <text:p text:style-name="P61">The binary for Dealer is<text:span text:style-name="T9"> dealerv2</text:span><text:span text:style-name="T13"> </text:span><text:span text:style-name="T181">in the </text:span><text:span text:style-name="T13">Prod </text:span><text:span text:style-name="T181">directory. </text:span><text:s/>There are many examples of Dealer input files with names beginning with "Descr." in the Examples directory.</text:p>
      <text:p text:style-name="P61">To <text:span text:style-name="T180">(re)-build the binary cd to the Prod directory and type </text:span><text:span text:style-name="T55">make</text:span><text:span text:style-name="T180">. Ignore the warnings about unused variables and the tmpname function and so forth.</text:span></text:p>
      <text:p text:style-name="P61"/>
      <text:p text:style-name="P67">If you have downloaded the zip file the process is similar. After un-zipping the zip file, you should be able to run the <text:span text:style-name="T48">tree -L </text:span>and <text:span text:style-name="T48">make</text:span> commands as above.</text:p>
      <text:p text:style-name="P66"/>
      <text:h text:style-name="P181" text:outline-level="2"><text:bookmark-start text:name="__RefHeading___Toc29084_2914024446"/>After Getting The Repository<text:bookmark-end text:name="__RefHeading___Toc29084_2914024446"/></text:h>
      <text:p text:style-name="P66">There are README files in some of the various directories that explain what each one does.</text:p>
      <text:p text:style-name="P66">For someone that just wants to use the program, the most important directories are the Prod directory (where the <text:span text:style-name="T40">dealerv2</text:span> binary is; copy it to wherever you like and run it from there) and the Examples directory where there are several files beginning with "Descr.?????" These are examples of instructions to Dealer to generate various sorts of hands. The other files in this directory are typically outputs from the various Descr.???? files.</text:p>
      <text:p text:style-name="P66"/>
      <text:h text:style-name="Heading_20_3" text:outline-level="3"><text:bookmark-start text:name="__RefHeading___Toc29086_2914024446"/>GIB<text:bookmark-end text:name="__RefHeading___Toc29086_2914024446"/></text:h>
      <text:p text:style-name="P67">As explained in the user guide if you want to use the <text:span text:style-name="T9">tricks</text:span> function of Dealer you will need to install GIB. How to obtain and install GIB is not something covered here. Furthermore there is really no reason to use GIB once you have Version 2 working. The <text:span text:style-name="T9">dds</text:span> function does what the <text:span text:style-name="T9">tricks </text:span>function does and does it 5x faster. In the intrests of completeness however I will repeat here what is in the User Guide: the name of the GIB program is has been changed for Version 2 from version <text:span text:style-name="T189">O</text:span>ne. In version <text:span text:style-name="T189">O</text:span>ne, the program name was '<text:span text:style-name="T40">bridge</text:span>'. Linux already has a utility called 'bridge' and it refers to configuring LAN cards. So when the user asks for the <text:span text:style-name="T9">tricks</text:span> function, Dealer version 2 tries to run the binary <text:span text:style-name="T48">/usr/games/gibcli. </text:span><text:span text:style-name="T70">If you do install GIB make sure you either rename it or create a symlink to it accordingly.</text:span></text:p>
      <text:p text:style-name="P191"/>
      <text:h text:style-name="P183" text:outline-level="3"/>
      <text:h text:style-name="P185" text:outline-level="3"><text:bookmark-start text:name="__RefHeading___Toc29088_2914024446"/>DOP<text:bookmark-end text:name="__RefHeading___Toc29088_2914024446"/></text:h>
      <text:p text:style-name="P68"><text:span text:style-name="T70">There is one external program that you might want to install however and that is the DOP program that implements the </text:span><text:span text:style-name="T86">opc</text:span><text:span text:style-name="T70"> function. This is a Perl program. It is in the file: </text:span><text:span text:style-name="T57">DOP4DealerV2.tar.gz</text:span></text:p>
      <text:p text:style-name="P23">To install this you need to create the directory <text:span text:style-name="T48">/usr/local/bin/DOP</text:span>. To do this you must have super user priviledges. Then you unpack the tarball in that directory. if you type </text:p>
      <text:p text:style-name="P23"><text:span text:style-name="T48">tree -L 1</text:span> <text:span text:style-name="T48">/usr/local/bin/DOP</text:span> you should see:</text:p>
      <text:p text:style-name="P22">├── Doc</text:p>
      <text:p text:style-name="P22">├── dop</text:p>
      <text:p text:style-name="P22">├── DOP_Calculation_Subs_V21.pl</text:p>
      <text:p text:style-name="P22">├── DOP_Competition_Subs_V21.pl</text:p>
      <text:p text:style-name="P22">├── DOP_main_V21.pl</text:p>
      <text:p text:style-name="P22">├── DOP_Requires_V21.pl</text:p>
      <text:p text:style-name="P22">├── DOP_Subs2_V20.pl</text:p>
      <text:p text:style-name="P22">├── DOP_Subs2_V21.pl</text:p>
      <text:p text:style-name="P22">├── DOP_Subs_V21.pl</text:p>
      <text:p text:style-name="P22">├── DOP_Util_Subs_V21.pl</text:p>
      <text:p text:style-name="P22">├── DOP_Var_Defns_V21.pl</text:p>
      <text:p text:style-name="P22">└── subxref.txt</text:p>
      <text:p text:style-name="P69">If you want to test that this has worked correctly you can say:</text:p>
      <text:p text:style-name="P69">/<text:span text:style-name="T48">usr/local/bin/DOP/dop &lt;/usr/local/bin/DOP/Doc/1deal.dat</text:span></text:p>
      <text:p text:style-name="P69">and you will get a bunch of output that starts out looking like this:</text:p>
      <text:p text:style-name="P10">{******* DOP Deal Detail <text:s/>Report Deal: 391 ****** QK_Losers}</text:p>
      <text:p text:style-name="P10"><text:s/>Deal# O <text:s/>HLF_NT NT-D NT-Tx % <text:s/>LS HLDFl LS-Tx % <text:s/>[S,NT] \</text:p>
      <text:p text:style-name="P10"><text:s text:c="38"/>&lt;------------------- Hand ------------------&gt;</text:p>
      <text:p text:style-name="P10">[0391] W <text:s/>34.50 <text:s/>0, 0 12 <text:s/>55 <text:s text:c="3"/>D 36.50 <text:s/>13 <text:s/>71 <text:s text:c="2"/>0,0 <text:s text:c="2"/>\</text:p>
      <text:p text:style-name="P10"><text:s text:c="38"/>[Ax/xxx/Kxxxx/AKx :: xx/AKQx/AQxx/Qxx <text:s text:c="6"/>]</text:p>
      <text:p text:style-name="P10">[0391] HL[32.50] ADJ[-1] HF[1] FN[2] Misfit[ 0] Mirror[-1] Waste[0.0] noWASTE[ <text:s/>0]</text:p>
      <text:p text:style-name="P10"><text:s text:c="3"/>DFit_in: Sp[0], He[0], Di[2], Cl[0] <text:s/>FNs=&gt; S[ 0] H[ 0] D[ 2] C[ 0]</text:p>
      <text:p text:style-name="P10"><text:s text:c="4"/>Descr: <text:s text:c="5"/>6 NT on x pts <text:s/></text:p>
      <text:h text:style-name="P184" text:outline-level="3"><text:bookmark-start text:name="__RefHeading___Toc29090_2914024446"/>The Repository Contents<text:bookmark-end text:name="__RefHeading___Toc29090_2914024446"/></text:h>
      <text:p text:style-name="P70"><text:span text:style-name="T183">As stated earlier the two directories Prod/ and Examples/ are the ones that are of primary interest to the ordinary user. <text:line-break/></text:span><text:span text:style-name="T129">Prod/</text:span><text:span text:style-name="T183"> contains the </text:span><text:span text:style-name="T62">dealerv2</text:span><text:span text:style-name="T183"> binary and the </text:span><text:span text:style-name="T62">Mak</text:span><text:span text:style-name="T63">e</text:span><text:span text:style-name="T62">file </text:span><text:span text:style-name="T183">that is used to build this binary.</text:span></text:p>
      <text:p text:style-name="P69"><text:span text:style-name="T123">Examples/ </text:span>contains samp<text:span text:style-name="T184">le</text:span> Dealer Input Files and the results of running some of these files. <text:line-break/>It also contains some utilities to check that Dealer is operating correctly. These are of real interest only to those who are rebuilding Dealer from source.</text:p>
      <text:p text:style-name="P69"><text:span text:style-name="T123">DDS_Demo/ </text:span>This directory is not related to Dealer directly. It is mainly of interest to developers who want an example of how to use the DDS libraries. See the README file in the directory.</text:p>
      <text:p text:style-name="P72"><text:span text:style-name="T130">Debug/</text:span><text:span text:style-name="T138"> This directory is where to build debug versions of Dealer. The main</text:span><text:span text:style-name="T139"> </text:span><text:span text:style-name="T138">difference is in the Makefile. </text:span><text:span text:style-name="T139">One of the very first lines defines the symbol JGMDBG which causes the conditional compilation of Debugging statements to be turned on. The other difference is that the compilation is done with the gcc flag -Og (which is approximately equal to -O1 but with some debugging symbols left in) instead of -O3 which optimizes the binary for speed. <text:s/></text:span><text:span text:style-name="T140">The output file is called </text:span><text:span text:style-name="T60">dealdbg</text:span><text:span text:style-name="T140"> and if you </text:span><text:span text:style-name="T141">run</text:span><text:span text:style-name="T140"> it with ./</text:span><text:span text:style-name="T58">dealdbg -D2 -Xjunkfile -0 "x5xx + 5xxx - 1xxx -0xxx" -V</text:span><text:span text:style-name="T140"> </text:span></text:p>
      <text:p text:style-name="P192"/>
      <text:p text:style-name="P192"><text:soft-page-break/></text:p>
      <text:p text:style-name="P192">You should get as output:</text:p>
      <text:p text:style-name="P193">Version info....</text:p>
      <text:p text:style-name="P15"><text:span text:style-name="T132">Revision: 2.</text:span><text:span text:style-name="T141">0.8</text:span><text:span text:style-name="T132"> </text:span></text:p>
      <text:p text:style-name="P193">Date: 2022/02/17 </text:p>
      <text:p text:style-name="P193">$Author: Hans, Henk, JGM $</text:p>
      <text:p text:style-name="P193">JGMDBG is defined. Debugging printing to stderr is active</text:p>
      <text:p text:style-name="P193">JGMDBG DEFINED= 1 in main </text:p>
      <text:p text:style-name="P193">--------HELLO FROM VERSION 2.0.8 ---------- </text:p>
      <text:p text:style-name="P193">Showing Options with Verbosity = 1</text:p>
      <text:p text:style-name="P193"><text:tab/> g:Maxgenerate=[100000]</text:p>
      <text:p text:style-name="P193"><text:tab/> m:ProgressMeter=[0]</text:p>
      <text:p text:style-name="P193"><text:tab/> p:Maxproduce=[40]</text:p>
      <text:p text:style-name="P193"><text:tab/> q:Quiet=[0]</text:p>
      <text:p text:style-name="P193"><text:tab/> s:Seed=[0]</text:p>
      <text:p text:style-name="P193"><text:tab/> u:UpperCase=[1]</text:p>
      <text:p text:style-name="P193"><text:tab/> v:Verbose=[1 ; 1]</text:p>
      <text:p text:style-name="P193"><text:tab/> x:eXchange aka Swapping=[0]</text:p>
      <text:p text:style-name="P193"><text:tab/> C:Fname=[] mode=[]</text:p>
      <text:p text:style-name="P193"><text:tab/> D:Debug Verbosity=[2] set to 2</text:p>
      <text:p text:style-name="P193"><text:tab/> M:DDS Mode=[1] set to 1</text:p>
      <text:p text:style-name="P193"><text:tab/> O:Opener=[N, 1]</text:p>
      <text:p text:style-name="P193"><text:tab/> P:Par Vuln=[-1]</text:p>
      <text:p text:style-name="P193"><text:tab/> R:MaxThreads=[1]</text:p>
      <text:p text:style-name="P193"><text:tab/> R:MaxRamMB=[160]</text:p>
      <text:p text:style-name="P193"><text:tab/> T:Title=[],len=0</text:p>
      <text:p text:style-name="P193"><text:tab/> N:PreDeal=[]</text:p>
      <text:p text:style-name="P193"><text:tab/> S:PreDeal=[]</text:p>
      <text:p text:style-name="P193"><text:tab/> E:PreDeal=[]</text:p>
      <text:p text:style-name="P193"><text:tab/> W:PreDeal=[]</text:p>
      <text:p text:style-name="P193"><text:tab/> X:Fname=[junkfile]</text:p>
      <text:p text:style-name="P193">Showing Script Vars with Verbosity = 1</text:p>
      <text:p text:style-name="P193"><text:tab/> [$0]=x5xx + 5xxx - 1xxx -0xxx</text:p>
      <text:p text:style-name="P192"/>
      <text:p text:style-name="P46">DebugExamples/<text:span text:style-name="T140"> This directory contains many Dealer Input Files that were used at one time to test various features of Dealer. They might prove useful or not. Browse at leisure.</text:span></text:p>
      <text:p text:style-name="P46">docs/<text:span text:style-name="T140"> </text:span><text:span text:style-name="T141"><text:s/>This directory contains the License file, the Copyright Notice, the User Guide and other explanatory documentation.</text:span></text:p>
      <text:p text:style-name="P46">include/<text:span text:style-name="T141"> The directory with the C header files that are included in most of the source files. There is also the dummy headerfile, "</text:span><text:span text:style-name="T59">allheaders.h</text:span><text:span text:style-name="T141">". If you update the timestamp on this file, usually with a </text:span><text:span text:style-name="T59">make allheaders</text:span><text:span text:style-name="T141"> command, it will cause Dealer to be rebuilt from scratch.</text:span></text:p>
      <text:p text:style-name="P46">lib/<text:span text:style-name="T141"> The directory with some supporting files. The most important one being </text:span><text:span text:style-name="T61">libdds.a</text:span><text:span text:style-name="T141"> the DDS library. it also includes the tarball for the DOP code written in Perl.</text:span></text:p>
      <text:p text:style-name="P46">src/<text:span text:style-name="T141"> The directory that includes all of the .C source files for the program. <text:s/>It also includes the grammar file used by Bison/Yacc, </text:span><text:span text:style-name="T59">dealyacc.y </text:span><text:span text:style-name="T141">and the lexer file used by Flex, </text:span><text:span text:style-name="T59">dealflex.l</text:span></text:p>
      <text:p text:style-name="P71"/>
      <text:p text:style-name="P69"/>
      <text:h text:style-name="P169" text:outline-level="1"><text:bookmark-start text:name="__RefHeading___Toc29314_670075485"/><text:soft-page-break/>Appendix - Adding the CSV Report<text:bookmark-end text:name="__RefHeading___Toc29314_670075485"/></text:h>
      <text:p text:style-name="P55">The most extensive piece of functionality I added to Dealer was the CSV report. The DDS functionality had more C code, but did not touch quite as many pieces of Dealer as the CSV report functionality. The following can be used as a kind of checklist if you want to add functionality of your own. <text:span text:style-name="T167"><text:s/>Not every step that I took here will be needed.</text:span></text:p>
      <text:p text:style-name="P55"/>
      <text:p text:style-name="P55">1. <text:s/>Define the grammar in dealyacc.y</text:p>
      <text:p text:style-name="P133">1.1 a new %token <text:span text:style-name="T165">for: </text:span>CSVRPT<text:span text:style-name="T165">, DEAL, SIDE, and TRIX. </text:span></text:p>
      <text:p text:style-name="P133">1.2 a new type in the union structure, a pointer to a <text:span text:style-name="T53">struct. struct csvterm_st *y_csv</text:span></text:p>
      <text:p text:style-name="P133">1.3 a new %type for csvlist, <text:span text:style-name="T53">%type &lt;y_csv&gt; csvlist</text:span></text:p>
      <text:p text:style-name="P134">1.4 new rules for csvlist, allowing for expressions, strings, and collections of bridge hands<text:span text:style-name="T165">, and trick taking.</text:span></text:p>
      <text:p text:style-name="P134">1.5 new rules for the csvrpt action, giving the code to build the new node<text:span text:style-name="T165"> action node of type CSVRPT and add it to </text:span>the list of actions. </text:p>
      <text:p text:style-name="P135">1.6 new rules for the various terms in the csvlist, <text:s/>to add a node to the list of expressions that are to by printed to the csv report. Populate the node with the type and semantic value. </text:p>
      <text:p text:style-name="P134"/>
      <text:p text:style-name="P140">2. Define the token patterns in dealflex.l</text:p>
      <text:p text:style-name="P135">2.1 when the pattern csvrpt is seen return the value of CSVRPT</text:p>
      <text:p text:style-name="P135">2.1 when the patterns for the csvlist bridge hands are seen set <text:span text:style-name="T48">yylval</text:span> accordingly and return the related tokens. (DEAL, TRIX, SIDE, STRING, etc. )</text:p>
      <text:p text:style-name="P141">3. <text:span text:style-name="T166">Header Files in include directory</text:span></text:p>
      <text:p text:style-name="P136"><text:span text:style-name="T166">3.1 </text:span>Define a new type in <text:span text:style-name="T48">dealdefs.h</text:span>: a struct that implements the various types of terms in the csvlist</text:p>
      <text:p text:style-name="P137">3.2 Define new variables to hold the output buffer of the report, and an array to hold the results of the trix calculation. Modify <text:span text:style-name="T48">dealglobals.c </text:span>and <text:span text:style-name="T48">dealexterns.h</text:span> accordingly.</text:p>
      <text:p text:style-name="P137">3.3 Modify the <text:span text:style-name="T48">dealtypes.h </text:span>file to reflect the new command line options structure. </text:p>
      <text:p text:style-name="P137">3.4 Modify the <text:span text:style-name="T48">dealprotos.h</text:span> file to provide an external link to the new functions in <text:span text:style-name="T48">dealdds_subs.c</text:span> and <text:span text:style-name="T48">dealaction_subs.c</text:span></text:p>
      <text:p text:style-name="P146">4. Action Subs Code</text:p>
      <text:p text:style-name="P148"><text:span text:style-name="T190">4.1 </text:span><text:span text:style-name="T166">Modify the </text:span><text:span text:style-name="T66">dealaction_subs.c</text:span><text:span text:style-name="T166"> file to contain the code to run when a CSVRPT type of action is found. Essentially modify the case statement in the </text:span><text:span text:style-name="T14">action() </text:span><text:span text:style-name="T166">function. Also add to the case statements in the </text:span><text:span text:style-name="T14">setup_action() </text:span><text:span text:style-name="T166">and </text:span><text:span text:style-name="T14">cleanup_action</text:span><text:span text:style-name="T15">()</text:span><text:span text:style-name="T166"> functions.</text:span></text:p>
      <text:p text:style-name="P143"><text:s/><text:span text:style-name="T190">4.2 </text:span>Add code to the dealaction_subs.c file to format the deal for printout; </text:p>
      <text:p text:style-name="P143"><text:span text:style-name="T190">5</text:span><text:span text:style-name="T167">. A</text:span>dd code <text:span text:style-name="T167">to </text:span><text:span text:style-name="T67">dealdds_subs.c</text:span><text:span text:style-name="T167"> </text:span>to call the double dummy solver routines, and to change the mode of the double dummy solver, if required.</text:p>
      <text:p text:style-name="P142"><text:span text:style-name="T190">6</text:span>. Add code to the <text:span text:style-name="T48">mainsubs.c </text:span>file, and the <text:span text:style-name="T48">dealerv2.c</text:span> file to process the new command line switch that gives the filename and write mode of the CSV report file. </text:p>
      <text:p text:style-name="P144"><text:span text:style-name="T190">7</text:span>. Write new page in users guide.</text:p>
      <text:p text:style-name="P144"><text:span text:style-name="T190">8</text:span>. Conduct regression tests to ensure I did not break anything. </text:p>
      <text:p text:style-name="P147">9. Since csvrpt did not require any new evaluation or decision making, no mods to <text:span text:style-name="T48">dealeval_subs.c</text:span> were needed.</text:p>
      <text:p text:style-name="P144"/>
      <text:p text:style-name="P145"><text:a xlink:type="simple" xlink:href="#1.Dealer Maintenance Notes                                           by JGM|outline" text:style-name="Internet_20_link" text:visited-style-name="Visited_20_Internet_20_Link">Top</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80765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date style:data-style-name="N36" text:date-value="2022-02-23T16:12:15.454943706">2022-02-23</text:date><text:span text:style-name="MT1"><text:tab/><text:tab/>Page: </text:span><text:span text:style-name="MT1"><text:page-number text:select-page="current">1</text:page-number></text:span><text:span text:style-name="MT1"><text:s/>of </text:span><text:span text:style-name="MT1"><text:page-count>26</text:page-count></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2-23T16:11:16.527045217</dc:date>
    <meta:editing-duration>P15DT22H7M55S</meta:editing-duration>
    <meta:editing-cycles>70</meta:editing-cycles>
    <meta:generator>LibreOffice/6.4.7.2$Linux_X86_64 LibreOffice_project/40$Build-2</meta:generator>
    <meta:print-date>2022-01-24T22:52:20.003438555</meta:print-date>
    <meta:document-statistic meta:table-count="0" meta:image-count="0" meta:object-count="0" meta:page-count="26" meta:paragraph-count="563" meta:word-count="11033" meta:character-count="63813" meta:non-whitespace-character-count="52546"/>
  </office:meta>
</office:document-meta>
</file>